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652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4.95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8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UBARE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_GAP</text:p>
          </table:table-cell>
          <table:table-cell office:value-type="string" calcext:value-type="string">
            <text:p>FINAL_TIME</text:p>
          </table:table-cell>
          <table:table-cell office:value-type="string" calcext:value-type="string">
            <text:p>BESTBOUND</text:p>
          </table:table-cell>
          <table:table-cell office:value-type="string" calcext:value-type="string">
            <text:p>Gap Modif</text:p>
          </table:table-cell>
          <table:table-cell office:value-type="string" calcext:value-type="string">
            <text:p>BESTBOUND</text:p>
          </table:table-cell>
          <table:table-cell office:value-type="string" calcext:value-type="string">
            <text:p>Gap Modi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float" office:value="66533868.7510978" calcext:value-type="float">
            <text:p>66533868,7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32226712396707" calcext:value-type="percentage">
            <text:p>23,22 %</text:p>
          </table:table-cell>
          <table:table-cell office:value-type="float" office:value="3600" calcext:value-type="float">
            <text:p>3600</text:p>
          </table:table-cell>
          <table:table-cell table:formula="of:=[.E2]-[.G2]*(0.0000000001+[.E2])" office:value-type="float" office:value="51082927.1479964" calcext:value-type="float">
            <text:p>51082927,14799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float" office:value="59292457.8506364" calcext:value-type="float">
            <text:p>59292457,8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46552227574541" calcext:value-type="percentage">
            <text:p>24,66 %</text:p>
          </table:table-cell>
          <table:table-cell office:value-type="float" office:value="3600" calcext:value-type="float">
            <text:p>3600</text:p>
          </table:table-cell>
          <table:table-cell table:formula="of:=[.E3]-[.G3]*(0.0000000001+[.E3])" office:value-type="float" office:value="44673770.2891924" calcext:value-type="float">
            <text:p>44673770,28919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3" calcext:value-type="float">
            <text:p>33</text:p>
          </table:table-cell>
          <table:table-cell office:value-type="float" office:value="55348244.5872097" calcext:value-type="float">
            <text:p>55348244,5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18831504701327" calcext:value-type="percentage">
            <text:p>21,88 %</text:p>
          </table:table-cell>
          <table:table-cell office:value-type="float" office:value="3600" calcext:value-type="float">
            <text:p>3600</text:p>
          </table:table-cell>
          <table:table-cell table:formula="of:=[.E4]-[.G4]*(0.0000000001+[.E4])" office:value-type="float" office:value="43236304.9416135" calcext:value-type="float">
            <text:p>43236304,94161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7" calcext:value-type="float">
            <text:p>37</text:p>
          </table:table-cell>
          <table:table-cell office:value-type="float" office:value="46913712.3006579" calcext:value-type="float">
            <text:p>46913712,3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96640844443115" calcext:value-type="percentage">
            <text:p>19,66 %</text:p>
          </table:table-cell>
          <table:table-cell office:value-type="float" office:value="3600" calcext:value-type="float">
            <text:p>3600</text:p>
          </table:table-cell>
          <table:table-cell table:formula="of:=[.E5]-[.G5]*(0.0000000001+[.E5])" office:value-type="float" office:value="37688560.2978952" calcext:value-type="float">
            <text:p>37688560,29789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1" calcext:value-type="float">
            <text:p>41</text:p>
          </table:table-cell>
          <table:table-cell office:value-type="float" office:value="45320308.3088583" calcext:value-type="float">
            <text:p>45320308,3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66920974884965" calcext:value-type="percentage">
            <text:p>16,69 %</text:p>
          </table:table-cell>
          <table:table-cell office:value-type="float" office:value="3600" calcext:value-type="float">
            <text:p>3600</text:p>
          </table:table-cell>
          <table:table-cell table:formula="of:=[.E6]-[.G6]*(0.0000000001+[.E6])" office:value-type="float" office:value="37755398.2638565" calcext:value-type="float">
            <text:p>37755398,26385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4" calcext:value-type="float">
            <text:p>44</text:p>
          </table:table-cell>
          <table:table-cell office:value-type="float" office:value="44294537.8402088" calcext:value-type="float">
            <text:p>44294537,8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88543505851192" calcext:value-type="percentage">
            <text:p>18,85 %</text:p>
          </table:table-cell>
          <table:table-cell office:value-type="float" office:value="3600" calcext:value-type="float">
            <text:p>3600</text:p>
          </table:table-cell>
          <table:table-cell table:formula="of:=[.E7]-[.G7]*(0.0000000001+[.E7])" office:value-type="float" office:value="35943090.3857575" calcext:value-type="float">
            <text:p>35943090,38575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8" calcext:value-type="float">
            <text:p>48</text:p>
          </table:table-cell>
          <table:table-cell office:value-type="float" office:value="46148602.1309926" calcext:value-type="float">
            <text:p>46148602,13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330869692630845" calcext:value-type="percentage">
            <text:p>33,09 %</text:p>
          </table:table-cell>
          <table:table-cell office:value-type="float" office:value="3600" calcext:value-type="float">
            <text:p>3600</text:p>
          </table:table-cell>
          <table:table-cell table:formula="of:=[.E8]-[.G8]*(0.0000000001+[.E8])" office:value-type="float" office:value="30879428.3285679" calcext:value-type="float">
            <text:p>30879428,32856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90872847.754048109054565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225523896421494</text:p>
          </table:table-cell>
          <table:table-cell table:style-name="Default" office:value-type="string" calcext:value-type="string">
            <text:p>3601.44107198715210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73200561.28666806221008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251925015615006</text:p>
          </table:table-cell>
          <table:table-cell table:style-name="Default" office:value-type="string" calcext:value-type="string">
            <text:p>3601.18297815322876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120254635.78927047550678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567436694803877</text:p>
          </table:table-cell>
          <table:table-cell table:style-name="Default" office:value-type="string" calcext:value-type="string">
            <text:p>3602.85302186012268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57025644.737917967140675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243212242620395</text:p>
          </table:table-cell>
          <table:table-cell table:style-name="Default" office:value-type="string" calcext:value-type="string">
            <text:p>3601.35241079330444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52671968.409922286868095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219331114675079</text:p>
          </table:table-cell>
          <table:table-cell table:style-name="Default" office:value-type="string" calcext:value-type="string">
            <text:p>3601.18774199485778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54909348.632214933633804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284076974054155</text:p>
          </table:table-cell>
          <table:table-cell table:style-name="Default" office:value-type="string" calcext:value-type="string">
            <text:p>3604.53779506683349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43008109.23418518155813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42774088333447</text:p>
          </table:table-cell>
          <table:table-cell table:style-name="Default" office:value-type="string" calcext:value-type="string">
            <text:p>3601.23791909217834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79072992.075526088476181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22042660764062</text:p>
          </table:table-cell>
          <table:table-cell table:style-name="Default" office:value-type="string" calcext:value-type="string">
            <text:p>3601.21873307228088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76137602.88412196934223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94895066557403</text:p>
          </table:table-cell>
          <table:table-cell table:style-name="Default" office:value-type="string" calcext:value-type="string">
            <text:p>3601.11622691154480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72328944.241488665342331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75985697111261</text:p>
          </table:table-cell>
          <table:table-cell table:style-name="Default" office:value-type="string" calcext:value-type="string">
            <text:p>3601.14553499221801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73307045.115932732820511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80259659883470</text:p>
          </table:table-cell>
          <table:table-cell table:style-name="Default" office:value-type="string" calcext:value-type="string">
            <text:p>3602.21261692047119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72297591.245535537600517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72099123162733</text:p>
          </table:table-cell>
          <table:table-cell table:style-name="Default" office:value-type="string" calcext:value-type="string">
            <text:p>3605.14765906333923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67874526.020077019929886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13765820059975</text:p>
          </table:table-cell>
          <table:table-cell table:style-name="Default" office:value-type="string" calcext:value-type="string">
            <text:p>3604.14427709579467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67361707.421666622161865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10410614307792</text:p>
          </table:table-cell>
          <table:table-cell table:style-name="Default" office:value-type="string" calcext:value-type="string">
            <text:p>3601.28895092010498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70628252.25623099505901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76537754185210</text:p>
          </table:table-cell>
          <table:table-cell table:style-name="Default" office:value-type="string" calcext:value-type="string">
            <text:p>3601.35803508758544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64543032.176587544381618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204289828656253</text:p>
          </table:table-cell>
          <table:table-cell table:style-name="Default" office:value-type="string" calcext:value-type="string">
            <text:p>3603.48892998695373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62562551.420405775308609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217218693083518</text:p>
          </table:table-cell>
          <table:table-cell table:style-name="Default" office:value-type="string" calcext:value-type="string">
            <text:p>3601.11339187622070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55386700.254916831851006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24719355658125</text:p>
          </table:table-cell>
          <table:table-cell table:style-name="Default" office:value-type="string" calcext:value-type="string">
            <text:p>3601.18886184692382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51494510.844355657696724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15028907514739</text:p>
          </table:table-cell>
          <table:table-cell table:style-name="Default" office:value-type="string" calcext:value-type="string">
            <text:p>3601.16515207290649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49132229.95469409972429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06236166119521</text:p>
          </table:table-cell>
          <table:table-cell table:style-name="Default" office:value-type="string" calcext:value-type="string">
            <text:p>3601.66330790519714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48649511.155459463596344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10842277563635</text:p>
          </table:table-cell>
          <table:table-cell table:style-name="Default" office:value-type="string" calcext:value-type="string">
            <text:p>3602.51962113380432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65450203.845621928572655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93242436052033</text:p>
          </table:table-cell>
          <table:table-cell table:style-name="Default" office:value-type="string" calcext:value-type="string">
            <text:p>3613.61091303825378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61044754.467104777693748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79522116739498</text:p>
          </table:table-cell>
          <table:table-cell table:style-name="Default" office:value-type="string" calcext:value-type="string">
            <text:p>3601.29215884208679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56850269.169586829841137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88000882920350</text:p>
          </table:table-cell>
          <table:table-cell table:style-name="Default" office:value-type="string" calcext:value-type="string">
            <text:p>3601.11621809005737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51255778.130158960819244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277292846316403</text:p>
          </table:table-cell>
          <table:table-cell table:style-name="Default" office:value-type="string" calcext:value-type="string">
            <text:p>3602.30768704414367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44791609.688189581036568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03430621334255</text:p>
          </table:table-cell>
          <table:table-cell table:style-name="Default" office:value-type="string" calcext:value-type="string">
            <text:p>3601.01100492477417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44383481.090388432145119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28481068640277</text:p>
          </table:table-cell>
          <table:table-cell table:style-name="Default" office:value-type="string" calcext:value-type="string">
            <text:p>3601.57583308219909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43319693.178185090422630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42444132241128</text:p>
          </table:table-cell>
          <table:table-cell table:style-name="Default" office:value-type="string" calcext:value-type="string">
            <text:p>3601.29872798919677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42" calcext:value-type="float">
            <text:p>42</text:p>
          </table:table-cell>
          <table:table-cell office:value-type="float" office:value="48386235.0076389" calcext:value-type="float">
            <text:p>48386235,0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03447236042855" calcext:value-type="percentage">
            <text:p>20,34 %</text:p>
          </table:table-cell>
          <table:table-cell office:value-type="float" office:value="3600" calcext:value-type="float">
            <text:p>3600</text:p>
          </table:table-cell>
          <table:table-cell table:formula="of:=[.E37]-[.G37]*(0.0000000001+[.E37])" office:value-type="float" office:value="38542189.2328147" calcext:value-type="float">
            <text:p>38542189,23281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48" calcext:value-type="float">
            <text:p>48</text:p>
          </table:table-cell>
          <table:table-cell office:value-type="float" office:value="42236734.9036984" calcext:value-type="float">
            <text:p>42236734,9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5910663850531" calcext:value-type="percentage">
            <text:p>15,91 %</text:p>
          </table:table-cell>
          <table:table-cell office:value-type="float" office:value="3600" calcext:value-type="float">
            <text:p>3600</text:p>
          </table:table-cell>
          <table:table-cell table:formula="of:=[.E38]-[.G38]*(0.0000000001+[.E38])" office:value-type="float" office:value="35516589.991731" calcext:value-type="float">
            <text:p>35516589,9917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54" calcext:value-type="float">
            <text:p>54</text:p>
          </table:table-cell>
          <table:table-cell office:value-type="float" office:value="39101221.8521855" calcext:value-type="float">
            <text:p>39101221,8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88945394706493" calcext:value-type="percentage">
            <text:p>8,89 %</text:p>
          </table:table-cell>
          <table:table-cell office:value-type="float" office:value="3600" calcext:value-type="float">
            <text:p>3600</text:p>
          </table:table-cell>
          <table:table-cell table:formula="of:=[.E39]-[.G39]*(0.0000000001+[.E39])" office:value-type="float" office:value="35623348.2410367" calcext:value-type="float">
            <text:p>35623348,24103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office:value-type="float" office:value="36043370.8653879" calcext:value-type="float">
            <text:p>36043370,8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0146157789543" calcext:value-type="percentage">
            <text:p>6,01 %</text:p>
          </table:table-cell>
          <table:table-cell office:value-type="float" office:value="3600" calcext:value-type="float">
            <text:p>3600</text:p>
          </table:table-cell>
          <table:table-cell table:formula="of:=[.E40]-[.G40]*(0.0000000001+[.E40])" office:value-type="float" office:value="33875500.5940513" calcext:value-type="float">
            <text:p>33875500,59405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66" calcext:value-type="float">
            <text:p>66</text:p>
          </table:table-cell>
          <table:table-cell office:value-type="float" office:value="35230513.7711819" calcext:value-type="float">
            <text:p>35230513,7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97582269502708" calcext:value-type="percentage">
            <text:p>9,76 %</text:p>
          </table:table-cell>
          <table:table-cell office:value-type="float" office:value="3600" calcext:value-type="float">
            <text:p>3600</text:p>
          </table:table-cell>
          <table:table-cell table:formula="of:=[.E41]-[.G41]*(0.0000000001+[.E41])" office:value-type="float" office:value="31792640.2816436" calcext:value-type="float">
            <text:p>31792640,28164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72" calcext:value-type="float">
            <text:p>72</text:p>
          </table:table-cell>
          <table:table-cell office:value-type="float" office:value="36483243.6844486" calcext:value-type="float">
            <text:p>36483243,68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93009729326185" calcext:value-type="percentage">
            <text:p>19,30 %</text:p>
          </table:table-cell>
          <table:table-cell office:value-type="float" office:value="3600" calcext:value-type="float">
            <text:p>3600</text:p>
          </table:table-cell>
          <table:table-cell table:formula="of:=[.E42]-[.G42]*(0.0000000001+[.E42])" office:value-type="float" office:value="29441622.6959719" calcext:value-type="float">
            <text:p>29441622,69597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78" calcext:value-type="float">
            <text:p>78</text:p>
          </table:table-cell>
          <table:table-cell office:value-type="float" office:value="31235735.3944446" calcext:value-type="float">
            <text:p>31235735,3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88845611941457" calcext:value-type="percentage">
            <text:p>8,88 %</text:p>
          </table:table-cell>
          <table:table-cell office:value-type="float" office:value="3600" calcext:value-type="float">
            <text:p>3600</text:p>
          </table:table-cell>
          <table:table-cell table:formula="of:=[.E43]-[.G43]*(0.0000000001+[.E43])" office:value-type="float" office:value="28460577.3688837" calcext:value-type="float">
            <text:p>28460577,3688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47733901.77023848891258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57850649462534</text:p>
          </table:table-cell>
          <table:table-cell table:style-name="Default" office:value-type="string" calcext:value-type="string">
            <text:p>3601.38266491889953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42390625.89201186597347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83505075599695</text:p>
          </table:table-cell>
          <table:table-cell table:style-name="Default" office:value-type="string" calcext:value-type="string">
            <text:p>3601.13703799247741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40905806.827045843005180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17707044964352</text:p>
          </table:table-cell>
          <table:table-cell table:style-name="Default" office:value-type="string" calcext:value-type="string">
            <text:p>3601.16799807548522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38456922.146289147436619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27310787145566</text:p>
          </table:table-cell>
          <table:table-cell table:style-name="Default" office:value-type="string" calcext:value-type="string">
            <text:p>3601.30554509162902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35768789.087595030665398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05909725735370</text:p>
          </table:table-cell>
          <table:table-cell table:style-name="Default" office:value-type="string" calcext:value-type="string">
            <text:p>3603.43607807159423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37531832.392021507024765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202006017205427</text:p>
          </table:table-cell>
          <table:table-cell table:style-name="Default" office:value-type="string" calcext:value-type="string">
            <text:p>3601.36114406585693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33983482.55019365251064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53789908006292</text:p>
          </table:table-cell>
          <table:table-cell table:style-name="Default" office:value-type="string" calcext:value-type="string">
            <text:p>3601.01186299324035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72347311.219765648245811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26283687825361</text:p>
          </table:table-cell>
          <table:table-cell table:style-name="Default" office:value-type="string" calcext:value-type="string">
            <text:p>3601.08095002174377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70835374.641422078013420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14119902109152</text:p>
          </table:table-cell>
          <table:table-cell table:style-name="Default" office:value-type="string" calcext:value-type="string">
            <text:p>3607.46246314048767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55499480.158672131597996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10160352953301</text:p>
          </table:table-cell>
          <table:table-cell table:style-name="Default" office:value-type="string" calcext:value-type="string">
            <text:p>3636.49897193908691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44077715.05913285911083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30835090556180</text:p>
          </table:table-cell>
          <table:table-cell table:style-name="Default" office:value-type="string" calcext:value-type="string">
            <text:p>3601.19601297378540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38429517.66660991311073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31311890081769</text:p>
          </table:table-cell>
          <table:table-cell table:style-name="Default" office:value-type="string" calcext:value-type="string">
            <text:p>3601.35237812995910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34205315.42807064950466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3799652739878</text:p>
          </table:table-cell>
          <table:table-cell table:style-name="Default" office:value-type="string" calcext:value-type="string">
            <text:p>3631.71569299697876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31732431.667976744472980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2256106545170</text:p>
          </table:table-cell>
          <table:table-cell table:style-name="Default" office:value-type="string" calcext:value-type="string">
            <text:p>3611.80788803100585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51442929.13605200499296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72193909871776</text:p>
          </table:table-cell>
          <table:table-cell table:style-name="Default" office:value-type="string" calcext:value-type="string">
            <text:p>3601.13588714599609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50414823.14327475428581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16123267471649</text:p>
          </table:table-cell>
          <table:table-cell table:style-name="Default" office:value-type="string" calcext:value-type="string">
            <text:p>3601.27474999427795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46457168.58593028783798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87800375292553</text:p>
          </table:table-cell>
          <table:table-cell table:style-name="Default" office:value-type="string" calcext:value-type="string">
            <text:p>3601.19991087913513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42999332.579164706170559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54116101290972</text:p>
          </table:table-cell>
          <table:table-cell table:style-name="Default" office:value-type="string" calcext:value-type="string">
            <text:p>3602.22594499588012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42040308.946870714426041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65583863679555</text:p>
          </table:table-cell>
          <table:table-cell table:style-name="Default" office:value-type="string" calcext:value-type="string">
            <text:p>3612.47614693641662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40820846.449727080762386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69501576110611</text:p>
          </table:table-cell>
          <table:table-cell table:style-name="Default" office:value-type="string" calcext:value-type="string">
            <text:p>3601.50584006309509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38189335.500523664057255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27626598370333</text:p>
          </table:table-cell>
          <table:table-cell table:style-name="Default" office:value-type="string" calcext:value-type="string">
            <text:p>3601.28521704673767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47040227.225480929017067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06364991593541</text:p>
          </table:table-cell>
          <table:table-cell table:style-name="Default" office:value-type="string" calcext:value-type="string">
            <text:p>3601.15430092811584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39744330.08205337822437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00802194213412</text:p>
          </table:table-cell>
          <table:table-cell table:style-name="Default" office:value-type="string" calcext:value-type="string">
            <text:p>3601.33688187599182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36279722.317384287714958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62438756238487</text:p>
          </table:table-cell>
          <table:table-cell table:style-name="Default" office:value-type="string" calcext:value-type="string">
            <text:p>3600.85027384757995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44352042.78774186223745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31963177970091</text:p>
          </table:table-cell>
          <table:table-cell table:style-name="Default" office:value-type="string" calcext:value-type="string">
            <text:p>3614.82640600204467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34089234.064287200570107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53645536450143</text:p>
          </table:table-cell>
          <table:table-cell table:style-name="Default" office:value-type="string" calcext:value-type="string">
            <text:p>3601.26970601081848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31249590.320022925734520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15987432866545</text:p>
          </table:table-cell>
          <table:table-cell table:style-name="Default" office:value-type="string" calcext:value-type="string">
            <text:p>3601.38828706741333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31070118.77710200846195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60915092071062</text:p>
          </table:table-cell>
          <table:table-cell table:style-name="Default" office:value-type="string" calcext:value-type="string">
            <text:p>3601.73193883895874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246" calcext:value-type="float">
            <text:p>246</text:p>
          </table:table-cell>
          <table:table-cell office:value-type="float" office:value="30680243.3094612" calcext:value-type="float">
            <text:p>30680243,31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0655834763" calcext:value-type="percentage">
            <text:p>0,01 %</text:p>
          </table:table-cell>
          <table:table-cell office:value-type="float" office:value="1484.89071893692" calcext:value-type="float">
            <text:p>1484,89071893692</text:p>
          </table:table-cell>
          <table:table-cell table:formula="of:=[.E72]-[.G72]*(0.0000000001+[.E72])" office:value-type="float" office:value="30678075.5712594" calcext:value-type="float">
            <text:p>30678075,5712594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9277741.8435763" calcext:value-type="float">
            <text:p>29277741,8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466108901" calcext:value-type="percentage">
            <text:p>0,01 %</text:p>
          </table:table-cell>
          <table:table-cell office:value-type="float" office:value="1970.23224306107" calcext:value-type="float">
            <text:p>1970,23224306107</text:p>
          </table:table-cell>
          <table:table-cell table:formula="of:=[.E73]-[.G73]*(0.0000000001+[.E73])" office:value-type="float" office:value="29274829.7005177" calcext:value-type="float">
            <text:p>29274829,7005177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16" calcext:value-type="float">
            <text:p>316</text:p>
          </table:table-cell>
          <table:table-cell office:value-type="float" office:value="28171352.4040528" calcext:value-type="float">
            <text:p>28171352,4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156294097" calcext:value-type="percentage">
            <text:p>0,01 %</text:p>
          </table:table-cell>
          <table:table-cell office:value-type="float" office:value="2047.74918794632" calcext:value-type="float">
            <text:p>2047,74918794632</text:p>
          </table:table-cell>
          <table:table-cell table:formula="of:=[.E74]+[.G74]*(0.0000000001+[.E74])" office:value-type="float" office:value="28174145.7709569" calcext:value-type="float">
            <text:p>28174145,7709569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52" calcext:value-type="float">
            <text:p>352</text:p>
          </table:table-cell>
          <table:table-cell office:value-type="float" office:value="27245758.6943596" calcext:value-type="float">
            <text:p>27245758,69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8825752633" calcext:value-type="percentage">
            <text:p>0,01 %</text:p>
          </table:table-cell>
          <table:table-cell office:value-type="float" office:value="1554.64046311379" calcext:value-type="float">
            <text:p>1554,64046311379</text:p>
          </table:table-cell>
          <table:table-cell table:formula="of:=[.E75]-[.G75]*(0.0000000001+[.E75])" office:value-type="float" office:value="27243611.0269245" calcext:value-type="float">
            <text:p>27243611,0269245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87" calcext:value-type="float">
            <text:p>387</text:p>
          </table:table-cell>
          <table:table-cell office:value-type="float" office:value="26537297.9696326" calcext:value-type="float">
            <text:p>26537297,9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280530147" calcext:value-type="percentage">
            <text:p>0,01 %</text:p>
          </table:table-cell>
          <table:table-cell office:value-type="float" office:value="581.536083936691" calcext:value-type="float">
            <text:p>581,536083936691</text:p>
          </table:table-cell>
          <table:table-cell table:formula="of:=[.E76]-[.G76]*(0.0000000001+[.E76])" office:value-type="float" office:value="26534663.3326215" calcext:value-type="float">
            <text:p>26534663,3326215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float" office:value="25975817.6971537" calcext:value-type="float">
            <text:p>25975817,7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5654528719" calcext:value-type="percentage">
            <text:p>0,01 %</text:p>
          </table:table-cell>
          <table:table-cell office:value-type="float" office:value="495.526785135269" calcext:value-type="float">
            <text:p>495,526785135269</text:p>
          </table:table-cell>
          <table:table-cell table:formula="of:=[.E77]-[.G77]*(0.0000000001+[.E77])" office:value-type="float" office:value="25974348.887082" calcext:value-type="float">
            <text:p>25974348,887082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457" calcext:value-type="float">
            <text:p>457</text:p>
          </table:table-cell>
          <table:table-cell office:value-type="float" office:value="25517497.0667966" calcext:value-type="float">
            <text:p>25517497,0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8955860636" calcext:value-type="percentage">
            <text:p>0,01 %</text:p>
          </table:table-cell>
          <table:table-cell office:value-type="float" office:value="422.990631103516" calcext:value-type="float">
            <text:p>422,990631103516</text:p>
          </table:table-cell>
          <table:table-cell table:formula="of:=[.E78]-[.G78]*(0.0000000001+[.E78])" office:value-type="float" office:value="25514971.9609131" calcext:value-type="float">
            <text:p>25514971,9609131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246" calcext:value-type="float">
            <text:p>246</text:p>
          </table:table-cell>
          <table:table-cell table:style-name="Default" office:value-type="string" calcext:value-type="string">
            <text:p>30679244.373757258057594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7983148843</text:p>
          </table:table-cell>
          <table:table-cell table:style-name="Default" office:value-type="string" calcext:value-type="string">
            <text:p>1077.72169089317321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281" calcext:value-type="float">
            <text:p>281</text:p>
          </table:table-cell>
          <table:table-cell table:style-name="Default" office:value-type="string" calcext:value-type="string">
            <text:p>29277588.002999536693096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668593363</text:p>
          </table:table-cell>
          <table:table-cell table:style-name="Default" office:value-type="string" calcext:value-type="string">
            <text:p>2736.38690400123596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28171352.40405245125293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992094121</text:p>
          </table:table-cell>
          <table:table-cell table:style-name="Default" office:value-type="string" calcext:value-type="string">
            <text:p>2487.16082406044006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352" calcext:value-type="float">
            <text:p>352</text:p>
          </table:table-cell>
          <table:table-cell table:style-name="Default" office:value-type="string" calcext:value-type="string">
            <text:p>27245686.038851082324982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6298839593</text:p>
          </table:table-cell>
          <table:table-cell table:style-name="Default" office:value-type="string" calcext:value-type="string">
            <text:p>1325.25000500679016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26538695.356439065188169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3002405782</text:p>
          </table:table-cell>
          <table:table-cell table:style-name="Default" office:value-type="string" calcext:value-type="string">
            <text:p>765.05048203468322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422" calcext:value-type="float">
            <text:p>422</text:p>
          </table:table-cell>
          <table:table-cell table:style-name="Default" office:value-type="string" calcext:value-type="string">
            <text:p>25975686.486281596124172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359868755</text:p>
          </table:table-cell>
          <table:table-cell table:style-name="Default" office:value-type="string" calcext:value-type="string">
            <text:p>764.92959713935852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457" calcext:value-type="float">
            <text:p>457</text:p>
          </table:table-cell>
          <table:table-cell table:style-name="Default" office:value-type="string" calcext:value-type="string">
            <text:p>25517548.193853802978992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75034481031</text:p>
          </table:table-cell>
          <table:table-cell table:style-name="Default" office:value-type="string" calcext:value-type="string">
            <text:p>204.61390089988708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246" calcext:value-type="float">
            <text:p>246</text:p>
          </table:table-cell>
          <table:table-cell table:style-name="Default" office:value-type="string" calcext:value-type="string">
            <text:p>42095922.863117933273315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722399353</text:p>
          </table:table-cell>
          <table:table-cell table:style-name="Default" office:value-type="string" calcext:value-type="string">
            <text:p>661.45284485816955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281" calcext:value-type="float">
            <text:p>281</text:p>
          </table:table-cell>
          <table:table-cell table:style-name="Default" office:value-type="string" calcext:value-type="string">
            <text:p>37610631.173108115792274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81671625396</text:p>
          </table:table-cell>
          <table:table-cell table:style-name="Default" office:value-type="string" calcext:value-type="string">
            <text:p>1032.99361491203308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31673764.69754667207598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911356868</text:p>
          </table:table-cell>
          <table:table-cell table:style-name="Default" office:value-type="string" calcext:value-type="string">
            <text:p>2763.26081800460815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352" calcext:value-type="float">
            <text:p>352</text:p>
          </table:table-cell>
          <table:table-cell table:style-name="Default" office:value-type="string" calcext:value-type="string">
            <text:p>27245399.85550390556454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330632070</text:p>
          </table:table-cell>
          <table:table-cell table:style-name="Default" office:value-type="string" calcext:value-type="string">
            <text:p>981.10866308212280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26537486.464497786015272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140720569</text:p>
          </table:table-cell>
          <table:table-cell table:style-name="Default" office:value-type="string" calcext:value-type="string">
            <text:p>590.20831084251403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422" calcext:value-type="float">
            <text:p>422</text:p>
          </table:table-cell>
          <table:table-cell table:style-name="Default" office:value-type="string" calcext:value-type="string">
            <text:p>25976025.23093119263649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862400715</text:p>
          </table:table-cell>
          <table:table-cell table:style-name="Default" office:value-type="string" calcext:value-type="string">
            <text:p>992.85721206665039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457" calcext:value-type="float">
            <text:p>457</text:p>
          </table:table-cell>
          <table:table-cell table:style-name="Default" office:value-type="string" calcext:value-type="string">
            <text:p>25517327.121198888868093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49008058677</text:p>
          </table:table-cell>
          <table:table-cell table:style-name="Default" office:value-type="string" calcext:value-type="string">
            <text:p>296.78474402427673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exact</text:p>
          </table:table-cell>
          <table:table-cell table:style-name="ce3" office:value-type="string" calcext:value-type="string">
            <text:p>lycee</text:p>
          </table:table-cell>
          <table:table-cell table:style-name="ce3" office:value-type="string" calcext:value-type="string">
            <text:p>kmeans_canton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281" calcext:value-type="float">
            <text:p>281</text:p>
          </table:table-cell>
          <table:table-cell table:style-name="Default" office:value-type="string" calcext:value-type="string">
            <text:p>31506624.704890049993992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12313858336</text:p>
          </table:table-cell>
          <table:table-cell table:style-name="Default" office:value-type="string" calcext:value-type="string">
            <text:p>462.46740913391113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29521705.092193864285946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0737156301</text:p>
          </table:table-cell>
          <table:table-cell table:style-name="Default" office:value-type="string" calcext:value-type="string">
            <text:p>179.15622901916503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352" calcext:value-type="float">
            <text:p>352</text:p>
          </table:table-cell>
          <table:table-cell table:style-name="Default" office:value-type="string" calcext:value-type="string">
            <text:p>28091397.449455663561821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292968178</text:p>
          </table:table-cell>
          <table:table-cell table:style-name="Default" office:value-type="string" calcext:value-type="string">
            <text:p>888.52681899070739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27076337.366889052093029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848461135</text:p>
          </table:table-cell>
          <table:table-cell table:style-name="Default" office:value-type="string" calcext:value-type="string">
            <text:p>1690.22840213775634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422" calcext:value-type="float">
            <text:p>422</text:p>
          </table:table-cell>
          <table:table-cell table:style-name="Default" office:value-type="string" calcext:value-type="string">
            <text:p>26295644.96174878627061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6102753620</text:p>
          </table:table-cell>
          <table:table-cell table:style-name="Default" office:value-type="string" calcext:value-type="string">
            <text:p>412.42201399803161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457" calcext:value-type="float">
            <text:p>457</text:p>
          </table:table-cell>
          <table:table-cell table:style-name="Default" office:value-type="string" calcext:value-type="string">
            <text:p>25714079.725542191416025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6725848509</text:p>
          </table:table-cell>
          <table:table-cell table:style-name="Default" office:value-type="string" calcext:value-type="string">
            <text:p>258.08437800407409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246" calcext:value-type="float">
            <text:p>246</text:p>
          </table:table-cell>
          <table:table-cell table:style-name="Default" office:value-type="string" calcext:value-type="string">
            <text:p>42095922.863117933273315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722399353</text:p>
          </table:table-cell>
          <table:table-cell table:style-name="Default" office:value-type="string" calcext:value-type="string">
            <text:p>661.45284485816955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281" calcext:value-type="float">
            <text:p>281</text:p>
          </table:table-cell>
          <table:table-cell table:style-name="Default" office:value-type="string" calcext:value-type="string">
            <text:p>37610631.173108115792274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81671625396</text:p>
          </table:table-cell>
          <table:table-cell table:style-name="Default" office:value-type="string" calcext:value-type="string">
            <text:p>1032.99361491203308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31673764.69754667207598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911356868</text:p>
          </table:table-cell>
          <table:table-cell table:style-name="Default" office:value-type="string" calcext:value-type="string">
            <text:p>2763.26081800460815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352" calcext:value-type="float">
            <text:p>352</text:p>
          </table:table-cell>
          <table:table-cell table:style-name="Default" office:value-type="string" calcext:value-type="string">
            <text:p>27245399.85550390556454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330632070</text:p>
          </table:table-cell>
          <table:table-cell table:style-name="Default" office:value-type="string" calcext:value-type="string">
            <text:p>981.10866308212280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26537486.464497786015272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140720569</text:p>
          </table:table-cell>
          <table:table-cell table:style-name="Default" office:value-type="string" calcext:value-type="string">
            <text:p>590.20831084251403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422" calcext:value-type="float">
            <text:p>422</text:p>
          </table:table-cell>
          <table:table-cell table:style-name="Default" office:value-type="string" calcext:value-type="string">
            <text:p>25976025.23093119263649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862400715</text:p>
          </table:table-cell>
          <table:table-cell table:style-name="Default" office:value-type="string" calcext:value-type="string">
            <text:p>992.85721206665039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457" calcext:value-type="float">
            <text:p>457</text:p>
          </table:table-cell>
          <table:table-cell table:style-name="Default" office:value-type="string" calcext:value-type="string">
            <text:p>25517327.121198888868093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49008058677</text:p>
          </table:table-cell>
          <table:table-cell table:style-name="Default" office:value-type="string" calcext:value-type="string">
            <text:p>296.78474402427673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476" calcext:value-type="float">
            <text:p>476</text:p>
          </table:table-cell>
          <table:table-cell office:value-type="float" office:value="77581321.2778522" calcext:value-type="float">
            <text:p>77581321,2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28912060481" calcext:value-type="percentage">
            <text:p>0,00 %</text:p>
          </table:table-cell>
          <table:table-cell office:value-type="float" office:value="796.785578966141" calcext:value-type="float">
            <text:p>796,785578966141</text:p>
          </table:table-cell>
          <table:table-cell table:formula="of:=[.E107]-[.G107]*(0.0000000001+[.E107])" office:value-type="float" office:value="77579078.2419992" calcext:value-type="float">
            <text:p>77579078,2419992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544" calcext:value-type="float">
            <text:p>544</text:p>
          </table:table-cell>
          <table:table-cell office:value-type="float" office:value="76685957.5774072" calcext:value-type="float">
            <text:p>76685957,5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0675095877" calcext:value-type="percentage">
            <text:p>0,01 %</text:p>
          </table:table-cell>
          <table:table-cell office:value-type="float" office:value="376.059423923492" calcext:value-type="float">
            <text:p>376,059423923492</text:p>
          </table:table-cell>
          <table:table-cell table:formula="of:=[.E108]-[.G108]*(0.0000000001+[.E108])" office:value-type="float" office:value="76680537.790003" calcext:value-type="float">
            <text:p>76680537,790003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612" calcext:value-type="float">
            <text:p>612</text:p>
          </table:table-cell>
          <table:table-cell office:value-type="float" office:value="76065859.8505556" calcext:value-type="float">
            <text:p>76065859,85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59123513551" calcext:value-type="percentage">
            <text:p>0,01 %</text:p>
          </table:table-cell>
          <table:table-cell office:value-type="float" office:value="355.195868968964" calcext:value-type="float">
            <text:p>355,195868968964</text:p>
          </table:table-cell>
          <table:table-cell table:formula="of:=[.E109]-[.G109]*(0.0000000001+[.E109])" office:value-type="float" office:value="76061362.56966" calcext:value-type="float">
            <text:p>76061362,56966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681" calcext:value-type="float">
            <text:p>681</text:p>
          </table:table-cell>
          <table:table-cell office:value-type="float" office:value="75663280.8816587" calcext:value-type="float">
            <text:p>75663280,8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9003257955" calcext:value-type="percentage">
            <text:p>0,01 %</text:p>
          </table:table-cell>
          <table:table-cell office:value-type="float" office:value="208.929743051529" calcext:value-type="float">
            <text:p>208,929743051529</text:p>
          </table:table-cell>
          <table:table-cell table:formula="of:=[.E110]-[.G110]*(0.0000000001+[.E110])" office:value-type="float" office:value="75656546.6031527" calcext:value-type="float">
            <text:p>75656546,6031527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749" calcext:value-type="float">
            <text:p>749</text:p>
          </table:table-cell>
          <table:table-cell office:value-type="float" office:value="75389788.5022951" calcext:value-type="float">
            <text:p>75389788,5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2727351507" calcext:value-type="percentage">
            <text:p>0,00 %</text:p>
          </table:table-cell>
          <table:table-cell office:value-type="float" office:value="198.435050010681" calcext:value-type="float">
            <text:p>198,435050010681</text:p>
          </table:table-cell>
          <table:table-cell table:formula="of:=[.E111]-[.G111]*(0.0000000001+[.E111])" office:value-type="float" office:value="75387732.3577623" calcext:value-type="float">
            <text:p>75387732,3577623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817" calcext:value-type="float">
            <text:p>817</text:p>
          </table:table-cell>
          <table:table-cell office:value-type="float" office:value="75220375.6383182" calcext:value-type="float">
            <text:p>75220375,6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18279605117" calcext:value-type="percentage">
            <text:p>0,00 %</text:p>
          </table:table-cell>
          <table:table-cell office:value-type="float" office:value="318.050889968872" calcext:value-type="float">
            <text:p>318,050889968872</text:p>
          </table:table-cell>
          <table:table-cell table:formula="of:=[.E112]-[.G112]*(0.0000000001+[.E112])" office:value-type="float" office:value="75219000.6395548" calcext:value-type="float">
            <text:p>75219000,6395548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855" calcext:value-type="float">
            <text:p>855</text:p>
          </table:table-cell>
          <table:table-cell office:value-type="float" office:value="75121571.9449422" calcext:value-type="float">
            <text:p>75121571,9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12373027525" calcext:value-type="percentage">
            <text:p>0,00 %</text:p>
          </table:table-cell>
          <table:table-cell office:value-type="float" office:value="150.786092996597" calcext:value-type="float">
            <text:p>150,786092996597</text:p>
          </table:table-cell>
          <table:table-cell table:formula="of:=[.E113]-[.G113]*(0.0000000001+[.E113])" office:value-type="float" office:value="75120642.4636648" calcext:value-type="float">
            <text:p>75120642,4636648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476" calcext:value-type="float">
            <text:p>476</text:p>
          </table:table-cell>
          <table:table-cell table:style-name="Default" office:value-type="string" calcext:value-type="string">
            <text:p>77585780.22264951467514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4174074830</text:p>
          </table:table-cell>
          <table:table-cell table:style-name="Default" office:value-type="string" calcext:value-type="string">
            <text:p>518.82364702224731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544" calcext:value-type="float">
            <text:p>544</text:p>
          </table:table-cell>
          <table:table-cell table:style-name="Default" office:value-type="string" calcext:value-type="string">
            <text:p>76685710.726723089814186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74414144456</text:p>
          </table:table-cell>
          <table:table-cell table:style-name="Default" office:value-type="string" calcext:value-type="string">
            <text:p>218.28516507148742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612" calcext:value-type="float">
            <text:p>612</text:p>
          </table:table-cell>
          <table:table-cell table:style-name="Default" office:value-type="string" calcext:value-type="string">
            <text:p>76064307.211255595088005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1726428309</text:p>
          </table:table-cell>
          <table:table-cell table:style-name="Default" office:value-type="string" calcext:value-type="string">
            <text:p>214.45683598518371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75658431.62876668572425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36877459428</text:p>
          </table:table-cell>
          <table:table-cell table:style-name="Default" office:value-type="string" calcext:value-type="string">
            <text:p>207.05060791969299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749" calcext:value-type="float">
            <text:p>749</text:p>
          </table:table-cell>
          <table:table-cell table:style-name="Default" office:value-type="string" calcext:value-type="string">
            <text:p>75389650.73115684092044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25807982642</text:p>
          </table:table-cell>
          <table:table-cell table:style-name="Default" office:value-type="string" calcext:value-type="string">
            <text:p>210.05112314224243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817" calcext:value-type="float">
            <text:p>817</text:p>
          </table:table-cell>
          <table:table-cell table:style-name="Default" office:value-type="string" calcext:value-type="string">
            <text:p>75220416.49693247675895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18680667826</text:p>
          </table:table-cell>
          <table:table-cell table:style-name="Default" office:value-type="string" calcext:value-type="string">
            <text:p>178.01905298233032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75125163.273535177111626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75675005196</text:p>
          </table:table-cell>
          <table:table-cell table:style-name="Default" office:value-type="string" calcext:value-type="string">
            <text:p>139.16813087463378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476" calcext:value-type="float">
            <text:p>476</text:p>
          </table:table-cell>
          <table:table-cell table:style-name="Default" office:value-type="string" calcext:value-type="string">
            <text:p>77585770.03412511944770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5225552086</text:p>
          </table:table-cell>
          <table:table-cell table:style-name="Default" office:value-type="string" calcext:value-type="string">
            <text:p>576.62183690071106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544" calcext:value-type="float">
            <text:p>544</text:p>
          </table:table-cell>
          <table:table-cell table:style-name="Default" office:value-type="string" calcext:value-type="string">
            <text:p>76686737.38018183410167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72402300224</text:p>
          </table:table-cell>
          <table:table-cell table:style-name="Default" office:value-type="string" calcext:value-type="string">
            <text:p>405.15034985542297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612" calcext:value-type="float">
            <text:p>612</text:p>
          </table:table-cell>
          <table:table-cell table:style-name="Default" office:value-type="string" calcext:value-type="string">
            <text:p>76068972.814493447542191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473445526</text:p>
          </table:table-cell>
          <table:table-cell table:style-name="Default" office:value-type="string" calcext:value-type="string">
            <text:p>207.51845812797546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75658407.85225921869278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24338573651</text:p>
          </table:table-cell>
          <table:table-cell table:style-name="Default" office:value-type="string" calcext:value-type="string">
            <text:p>224.37701392173767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749" calcext:value-type="float">
            <text:p>749</text:p>
          </table:table-cell>
          <table:table-cell table:style-name="Default" office:value-type="string" calcext:value-type="string">
            <text:p>75389646.14208684861660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24772203523</text:p>
          </table:table-cell>
          <table:table-cell table:style-name="Default" office:value-type="string" calcext:value-type="string">
            <text:p>211.93381309509277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817" calcext:value-type="float">
            <text:p>817</text:p>
          </table:table-cell>
          <table:table-cell table:style-name="Default" office:value-type="string" calcext:value-type="string">
            <text:p>75220399.415852010250092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18685034952</text:p>
          </table:table-cell>
          <table:table-cell table:style-name="Default" office:value-type="string" calcext:value-type="string">
            <text:p>171.48680210113525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75122386.209842041134834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24468441533</text:p>
          </table:table-cell>
          <table:table-cell table:style-name="Default" office:value-type="string" calcext:value-type="string">
            <text:p>162.45854091644287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476" calcext:value-type="float">
            <text:p>476</text:p>
          </table:table-cell>
          <table:table-cell table:style-name="Default" office:value-type="string" calcext:value-type="string">
            <text:p>77906527.533413603901863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70036712269</text:p>
          </table:table-cell>
          <table:table-cell table:style-name="Default" office:value-type="string" calcext:value-type="string">
            <text:p>561.37588906288147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544" calcext:value-type="float">
            <text:p>544</text:p>
          </table:table-cell>
          <table:table-cell table:style-name="Default" office:value-type="string" calcext:value-type="string">
            <text:p>76842171.30548232793808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78675290362</text:p>
          </table:table-cell>
          <table:table-cell table:style-name="Default" office:value-type="string" calcext:value-type="string">
            <text:p>360.59324812889099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612" calcext:value-type="float">
            <text:p>612</text:p>
          </table:table-cell>
          <table:table-cell table:style-name="Default" office:value-type="string" calcext:value-type="string">
            <text:p>76138340.771504864096642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89336645510</text:p>
          </table:table-cell>
          <table:table-cell table:style-name="Default" office:value-type="string" calcext:value-type="string">
            <text:p>220.82916998863220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75687742.72050663828849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59078916339</text:p>
          </table:table-cell>
          <table:table-cell table:style-name="Default" office:value-type="string" calcext:value-type="string">
            <text:p>207.70617389678955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749" calcext:value-type="float">
            <text:p>749</text:p>
          </table:table-cell>
          <table:table-cell table:style-name="Default" office:value-type="string" calcext:value-type="string">
            <text:p>75402819.106890469789505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23705146921</text:p>
          </table:table-cell>
          <table:table-cell table:style-name="Default" office:value-type="string" calcext:value-type="string">
            <text:p>178.46370506286621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817" calcext:value-type="float">
            <text:p>817</text:p>
          </table:table-cell>
          <table:table-cell table:style-name="Default" office:value-type="string" calcext:value-type="string">
            <text:p>75223854.036617457866669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05463770814</text:p>
          </table:table-cell>
          <table:table-cell table:style-name="Default" office:value-type="string" calcext:value-type="string">
            <text:p>175.61317777633667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75128493.212584972381592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85730196005</text:p>
          </table:table-cell>
          <table:table-cell table:style-name="Default" office:value-type="string" calcext:value-type="string">
            <text:p>136.74677491188049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476" calcext:value-type="float">
            <text:p>476</text:p>
          </table:table-cell>
          <table:table-cell table:style-name="Default" office:value-type="string" calcext:value-type="string">
            <text:p>79731768.959551870822906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878476651</text:p>
          </table:table-cell>
          <table:table-cell table:style-name="Default" office:value-type="string" calcext:value-type="string">
            <text:p>355.52780413627624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544" calcext:value-type="float">
            <text:p>544</text:p>
          </table:table-cell>
          <table:table-cell table:style-name="Default" office:value-type="string" calcext:value-type="string">
            <text:p>79084799.51384000480175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76770008760</text:p>
          </table:table-cell>
          <table:table-cell table:style-name="Default" office:value-type="string" calcext:value-type="string">
            <text:p>235.39478302001953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612" calcext:value-type="float">
            <text:p>612</text:p>
          </table:table-cell>
          <table:table-cell table:style-name="Default" office:value-type="string" calcext:value-type="string">
            <text:p>78697969.811052769422531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1829996994</text:p>
          </table:table-cell>
          <table:table-cell table:style-name="Default" office:value-type="string" calcext:value-type="string">
            <text:p>161.55679798126220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78456555.85991543531417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85593761752</text:p>
          </table:table-cell>
          <table:table-cell table:style-name="Default" office:value-type="string" calcext:value-type="string">
            <text:p>162.34239315986633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749" calcext:value-type="float">
            <text:p>749</text:p>
          </table:table-cell>
          <table:table-cell table:style-name="Default" office:value-type="string" calcext:value-type="string">
            <text:p>78325459.394851893186569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2102523383</text:p>
          </table:table-cell>
          <table:table-cell table:style-name="Default" office:value-type="string" calcext:value-type="string">
            <text:p>136.31849598884582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817" calcext:value-type="float">
            <text:p>817</text:p>
          </table:table-cell>
          <table:table-cell table:style-name="Default" office:value-type="string" calcext:value-type="string">
            <text:p>78258044.488756462931633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0730212329</text:p>
          </table:table-cell>
          <table:table-cell table:style-name="Default" office:value-type="string" calcext:value-type="string">
            <text:p>123.85048484802246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78233270.03980764746666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88616541725</text:p>
          </table:table-cell>
          <table:table-cell table:style-name="Default" office:value-type="string" calcext:value-type="string">
            <text:p>127.41811394691467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float" office:value="65612734.4860731" calcext:value-type="float">
            <text:p>65612734,49</text:p>
          </table:table-cell>
          <table:table-cell office:value-type="string" calcext:value-type="string">
            <text:p>Feasible</text:p>
          </table:table-cell>
          <table:table-cell office:value-type="float" office:value="0.062899796420989" calcext:value-type="float">
            <text:p>0,062899796420989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float" office:value="57539711.3399764" calcext:value-type="float">
            <text:p>57539711,34</text:p>
          </table:table-cell>
          <table:table-cell office:value-type="string" calcext:value-type="string">
            <text:p>Feasible</text:p>
          </table:table-cell>
          <table:table-cell office:value-type="float" office:value="0.073249120337965" calcext:value-type="float">
            <text:p>0,073249120337965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3" calcext:value-type="float">
            <text:p>33</text:p>
          </table:table-cell>
          <table:table-cell office:value-type="float" office:value="54023156.0630186" calcext:value-type="float">
            <text:p>54023156,06</text:p>
          </table:table-cell>
          <table:table-cell office:value-type="string" calcext:value-type="string">
            <text:p>Feasible</text:p>
          </table:table-cell>
          <table:table-cell office:value-type="float" office:value="0.164523985511463" calcext:value-type="float">
            <text:p>0,164523985511463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7" calcext:value-type="float">
            <text:p>37</text:p>
          </table:table-cell>
          <table:table-cell office:value-type="float" office:value="46712361.2504129" calcext:value-type="float">
            <text:p>46712361,25</text:p>
          </table:table-cell>
          <table:table-cell office:value-type="string" calcext:value-type="string">
            <text:p>Feasible</text:p>
          </table:table-cell>
          <table:table-cell office:value-type="float" office:value="0.10576104171473" calcext:value-type="float">
            <text:p>0,10576104171473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1" calcext:value-type="float">
            <text:p>41</text:p>
          </table:table-cell>
          <table:table-cell office:value-type="float" office:value="46590461.7094398" calcext:value-type="float">
            <text:p>46590461,71</text:p>
          </table:table-cell>
          <table:table-cell office:value-type="string" calcext:value-type="string">
            <text:p>Feasible</text:p>
          </table:table-cell>
          <table:table-cell office:value-type="float" office:value="0.174586945805178" calcext:value-type="float">
            <text:p>0,174586945805178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4" calcext:value-type="float">
            <text:p>44</text:p>
          </table:table-cell>
          <table:table-cell office:value-type="float" office:value="41040555.1283128" calcext:value-type="float">
            <text:p>41040555,13</text:p>
          </table:table-cell>
          <table:table-cell office:value-type="string" calcext:value-type="string">
            <text:p>Feasible</text:p>
          </table:table-cell>
          <table:table-cell office:value-type="float" office:value="0.032757578751634" calcext:value-type="float">
            <text:p>0,032757578751634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8" calcext:value-type="float">
            <text:p>48</text:p>
          </table:table-cell>
          <table:table-cell office:value-type="float" office:value="38431988.0407443" calcext:value-type="float">
            <text:p>38431988,04</text:p>
          </table:table-cell>
          <table:table-cell office:value-type="string" calcext:value-type="string">
            <text:p>Feasible</text:p>
          </table:table-cell>
          <table:table-cell table:style-name="Default" office:value-type="string" calcext:value-type="string">
            <text:p>Feasible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80749915.013656318187714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44401401230016</text:p>
          </table:table-cell>
          <table:table-cell table:style-name="Default" office:value-type="string" calcext:value-type="string">
            <text:p>3296.91503190994262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64571453.474273711442947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57260236029362</text:p>
          </table:table-cell>
          <table:table-cell table:style-name="Default" office:value-type="string" calcext:value-type="string">
            <text:p>3295.97112703323364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60397589.409571364521980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90991112395196</text:p>
          </table:table-cell>
          <table:table-cell table:style-name="Default" office:value-type="string" calcext:value-type="string">
            <text:p>3296.75023388862609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50667193.426121324300766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53256080967711</text:p>
          </table:table-cell>
          <table:table-cell table:style-name="Default" office:value-type="string" calcext:value-type="string">
            <text:p>3295.23945188522338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49254556.678917557001114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27216012137932</text:p>
          </table:table-cell>
          <table:table-cell table:style-name="Default" office:value-type="string" calcext:value-type="string">
            <text:p>3295.12476515769958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43392411.746509931981564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81264520295879</text:p>
          </table:table-cell>
          <table:table-cell table:style-name="Default" office:value-type="string" calcext:value-type="string">
            <text:p>3296.06633806228637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arrond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38831657.055688008666039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16898068778031</text:p>
          </table:table-cell>
          <table:table-cell table:style-name="Default" office:value-type="string" calcext:value-type="string">
            <text:p>3308.58822488784790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77995521.584394663572311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47401064381806</text:p>
          </table:table-cell>
          <table:table-cell table:style-name="Default" office:value-type="string" calcext:value-type="string">
            <text:p>3295.61266803741455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74144267.760622471570969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41146689185899</text:p>
          </table:table-cell>
          <table:table-cell table:style-name="Default" office:value-type="string" calcext:value-type="string">
            <text:p>3296.69601202011108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73284460.932877302169800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37855199991379</text:p>
          </table:table-cell>
          <table:table-cell table:style-name="Default" office:value-type="string" calcext:value-type="string">
            <text:p>3320.33333611488342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71920792.61507190763950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34428833266394</text:p>
          </table:table-cell>
          <table:table-cell table:style-name="Default" office:value-type="string" calcext:value-type="string">
            <text:p>3296.76538205146789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69355653.51058056950569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10916407959125</text:p>
          </table:table-cell>
          <table:table-cell table:style-name="Default" office:value-type="string" calcext:value-type="string">
            <text:p>3297.83398294448852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69635636.368169724941254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043661788266</text:p>
          </table:table-cell>
          <table:table-cell table:style-name="Default" office:value-type="string" calcext:value-type="string">
            <text:p>3305.44669485092163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EPCI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67955980.803846672177315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012632483977</text:p>
          </table:table-cell>
          <table:table-cell table:style-name="Default" office:value-type="string" calcext:value-type="string">
            <text:p>3305.42710304260253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68292428.25378072261810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60886570905721</text:p>
          </table:table-cell>
          <table:table-cell table:style-name="Default" office:value-type="string" calcext:value-type="string">
            <text:p>3293.00458502769470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59827431.428865291178226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66214835454390</text:p>
          </table:table-cell>
          <table:table-cell table:style-name="Default" office:value-type="string" calcext:value-type="string">
            <text:p>3295.34009718894958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56940753.647506117820740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62309434253615</text:p>
          </table:table-cell>
          <table:table-cell table:style-name="Default" office:value-type="string" calcext:value-type="string">
            <text:p>3294.76908111572265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52962619.212425701320171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61171833630078</text:p>
          </table:table-cell>
          <table:table-cell table:style-name="Default" office:value-type="string" calcext:value-type="string">
            <text:p>3296.56395387649536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50326065.71215562522411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51809360461058</text:p>
          </table:table-cell>
          <table:table-cell table:style-name="Default" office:value-type="string" calcext:value-type="string">
            <text:p>3299.70256710052490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48515902.814093247056007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49287399817804</text:p>
          </table:table-cell>
          <table:table-cell table:style-name="Default" office:value-type="string" calcext:value-type="string">
            <text:p>3293.79699897766113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anton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47169285.69034558534622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62869521990600</text:p>
          </table:table-cell>
          <table:table-cell table:style-name="Default" office:value-type="string" calcext:value-type="string">
            <text:p>3294.81035304069519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66930446.761098980903625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73066706558342</text:p>
          </table:table-cell>
          <table:table-cell table:style-name="Default" office:value-type="string" calcext:value-type="string">
            <text:p>3293.74026703834533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62206647.426198229193687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46974258899777</text:p>
          </table:table-cell>
          <table:table-cell table:style-name="Default" office:value-type="string" calcext:value-type="string">
            <text:p>3287.68726301193237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52843373.144699111580849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50863630596619</text:p>
          </table:table-cell>
          <table:table-cell table:style-name="Default" office:value-type="string" calcext:value-type="string">
            <text:p>3290.59459781646728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52140454.592670179903507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91805250705536</text:p>
          </table:table-cell>
          <table:table-cell table:style-name="Default" office:value-type="string" calcext:value-type="string">
            <text:p>3292.41940402984619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45879328.40402741730213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86971630939404</text:p>
          </table:table-cell>
          <table:table-cell table:style-name="Default" office:value-type="string" calcext:value-type="string">
            <text:p>3291.77874207496643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46947004.48380275815725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76933518101460</text:p>
          </table:table-cell>
          <table:table-cell table:style-name="Default" office:value-type="string" calcext:value-type="string">
            <text:p>3290.74423217773437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kmeans_commune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41988536.1401077955961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079533769739606</text:p>
          </table:table-cell>
          <table:table-cell table:style-name="Default" office:value-type="string" calcext:value-type="string">
            <text:p>3318.34679198265075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42" calcext:value-type="float">
            <text:p>42</text:p>
          </table:table-cell>
          <table:table-cell office:value-type="float" office:value="46843227.3337865" calcext:value-type="float">
            <text:p>46843227,33</text:p>
          </table:table-cell>
          <table:table-cell office:value-type="string" calcext:value-type="string">
            <text:p>Feasible</text:p>
          </table:table-cell>
          <table:table-cell table:style-name="ce11" office:value-type="float" office:value="0.092168913628872" calcext:value-type="float">
            <text:p>0,092168913628872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48" calcext:value-type="float">
            <text:p>48</text:p>
          </table:table-cell>
          <table:table-cell office:value-type="float" office:value="42675678.9614682" calcext:value-type="float">
            <text:p>42675678,96</text:p>
          </table:table-cell>
          <table:table-cell office:value-type="string" calcext:value-type="string">
            <text:p>Feasible</text:p>
          </table:table-cell>
          <table:table-cell office:value-type="float" office:value="0.078761919564974" calcext:value-type="float">
            <text:p>0,078761919564974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54" calcext:value-type="float">
            <text:p>54</text:p>
          </table:table-cell>
          <table:table-cell office:value-type="float" office:value="36899542.6051624" calcext:value-type="float">
            <text:p>36899542,61</text:p>
          </table:table-cell>
          <table:table-cell office:value-type="string" calcext:value-type="string">
            <text:p>Feasible</text:p>
          </table:table-cell>
          <table:table-cell office:value-type="float" office:value="0.005593912975986" calcext:value-type="float">
            <text:p>0,005593912975986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office:value-type="float" office:value="34534762.7350149" calcext:value-type="float">
            <text:p>34534762,74</text:p>
          </table:table-cell>
          <table:table-cell office:value-type="string" calcext:value-type="string">
            <text:p>Feasible</text:p>
          </table:table-cell>
          <table:table-cell office:value-type="float" office:value="0.000974269385199" calcext:value-type="float">
            <text:p>0,000974269385199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66" calcext:value-type="float">
            <text:p>66</text:p>
          </table:table-cell>
          <table:table-cell office:value-type="float" office:value="32762029.3463318" calcext:value-type="float">
            <text:p>32762029,35</text:p>
          </table:table-cell>
          <table:table-cell office:value-type="string" calcext:value-type="string">
            <text:p>Feasible</text:p>
          </table:table-cell>
          <table:table-cell office:value-type="float" office:value="0.001634695273607" calcext:value-type="float">
            <text:p>0,001634695273607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72" calcext:value-type="float">
            <text:p>72</text:p>
          </table:table-cell>
          <table:table-cell office:value-type="float" office:value="30944834.6910004" calcext:value-type="float">
            <text:p>30944834,69</text:p>
          </table:table-cell>
          <table:table-cell office:value-type="string" calcext:value-type="string">
            <text:p>Feasible</text:p>
          </table:table-cell>
          <table:table-cell office:value-type="float" office:value="0.002277160770119" calcext:value-type="float">
            <text:p>0,002277160770119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78" calcext:value-type="float">
            <text:p>78</text:p>
          </table:table-cell>
          <table:table-cell office:value-type="float" office:value="29444834.3303639" calcext:value-type="float">
            <text:p>29444834,33</text:p>
          </table:table-cell>
          <table:table-cell office:value-type="string" calcext:value-type="string">
            <text:p>Feasible</text:p>
          </table:table-cell>
          <table:table-cell office:value-type="float" office:value="0.002348855159108" calcext:value-type="float">
            <text:p>0,002348855159108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48787308.575038775801659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107300112683312</text:p>
          </table:table-cell>
          <table:table-cell table:style-name="Default" office:value-type="string" calcext:value-type="string">
            <text:p>3294.72213792800903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40095834.838652752339840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3520896286552</text:p>
          </table:table-cell>
          <table:table-cell table:style-name="Default" office:value-type="string" calcext:value-type="string">
            <text:p>3319.25886201858520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39933090.084935292601585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77969142384733</text:p>
          </table:table-cell>
          <table:table-cell table:style-name="Default" office:value-type="string" calcext:value-type="string">
            <text:p>3293.77799105644226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34854852.393901303410530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580185695740</text:p>
          </table:table-cell>
          <table:table-cell table:style-name="Default" office:value-type="string" calcext:value-type="string">
            <text:p>3293.81029701232910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32901714.082473579794168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2132043633397</text:p>
          </table:table-cell>
          <table:table-cell table:style-name="Default" office:value-type="string" calcext:value-type="string">
            <text:p>3341.78685903549194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30971997.548428274691105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358869046766</text:p>
          </table:table-cell>
          <table:table-cell table:style-name="Default" office:value-type="string" calcext:value-type="string">
            <text:p>3305.43730783462524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arrond</text:p>
          </table:table-cell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29568363.809402946382761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235903889071</text:p>
          </table:table-cell>
          <table:table-cell table:style-name="Default" office:value-type="string" calcext:value-type="string">
            <text:p>3303.38587713241577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74167737.842171162366867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29651091017148</text:p>
          </table:table-cell>
          <table:table-cell table:style-name="Default" office:value-type="string" calcext:value-type="string">
            <text:p>3300.01052308082580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73395639.368497177958488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6917962786287</text:p>
          </table:table-cell>
          <table:table-cell table:style-name="Default" office:value-type="string" calcext:value-type="string">
            <text:p>3305.25306797027587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55738479.160446807742119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7656215456844</text:p>
          </table:table-cell>
          <table:table-cell table:style-name="Default" office:value-type="string" calcext:value-type="string">
            <text:p>3305.49930596351623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43796657.056433998048306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4026995228911</text:p>
          </table:table-cell>
          <table:table-cell table:style-name="Default" office:value-type="string" calcext:value-type="string">
            <text:p>3315.29991793632507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37627512.421775616705418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426754816625</text:p>
          </table:table-cell>
          <table:table-cell table:style-name="Default" office:value-type="string" calcext:value-type="string">
            <text:p>3304.11395096778869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34350377.456737674772739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248950544494</text:p>
          </table:table-cell>
          <table:table-cell table:style-name="Default" office:value-type="string" calcext:value-type="string">
            <text:p>3305.37924385070800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EPCI</text:p>
          </table:table-cell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31956523.42396594583988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951317335927</text:p>
          </table:table-cell>
          <table:table-cell table:style-name="Default" office:value-type="string" calcext:value-type="string">
            <text:p>3303.87292408943176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49631371.011966511607170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10072962863331</text:p>
          </table:table-cell>
          <table:table-cell table:style-name="Default" office:value-type="string" calcext:value-type="string">
            <text:p>3303.41518282890319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45919600.012070409953594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205302422316</text:p>
          </table:table-cell>
          <table:table-cell table:style-name="Default" office:value-type="string" calcext:value-type="string">
            <text:p>3321.59326505661010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43734373.858979329466820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10164093199777</text:p>
          </table:table-cell>
          <table:table-cell table:style-name="Default" office:value-type="string" calcext:value-type="string">
            <text:p>3298.81052303314209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41875900.578047290444374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6803200661422</text:p>
          </table:table-cell>
          <table:table-cell table:style-name="Default" office:value-type="string" calcext:value-type="string">
            <text:p>3291.96771097183227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40343567.092899352312088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5642127846981</text:p>
          </table:table-cell>
          <table:table-cell table:style-name="Default" office:value-type="string" calcext:value-type="string">
            <text:p>3297.95735502243042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38875047.159588672220707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5457775004780</text:p>
          </table:table-cell>
          <table:table-cell table:style-name="Default" office:value-type="string" calcext:value-type="string">
            <text:p>3309.17738509178161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anton</text:p>
          </table:table-cell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37767078.93433368206024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2490792188620</text:p>
          </table:table-cell>
          <table:table-cell table:style-name="Default" office:value-type="string" calcext:value-type="string">
            <text:p>3304.32395696640014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49215448.75006793439388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5127356271897</text:p>
          </table:table-cell>
          <table:table-cell table:style-name="Default" office:value-type="string" calcext:value-type="string">
            <text:p>3292.80826210975647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49024693.59391827881336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29266388015202</text:p>
          </table:table-cell>
          <table:table-cell table:style-name="Default" office:value-type="string" calcext:value-type="string">
            <text:p>3291.77209305763244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36879524.687845386564732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4052824020939</text:p>
          </table:table-cell>
          <table:table-cell table:style-name="Default" office:value-type="string" calcext:value-type="string">
            <text:p>3292.09916901588439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39443060.334678947925568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874205488948</text:p>
          </table:table-cell>
          <table:table-cell table:style-name="Default" office:value-type="string" calcext:value-type="string">
            <text:p>3321.03207397460937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39543277.174146071076393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808362361423</text:p>
          </table:table-cell>
          <table:table-cell table:style-name="Default" office:value-type="string" calcext:value-type="string">
            <text:p>3295.45652508735656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32198648.446744687855244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368131684900</text:p>
          </table:table-cell>
          <table:table-cell table:style-name="Default" office:value-type="string" calcext:value-type="string">
            <text:p>3309.53530597686767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kmeans_commune</text:p>
          </table:table-cell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32527972.346281118690968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1111841397934</text:p>
          </table:table-cell>
          <table:table-cell table:style-name="Default" office:value-type="string" calcext:value-type="string">
            <text:p>3295.61555409431457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246" calcext:value-type="float">
            <text:p>246</text:p>
          </table:table-cell>
          <table:table-cell office:value-type="float" office:value="39667481.0471649" calcext:value-type="float">
            <text:p>39667481,05</text:p>
          </table:table-cell>
          <table:table-cell table:style-name="ce9" office:value-type="string" calcext:value-type="string">
            <text:p>Feasible</text:p>
          </table:table-cell>
          <table:table-cell office:value-type="float" office:value="0.000172744208899" calcext:value-type="float">
            <text:p>0,000172744208899</text:p>
          </table:table-cell>
          <table:table-cell table:style-name="ce9" office:value-type="float" office:value="3600" calcext:value-type="float">
            <text:p>36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36520591.410118" calcext:value-type="float">
            <text:p>36520591,41</text:p>
          </table:table-cell>
          <table:table-cell office:value-type="string" calcext:value-type="string">
            <text:p>Optimal</text:p>
          </table:table-cell>
          <table:table-cell office:value-type="float" office:value="0.000097360715724" calcext:value-type="float">
            <text:p>0,000097360715724</text:p>
          </table:table-cell>
          <table:table-cell office:value-type="float" office:value="2184.68094992638" calcext:value-type="float">
            <text:p>2184,68094992638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16" calcext:value-type="float">
            <text:p>316</text:p>
          </table:table-cell>
          <table:table-cell office:value-type="float" office:value="31353769.2945639" calcext:value-type="float">
            <text:p>31353769,29</text:p>
          </table:table-cell>
          <table:table-cell office:value-type="string" calcext:value-type="string">
            <text:p>Optimal</text:p>
          </table:table-cell>
          <table:table-cell office:value-type="float" office:value="0.000099424486618" calcext:value-type="float">
            <text:p>0,000099424486618</text:p>
          </table:table-cell>
          <table:table-cell office:value-type="float" office:value="2032.29182219505" calcext:value-type="float">
            <text:p>2032,29182219505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52" calcext:value-type="float">
            <text:p>352</text:p>
          </table:table-cell>
          <table:table-cell office:value-type="float" office:value="27245686.0388513" calcext:value-type="float">
            <text:p>27245686,04</text:p>
          </table:table-cell>
          <table:table-cell office:value-type="string" calcext:value-type="string">
            <text:p>Optimal</text:p>
          </table:table-cell>
          <table:table-cell office:value-type="float" office:value="0.000082263133492" calcext:value-type="float">
            <text:p>0,000082263133492</text:p>
          </table:table-cell>
          <table:table-cell office:value-type="float" office:value="1807.33020210266" calcext:value-type="float">
            <text:p>1807,33020210266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87" calcext:value-type="float">
            <text:p>387</text:p>
          </table:table-cell>
          <table:table-cell office:value-type="float" office:value="26537297.9696326" calcext:value-type="float">
            <text:p>26537297,97</text:p>
          </table:table-cell>
          <table:table-cell office:value-type="string" calcext:value-type="string">
            <text:p>Optimal</text:p>
          </table:table-cell>
          <table:table-cell office:value-type="float" office:value="0.000096969108119" calcext:value-type="float">
            <text:p>0,000096969108119</text:p>
          </table:table-cell>
          <table:table-cell office:value-type="float" office:value="931.339228153229" calcext:value-type="float">
            <text:p>931,339228153229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float" office:value="25975686.4862816" calcext:value-type="float">
            <text:p>25975686,49</text:p>
          </table:table-cell>
          <table:table-cell office:value-type="string" calcext:value-type="string">
            <text:p>Optimal</text:p>
          </table:table-cell>
          <table:table-cell office:value-type="float" office:value="0.000099752999201" calcext:value-type="float">
            <text:p>0,000099752999201</text:p>
          </table:table-cell>
          <table:table-cell office:value-type="float" office:value="1362.9801158905" calcext:value-type="float">
            <text:p>1362,9801158905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457" calcext:value-type="float">
            <text:p>457</text:p>
          </table:table-cell>
          <table:table-cell office:value-type="float" office:value="25517981.0713459" calcext:value-type="float">
            <text:p>25517981,07</text:p>
          </table:table-cell>
          <table:table-cell office:value-type="string" calcext:value-type="string">
            <text:p>Optimal</text:p>
          </table:table-cell>
          <table:table-cell office:value-type="float" office:value="0.00009109414253" calcext:value-type="float">
            <text:p>0,00009109414253</text:p>
          </table:table-cell>
          <table:table-cell office:value-type="float" office:value="417.554728984833" calcext:value-type="float">
            <text:p>417,554728984833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246" calcext:value-type="float">
            <text:p>246</text:p>
          </table:table-cell>
          <table:table-cell table:style-name="Default" office:value-type="string" calcext:value-type="string">
            <text:p>42095922.863117933273315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722399353</text:p>
          </table:table-cell>
          <table:table-cell table:style-name="Default" office:value-type="string" calcext:value-type="string">
            <text:p>661.45284485816955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281" calcext:value-type="float">
            <text:p>281</text:p>
          </table:table-cell>
          <table:table-cell table:style-name="Default" office:value-type="string" calcext:value-type="string">
            <text:p>37610631.173108115792274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81671625396</text:p>
          </table:table-cell>
          <table:table-cell table:style-name="Default" office:value-type="string" calcext:value-type="string">
            <text:p>1032.99361491203308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31673764.69754667207598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911356868</text:p>
          </table:table-cell>
          <table:table-cell table:style-name="Default" office:value-type="string" calcext:value-type="string">
            <text:p>2763.26081800460815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352" calcext:value-type="float">
            <text:p>352</text:p>
          </table:table-cell>
          <table:table-cell table:style-name="Default" office:value-type="string" calcext:value-type="string">
            <text:p>27245399.85550390556454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330632070</text:p>
          </table:table-cell>
          <table:table-cell table:style-name="Default" office:value-type="string" calcext:value-type="string">
            <text:p>981.10866308212280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26537486.464497786015272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140720569</text:p>
          </table:table-cell>
          <table:table-cell table:style-name="Default" office:value-type="string" calcext:value-type="string">
            <text:p>590.20831084251403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422" calcext:value-type="float">
            <text:p>422</text:p>
          </table:table-cell>
          <table:table-cell table:style-name="Default" office:value-type="string" calcext:value-type="string">
            <text:p>25976025.23093119263649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862400715</text:p>
          </table:table-cell>
          <table:table-cell table:style-name="Default" office:value-type="string" calcext:value-type="string">
            <text:p>992.85721206665039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arrond</text:p>
          </table:table-cell>
          <table:table-cell office:value-type="float" office:value="457" calcext:value-type="float">
            <text:p>457</text:p>
          </table:table-cell>
          <table:table-cell table:style-name="Default" office:value-type="string" calcext:value-type="string">
            <text:p>25517327.121198888868093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49008058677</text:p>
          </table:table-cell>
          <table:table-cell table:style-name="Default" office:value-type="string" calcext:value-type="string">
            <text:p>296.78474402427673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246" calcext:value-type="float">
            <text:p>246</text:p>
          </table:table-cell>
          <table:table-cell table:style-name="Default" office:value-type="string" calcext:value-type="string">
            <text:p>39359880.98274489492178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8401900177</text:p>
          </table:table-cell>
          <table:table-cell table:style-name="Default" office:value-type="string" calcext:value-type="string">
            <text:p>1318.91461801528930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281" calcext:value-type="float">
            <text:p>281</text:p>
          </table:table-cell>
          <table:table-cell table:style-name="Default" office:value-type="string" calcext:value-type="string">
            <text:p>36854919.20940859615802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390853591</text:p>
          </table:table-cell>
          <table:table-cell table:style-name="Default" office:value-type="string" calcext:value-type="string">
            <text:p>1229.50386190414428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31712239.032190922647715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8801097374</text:p>
          </table:table-cell>
          <table:table-cell table:style-name="Default" office:value-type="string" calcext:value-type="string">
            <text:p>1057.96422386169433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352" calcext:value-type="float">
            <text:p>352</text:p>
          </table:table-cell>
          <table:table-cell table:style-name="Default" office:value-type="string" calcext:value-type="string">
            <text:p>27283511.41773368418216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5647031300</text:p>
          </table:table-cell>
          <table:table-cell table:style-name="Default" office:value-type="string" calcext:value-type="string">
            <text:p>789.64327192306518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26545271.77167966961860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0225848718</text:p>
          </table:table-cell>
          <table:table-cell table:style-name="Default" office:value-type="string" calcext:value-type="string">
            <text:p>654.74546504020690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422" calcext:value-type="float">
            <text:p>422</text:p>
          </table:table-cell>
          <table:table-cell table:style-name="Default" office:value-type="string" calcext:value-type="string">
            <text:p>25977025.36109419167041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676309924</text:p>
          </table:table-cell>
          <table:table-cell table:style-name="Default" office:value-type="string" calcext:value-type="string">
            <text:p>736.43435788154602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EPCI</text:p>
          </table:table-cell>
          <table:table-cell office:value-type="float" office:value="457" calcext:value-type="float">
            <text:p>457</text:p>
          </table:table-cell>
          <table:table-cell table:style-name="Default" office:value-type="string" calcext:value-type="string">
            <text:p>25517327.121199131011963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49301216077</text:p>
          </table:table-cell>
          <table:table-cell table:style-name="Default" office:value-type="string" calcext:value-type="string">
            <text:p>297.58022999763488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246" calcext:value-type="float">
            <text:p>246</text:p>
          </table:table-cell>
          <table:table-cell table:style-name="Default" office:value-type="string" calcext:value-type="string">
            <text:p>40496776.022061891853809</text:p>
          </table:table-cell>
          <table:table-cell table:style-name="Default" office:value-type="string" calcext:value-type="string">
            <text:p>Feasible</text:p>
          </table:table-cell>
          <table:table-cell table:style-name="Default" office:value-type="string" calcext:value-type="string">
            <text:p>0.000355313366846</text:p>
          </table:table-cell>
          <table:table-cell table:style-name="Default" office:value-type="string" calcext:value-type="string">
            <text:p>3303.49232387542724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281" calcext:value-type="float">
            <text:p>281</text:p>
          </table:table-cell>
          <table:table-cell table:style-name="Default" office:value-type="string" calcext:value-type="string">
            <text:p>36583290.453176990151405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391161407</text:p>
          </table:table-cell>
          <table:table-cell table:style-name="Default" office:value-type="string" calcext:value-type="string">
            <text:p>802.08574390411377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31715932.06228566914796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8613771499</text:p>
          </table:table-cell>
          <table:table-cell table:style-name="Default" office:value-type="string" calcext:value-type="string">
            <text:p>707.22281289100647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352" calcext:value-type="float">
            <text:p>352</text:p>
          </table:table-cell>
          <table:table-cell table:style-name="Default" office:value-type="string" calcext:value-type="string">
            <text:p>28184614.510810747742653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937991322</text:p>
          </table:table-cell>
          <table:table-cell table:style-name="Default" office:value-type="string" calcext:value-type="string">
            <text:p>1353.64131712913513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27076306.505274474620819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983590725</text:p>
          </table:table-cell>
          <table:table-cell table:style-name="Default" office:value-type="string" calcext:value-type="string">
            <text:p>1536.04775881767272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422" calcext:value-type="float">
            <text:p>422</text:p>
          </table:table-cell>
          <table:table-cell table:style-name="Default" office:value-type="string" calcext:value-type="string">
            <text:p>26295845.865065634250641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5196059133</text:p>
          </table:table-cell>
          <table:table-cell table:style-name="Default" office:value-type="string" calcext:value-type="string">
            <text:p>628.90656614303588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anton</text:p>
          </table:table-cell>
          <table:table-cell office:value-type="float" office:value="457" calcext:value-type="float">
            <text:p>457</text:p>
          </table:table-cell>
          <table:table-cell table:style-name="Default" office:value-type="string" calcext:value-type="string">
            <text:p>25714134.38365174084901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6612395347</text:p>
          </table:table-cell>
          <table:table-cell table:style-name="Default" office:value-type="string" calcext:value-type="string">
            <text:p>542.08951401710510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246" calcext:value-type="float">
            <text:p>246</text:p>
          </table:table-cell>
          <table:table-cell table:style-name="Default" office:value-type="string" calcext:value-type="string">
            <text:p>43619041.600619822740555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6609986761</text:p>
          </table:table-cell>
          <table:table-cell table:style-name="Default" office:value-type="string" calcext:value-type="string">
            <text:p>1048.71994781494140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281" calcext:value-type="float">
            <text:p>281</text:p>
          </table:table-cell>
          <table:table-cell table:style-name="Default" office:value-type="string" calcext:value-type="string">
            <text:p>36918879.89942538738250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76256538960</text:p>
          </table:table-cell>
          <table:table-cell table:style-name="Default" office:value-type="string" calcext:value-type="string">
            <text:p>704.69604396820068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33774989.606691896915436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3018924393</text:p>
          </table:table-cell>
          <table:table-cell table:style-name="Default" office:value-type="string" calcext:value-type="string">
            <text:p>731.36023306846618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352" calcext:value-type="float">
            <text:p>352</text:p>
          </table:table-cell>
          <table:table-cell table:style-name="Default" office:value-type="string" calcext:value-type="string">
            <text:p>30776818.081773497164249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75325635679</text:p>
          </table:table-cell>
          <table:table-cell table:style-name="Default" office:value-type="string" calcext:value-type="string">
            <text:p>504.95665693283081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30190971.396904796361923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81337082611</text:p>
          </table:table-cell>
          <table:table-cell table:style-name="Default" office:value-type="string" calcext:value-type="string">
            <text:p>429.50132012367248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422" calcext:value-type="float">
            <text:p>422</text:p>
          </table:table-cell>
          <table:table-cell table:style-name="Default" office:value-type="string" calcext:value-type="string">
            <text:p>29740488.96346436440944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7515717001</text:p>
          </table:table-cell>
          <table:table-cell table:style-name="Default" office:value-type="string" calcext:value-type="string">
            <text:p>400.69508290290832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kmeans_commune</text:p>
          </table:table-cell>
          <table:table-cell office:value-type="float" office:value="457" calcext:value-type="float">
            <text:p>457</text:p>
          </table:table-cell>
          <table:table-cell table:style-name="Default" office:value-type="string" calcext:value-type="string">
            <text:p>29370106.154759578406811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07879484155</text:p>
          </table:table-cell>
          <table:table-cell table:style-name="Default" office:value-type="string" calcext:value-type="string">
            <text:p>394.37553501129150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476" calcext:value-type="float">
            <text:p>476</text:p>
          </table:table-cell>
          <table:table-cell office:value-type="float" office:value="77586186.5533859" calcext:value-type="float">
            <text:p>77586186,55</text:p>
          </table:table-cell>
          <table:table-cell office:value-type="string" calcext:value-type="string">
            <text:p>Optimal</text:p>
          </table:table-cell>
          <table:table-cell office:value-type="float" office:value="0.000099783770055" calcext:value-type="float">
            <text:p>0,000099783770055</text:p>
          </table:table-cell>
          <table:table-cell office:value-type="float" office:value="1106.59789609909" calcext:value-type="float">
            <text:p>1106,59789609909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544" calcext:value-type="float">
            <text:p>544</text:p>
          </table:table-cell>
          <table:table-cell office:value-type="float" office:value="76685115.1666766" calcext:value-type="float">
            <text:p>76685115,17</text:p>
          </table:table-cell>
          <table:table-cell office:value-type="string" calcext:value-type="string">
            <text:p>Optimal</text:p>
          </table:table-cell>
          <table:table-cell office:value-type="float" office:value="0.000059181654341" calcext:value-type="float">
            <text:p>0,000059181654341</text:p>
          </table:table-cell>
          <table:table-cell office:value-type="float" office:value="629.444697856903" calcext:value-type="float">
            <text:p>629,444697856903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612" calcext:value-type="float">
            <text:p>612</text:p>
          </table:table-cell>
          <table:table-cell office:value-type="float" office:value="76065352.9928549" calcext:value-type="float">
            <text:p>76065352,99</text:p>
          </table:table-cell>
          <table:table-cell office:value-type="string" calcext:value-type="string">
            <text:p>Optimal</text:p>
          </table:table-cell>
          <table:table-cell office:value-type="float" office:value="0.000051759963203" calcext:value-type="float">
            <text:p>0,000051759963203</text:p>
          </table:table-cell>
          <table:table-cell office:value-type="float" office:value="429.617215156555" calcext:value-type="float">
            <text:p>429,617215156555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681" calcext:value-type="float">
            <text:p>681</text:p>
          </table:table-cell>
          <table:table-cell office:value-type="float" office:value="75658244.6615212" calcext:value-type="float">
            <text:p>75658244,66</text:p>
          </table:table-cell>
          <table:table-cell office:value-type="string" calcext:value-type="string">
            <text:p>Optimal</text:p>
          </table:table-cell>
          <table:table-cell office:value-type="float" office:value="0.000022103155168" calcext:value-type="float">
            <text:p>0,000022103155168</text:p>
          </table:table-cell>
          <table:table-cell office:value-type="float" office:value="334.803302049637" calcext:value-type="float">
            <text:p>334,803302049637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749" calcext:value-type="float">
            <text:p>749</text:p>
          </table:table-cell>
          <table:table-cell office:value-type="float" office:value="75389646.1420871" calcext:value-type="float">
            <text:p>75389646,14</text:p>
          </table:table-cell>
          <table:table-cell office:value-type="string" calcext:value-type="string">
            <text:p>Optimal</text:p>
          </table:table-cell>
          <table:table-cell office:value-type="float" office:value="0.000025471350868" calcext:value-type="float">
            <text:p>0,000025471350868</text:p>
          </table:table-cell>
          <table:table-cell office:value-type="float" office:value="406.126991033554" calcext:value-type="float">
            <text:p>406,126991033554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817" calcext:value-type="float">
            <text:p>817</text:p>
          </table:table-cell>
          <table:table-cell office:value-type="float" office:value="75223538.0608871" calcext:value-type="float">
            <text:p>75223538,06</text:p>
          </table:table-cell>
          <table:table-cell office:value-type="string" calcext:value-type="string">
            <text:p>Optimal</text:p>
          </table:table-cell>
          <table:table-cell office:value-type="float" office:value="0.000066253619299" calcext:value-type="float">
            <text:p>0,000066253619299</text:p>
          </table:table-cell>
          <table:table-cell office:value-type="float" office:value="258.03724694252" calcext:value-type="float">
            <text:p>258,03724694252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855" calcext:value-type="float">
            <text:p>855</text:p>
          </table:table-cell>
          <table:table-cell office:value-type="float" office:value="75122716.7981765" calcext:value-type="float">
            <text:p>75122716,80</text:p>
          </table:table-cell>
          <table:table-cell office:value-type="string" calcext:value-type="string">
            <text:p>Optimal</text:p>
          </table:table-cell>
          <table:table-cell office:value-type="float" office:value="0.000041886526288" calcext:value-type="float">
            <text:p>0,000041886526288</text:p>
          </table:table-cell>
          <table:table-cell office:value-type="float" office:value="167.104943990707" calcext:value-type="float">
            <text:p>167,104943990707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476" calcext:value-type="float">
            <text:p>476</text:p>
          </table:table-cell>
          <table:table-cell table:style-name="Default" office:value-type="string" calcext:value-type="string">
            <text:p>77583619.739612475037575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2496104463</text:p>
          </table:table-cell>
          <table:table-cell table:style-name="Default" office:value-type="string" calcext:value-type="string">
            <text:p>637.04374599456787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544" calcext:value-type="float">
            <text:p>544</text:p>
          </table:table-cell>
          <table:table-cell table:style-name="Default" office:value-type="string" calcext:value-type="string">
            <text:p>76686901.219592779874802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85810350772</text:p>
          </table:table-cell>
          <table:table-cell table:style-name="Default" office:value-type="string" calcext:value-type="string">
            <text:p>428.17962193489074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612" calcext:value-type="float">
            <text:p>612</text:p>
          </table:table-cell>
          <table:table-cell table:style-name="Default" office:value-type="string" calcext:value-type="string">
            <text:p>76065908.92123541235923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6649074256</text:p>
          </table:table-cell>
          <table:table-cell table:style-name="Default" office:value-type="string" calcext:value-type="string">
            <text:p>204.44745898246765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75658685.54132613539695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37668217997</text:p>
          </table:table-cell>
          <table:table-cell table:style-name="Default" office:value-type="string" calcext:value-type="string">
            <text:p>255.02253413200378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749" calcext:value-type="float">
            <text:p>749</text:p>
          </table:table-cell>
          <table:table-cell table:style-name="Default" office:value-type="string" calcext:value-type="string">
            <text:p>75389788.50229500234127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27094456931</text:p>
          </table:table-cell>
          <table:table-cell table:style-name="Default" office:value-type="string" calcext:value-type="string">
            <text:p>201.71552109718322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817" calcext:value-type="float">
            <text:p>817</text:p>
          </table:table-cell>
          <table:table-cell table:style-name="Default" office:value-type="string" calcext:value-type="string">
            <text:p>75223538.06088709831237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5335239241</text:p>
          </table:table-cell>
          <table:table-cell table:style-name="Default" office:value-type="string" calcext:value-type="string">
            <text:p>157.82951593399047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arrond</text:p>
          </table:table-cell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75122765.71362589299678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47674016657</text:p>
          </table:table-cell>
          <table:table-cell table:style-name="Default" office:value-type="string" calcext:value-type="string">
            <text:p>110.65620994567871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476" calcext:value-type="float">
            <text:p>476</text:p>
          </table:table-cell>
          <table:table-cell table:style-name="Default" office:value-type="string" calcext:value-type="string">
            <text:p>77587668.571367233991623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176033256</text:p>
          </table:table-cell>
          <table:table-cell table:style-name="Default" office:value-type="string" calcext:value-type="string">
            <text:p>538.29993414878845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544" calcext:value-type="float">
            <text:p>544</text:p>
          </table:table-cell>
          <table:table-cell table:style-name="Default" office:value-type="string" calcext:value-type="string">
            <text:p>76685659.15431247651577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80371472353</text:p>
          </table:table-cell>
          <table:table-cell table:style-name="Default" office:value-type="string" calcext:value-type="string">
            <text:p>220.92104792594909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612" calcext:value-type="float">
            <text:p>612</text:p>
          </table:table-cell>
          <table:table-cell table:style-name="Default" office:value-type="string" calcext:value-type="string">
            <text:p>76064382.85791325569152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42992380524</text:p>
          </table:table-cell>
          <table:table-cell table:style-name="Default" office:value-type="string" calcext:value-type="string">
            <text:p>230.82838702201843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75658241.075003147125244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21957321373</text:p>
          </table:table-cell>
          <table:table-cell table:style-name="Default" office:value-type="string" calcext:value-type="string">
            <text:p>220.06918287277221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749" calcext:value-type="float">
            <text:p>749</text:p>
          </table:table-cell>
          <table:table-cell table:style-name="Default" office:value-type="string" calcext:value-type="string">
            <text:p>75389788.50229500234127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27011325841</text:p>
          </table:table-cell>
          <table:table-cell table:style-name="Default" office:value-type="string" calcext:value-type="string">
            <text:p>220.91137290000915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817" calcext:value-type="float">
            <text:p>817</text:p>
          </table:table-cell>
          <table:table-cell table:style-name="Default" office:value-type="string" calcext:value-type="string">
            <text:p>75223538.06088712811470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5179825495</text:p>
          </table:table-cell>
          <table:table-cell table:style-name="Default" office:value-type="string" calcext:value-type="string">
            <text:p>160.96136188507080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EPCI</text:p>
          </table:table-cell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75124296.87423160672187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3407923376</text:p>
          </table:table-cell>
          <table:table-cell table:style-name="Default" office:value-type="string" calcext:value-type="string">
            <text:p>114.49972820281982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476" calcext:value-type="float">
            <text:p>476</text:p>
          </table:table-cell>
          <table:table-cell table:style-name="Default" office:value-type="string" calcext:value-type="string">
            <text:p>77908906.04954220354557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1622787262</text:p>
          </table:table-cell>
          <table:table-cell table:style-name="Default" office:value-type="string" calcext:value-type="string">
            <text:p>673.73606300354003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544" calcext:value-type="float">
            <text:p>544</text:p>
          </table:table-cell>
          <table:table-cell table:style-name="Default" office:value-type="string" calcext:value-type="string">
            <text:p>76842171.305482700467110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1801721655</text:p>
          </table:table-cell>
          <table:table-cell table:style-name="Default" office:value-type="string" calcext:value-type="string">
            <text:p>468.61105990409851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612" calcext:value-type="float">
            <text:p>612</text:p>
          </table:table-cell>
          <table:table-cell table:style-name="Default" office:value-type="string" calcext:value-type="string">
            <text:p>76135293.486577391624451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40732937191</text:p>
          </table:table-cell>
          <table:table-cell table:style-name="Default" office:value-type="string" calcext:value-type="string">
            <text:p>171.26140213012695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75688133.41020826995372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59050222080</text:p>
          </table:table-cell>
          <table:table-cell table:style-name="Default" office:value-type="string" calcext:value-type="string">
            <text:p>200.920830011367798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749" calcext:value-type="float">
            <text:p>749</text:p>
          </table:table-cell>
          <table:table-cell table:style-name="Default" office:value-type="string" calcext:value-type="string">
            <text:p>75404478.017763003706932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50712227774</text:p>
          </table:table-cell>
          <table:table-cell table:style-name="Default" office:value-type="string" calcext:value-type="string">
            <text:p>188.23099303245544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817" calcext:value-type="float">
            <text:p>817</text:p>
          </table:table-cell>
          <table:table-cell table:style-name="Default" office:value-type="string" calcext:value-type="string">
            <text:p>75230961.169319838285446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9995692618</text:p>
          </table:table-cell>
          <table:table-cell table:style-name="Default" office:value-type="string" calcext:value-type="string">
            <text:p>164.40643715858459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anton</text:p>
          </table:table-cell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75128162.028928756713867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6995449774</text:p>
          </table:table-cell>
          <table:table-cell table:style-name="Default" office:value-type="string" calcext:value-type="string">
            <text:p>103.104450941085815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476" calcext:value-type="float">
            <text:p>476</text:p>
          </table:table-cell>
          <table:table-cell table:style-name="Default" office:value-type="string" calcext:value-type="string">
            <text:p>79731841.467771857976913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8373542447</text:p>
          </table:table-cell>
          <table:table-cell table:style-name="Default" office:value-type="string" calcext:value-type="string">
            <text:p>378.15686297416687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544" calcext:value-type="float">
            <text:p>544</text:p>
          </table:table-cell>
          <table:table-cell table:style-name="Default" office:value-type="string" calcext:value-type="string">
            <text:p>79084087.635152444243431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65941953896</text:p>
          </table:table-cell>
          <table:table-cell table:style-name="Default" office:value-type="string" calcext:value-type="string">
            <text:p>209.745098829269409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612" calcext:value-type="float">
            <text:p>612</text:p>
          </table:table-cell>
          <table:table-cell table:style-name="Default" office:value-type="string" calcext:value-type="string">
            <text:p>78698472.539812743663788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79510544298</text:p>
          </table:table-cell>
          <table:table-cell table:style-name="Default" office:value-type="string" calcext:value-type="string">
            <text:p>151.72600102424621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78456722.810075551271439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81435899205</text:p>
          </table:table-cell>
          <table:table-cell table:style-name="Default" office:value-type="string" calcext:value-type="string">
            <text:p>142.96856594085693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749" calcext:value-type="float">
            <text:p>749</text:p>
          </table:table-cell>
          <table:table-cell table:style-name="Default" office:value-type="string" calcext:value-type="string">
            <text:p>78323947.830098256468773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73808823327</text:p>
          </table:table-cell>
          <table:table-cell table:style-name="Default" office:value-type="string" calcext:value-type="string">
            <text:p>124.63696098327636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817" calcext:value-type="float">
            <text:p>817</text:p>
          </table:table-cell>
          <table:table-cell table:style-name="Default" office:value-type="string" calcext:value-type="string">
            <text:p>78258328.530447095632553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56221828746</text:p>
          </table:table-cell>
          <table:table-cell table:style-name="Default" office:value-type="string" calcext:value-type="string">
            <text:p>107.95004606246948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kmeans_commune</text:p>
          </table:table-cell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78233266.994473323225975</text:p>
          </table:table-cell>
          <table:table-cell table:style-name="Default" office:value-type="string" calcext:value-type="string">
            <text:p>Optimal</text:p>
          </table:table-cell>
          <table:table-cell table:style-name="Default" office:value-type="string" calcext:value-type="string">
            <text:p>0.000093520561751</text:p>
          </table:table-cell>
          <table:table-cell table:style-name="Default" office:value-type="string" calcext:value-type="string">
            <text:p>116.640846014022827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26" calcext:value-type="float">
            <text:p>26</text:p>
          </table:table-cell>
          <table:table-cell office:value-type="float" office:value="100079245.457949" calcext:value-type="float">
            <text:p>100079245,4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375992373648471" calcext:value-type="percentage">
            <text:p>37,60 %</text:p>
          </table:table-cell>
          <table:table-cell office:value-type="float" office:value="3604.09332609177" calcext:value-type="float">
            <text:p>3604,093326091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30" calcext:value-type="float">
            <text:p>30</text:p>
          </table:table-cell>
          <table:table-cell office:value-type="float" office:value="65204576.9814978" calcext:value-type="float">
            <text:p>65204576,98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20238098743729" calcext:value-type="percentage">
            <text:p>22,02 %</text:p>
          </table:table-cell>
          <table:table-cell office:value-type="float" office:value="3600.95639491081" calcext:value-type="float">
            <text:p>3600,956394910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33" calcext:value-type="float">
            <text:p>33</text:p>
          </table:table-cell>
          <table:table-cell office:value-type="float" office:value="76402056.2001145" calcext:value-type="float">
            <text:p>76402056,2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418154800642326" calcext:value-type="percentage">
            <text:p>41,82 %</text:p>
          </table:table-cell>
          <table:table-cell office:value-type="float" office:value="3602.87897109985" calcext:value-type="float">
            <text:p>3602,87897109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37" calcext:value-type="float">
            <text:p>37</text:p>
          </table:table-cell>
          <table:table-cell office:value-type="float" office:value="54004312.05475" calcext:value-type="float">
            <text:p>54004312,0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46919693523381" calcext:value-type="percentage">
            <text:p>24,69 %</text:p>
          </table:table-cell>
          <table:table-cell office:value-type="float" office:value="3601.32465219498" calcext:value-type="float">
            <text:p>3601,324652194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41" calcext:value-type="float">
            <text:p>41</text:p>
          </table:table-cell>
          <table:table-cell office:value-type="float" office:value="50147457.6355531" calcext:value-type="float">
            <text:p>50147457,6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33225456348642" calcext:value-type="percentage">
            <text:p>23,32 %</text:p>
          </table:table-cell>
          <table:table-cell office:value-type="float" office:value="3601.82494688034" calcext:value-type="float">
            <text:p>3601,82494688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44" calcext:value-type="float">
            <text:p>44</text:p>
          </table:table-cell>
          <table:table-cell office:value-type="float" office:value="51250266.2902146" calcext:value-type="float">
            <text:p>51250266,2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310868357937766" calcext:value-type="percentage">
            <text:p>31,09 %</text:p>
          </table:table-cell>
          <table:table-cell office:value-type="float" office:value="3601.22720003128" calcext:value-type="float">
            <text:p>3601,22720003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48" calcext:value-type="float">
            <text:p>48</text:p>
          </table:table-cell>
          <table:table-cell office:value-type="float" office:value="41906963.7869161" calcext:value-type="float">
            <text:p>41906963,7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50212300364598" calcext:value-type="percentage">
            <text:p>15,02 %</text:p>
          </table:table-cell>
          <table:table-cell office:value-type="float" office:value="3635.66897892952" calcext:value-type="float">
            <text:p>3635,668978929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26" calcext:value-type="float">
            <text:p>26</text:p>
          </table:table-cell>
          <table:table-cell office:value-type="float" office:value="88144060.5632245" calcext:value-type="float">
            <text:p>88144060,5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8389236756453" calcext:value-type="percentage">
            <text:p>6,84 %</text:p>
          </table:table-cell>
          <table:table-cell office:value-type="float" office:value="3601.04546689987" calcext:value-type="float">
            <text:p>3601,045466899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30" calcext:value-type="float">
            <text:p>30</text:p>
          </table:table-cell>
          <table:table-cell office:value-type="float" office:value="84974131.56523" calcext:value-type="float">
            <text:p>84974131,5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85963549718901" calcext:value-type="percentage">
            <text:p>8,60 %</text:p>
          </table:table-cell>
          <table:table-cell office:value-type="float" office:value="3601.17340803146" calcext:value-type="float">
            <text:p>3601,17340803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33" calcext:value-type="float">
            <text:p>33</text:p>
          </table:table-cell>
          <table:table-cell office:value-type="float" office:value="83040625.4607395" calcext:value-type="float">
            <text:p>83040625,4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2789112429125" calcext:value-type="percentage">
            <text:p>6,28 %</text:p>
          </table:table-cell>
          <table:table-cell office:value-type="float" office:value="3601.32444000244" calcext:value-type="float">
            <text:p>3601,324440002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37" calcext:value-type="float">
            <text:p>37</text:p>
          </table:table-cell>
          <table:table-cell office:value-type="float" office:value="83251316.3570088" calcext:value-type="float">
            <text:p>83251316,3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71314948721318" calcext:value-type="percentage">
            <text:p>7,13 %</text:p>
          </table:table-cell>
          <table:table-cell office:value-type="float" office:value="3601.13514208794" calcext:value-type="float">
            <text:p>3601,135142087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41" calcext:value-type="float">
            <text:p>41</text:p>
          </table:table-cell>
          <table:table-cell office:value-type="float" office:value="80870531.8823397" calcext:value-type="float">
            <text:p>80870531,88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54569651639522" calcext:value-type="percentage">
            <text:p>5,46 %</text:p>
          </table:table-cell>
          <table:table-cell office:value-type="float" office:value="3601.30671000481" calcext:value-type="float">
            <text:p>3601,306710004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44" calcext:value-type="float">
            <text:p>44</text:p>
          </table:table-cell>
          <table:table-cell office:value-type="float" office:value="81072123.6623251" calcext:value-type="float">
            <text:p>81072123,6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6616588398356" calcext:value-type="percentage">
            <text:p>6,66 %</text:p>
          </table:table-cell>
          <table:table-cell office:value-type="float" office:value="3601.25981807709" calcext:value-type="float">
            <text:p>3601,259818077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48" calcext:value-type="float">
            <text:p>48</text:p>
          </table:table-cell>
          <table:table-cell office:value-type="float" office:value="78741588.531785" calcext:value-type="float">
            <text:p>78741588,53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40341476002991" calcext:value-type="percentage">
            <text:p>4,03 %</text:p>
          </table:table-cell>
          <table:table-cell office:value-type="float" office:value="3600.86223506927" calcext:value-type="float">
            <text:p>3600,862235069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26" calcext:value-type="float">
            <text:p>26</text:p>
          </table:table-cell>
          <table:table-cell office:value-type="float" office:value="72092493.6773055" calcext:value-type="float">
            <text:p>72092493,68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93472282610447" calcext:value-type="percentage">
            <text:p>19,35 %</text:p>
          </table:table-cell>
          <table:table-cell office:value-type="float" office:value="3601.23401904106" calcext:value-type="float">
            <text:p>3601,234019041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30" calcext:value-type="float">
            <text:p>30</text:p>
          </table:table-cell>
          <table:table-cell office:value-type="float" office:value="60700309.0753606" calcext:value-type="float">
            <text:p>60700309,08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82073767700196" calcext:value-type="percentage">
            <text:p>18,21 %</text:p>
          </table:table-cell>
          <table:table-cell office:value-type="float" office:value="3601.92906689644" calcext:value-type="float">
            <text:p>3601,929066896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33" calcext:value-type="float">
            <text:p>33</text:p>
          </table:table-cell>
          <table:table-cell office:value-type="float" office:value="61038168.4185493" calcext:value-type="float">
            <text:p>61038168,42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57017974930369" calcext:value-type="percentage">
            <text:p>15,70 %</text:p>
          </table:table-cell>
          <table:table-cell office:value-type="float" office:value="3602.01390194893" calcext:value-type="float">
            <text:p>3602,013901948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37" calcext:value-type="float">
            <text:p>37</text:p>
          </table:table-cell>
          <table:table-cell office:value-type="float" office:value="56633151.6967431" calcext:value-type="float">
            <text:p>56633151,7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06025068984053" calcext:value-type="percentage">
            <text:p>20,60 %</text:p>
          </table:table-cell>
          <table:table-cell office:value-type="float" office:value="3601.28112912178" calcext:value-type="float">
            <text:p>3601,281129121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41" calcext:value-type="float">
            <text:p>41</text:p>
          </table:table-cell>
          <table:table-cell office:value-type="float" office:value="53236428.5958509" calcext:value-type="float">
            <text:p>53236428,6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87206524441891" calcext:value-type="percentage">
            <text:p>18,72 %</text:p>
          </table:table-cell>
          <table:table-cell office:value-type="float" office:value="3600.92717313766" calcext:value-type="float">
            <text:p>3600,927173137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44" calcext:value-type="float">
            <text:p>44</text:p>
          </table:table-cell>
          <table:table-cell office:value-type="float" office:value="50325637.4145698" calcext:value-type="float">
            <text:p>50325637,4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00051926976772" calcext:value-type="percentage">
            <text:p>20,01 %</text:p>
          </table:table-cell>
          <table:table-cell office:value-type="float" office:value="3602.69794607162" calcext:value-type="float">
            <text:p>3602,697946071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48" calcext:value-type="float">
            <text:p>48</text:p>
          </table:table-cell>
          <table:table-cell office:value-type="float" office:value="44976080.6054048" calcext:value-type="float">
            <text:p>44976080,6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55202059590393" calcext:value-type="percentage">
            <text:p>5,52 %</text:p>
          </table:table-cell>
          <table:table-cell office:value-type="float" office:value="3601.22659397125" calcext:value-type="float">
            <text:p>3601,22659397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26" calcext:value-type="float">
            <text:p>26</text:p>
          </table:table-cell>
          <table:table-cell office:value-type="float" office:value="74843892.0184549" calcext:value-type="float">
            <text:p>74843892,02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16986758310793" calcext:value-type="percentage">
            <text:p>21,70 %</text:p>
          </table:table-cell>
          <table:table-cell office:value-type="float" office:value="3604.86081790924" calcext:value-type="float">
            <text:p>3604,86081790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30" calcext:value-type="float">
            <text:p>30</text:p>
          </table:table-cell>
          <table:table-cell office:value-type="float" office:value="61230676.387866" calcext:value-type="float">
            <text:p>61230676,3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72232335983508" calcext:value-type="percentage">
            <text:p>17,22 %</text:p>
          </table:table-cell>
          <table:table-cell office:value-type="float" office:value="3601.37282705307" calcext:value-type="float">
            <text:p>3601,372827053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33" calcext:value-type="float">
            <text:p>33</text:p>
          </table:table-cell>
          <table:table-cell office:value-type="float" office:value="54549040.0359843" calcext:value-type="float">
            <text:p>54549040,0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93284212645869" calcext:value-type="percentage">
            <text:p>9,33 %</text:p>
          </table:table-cell>
          <table:table-cell office:value-type="float" office:value="3601.13122606277" calcext:value-type="float">
            <text:p>3601,1312260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37" calcext:value-type="float">
            <text:p>37</text:p>
          </table:table-cell>
          <table:table-cell office:value-type="float" office:value="57239424.3480522" calcext:value-type="float">
            <text:p>57239424,3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207142877170642" calcext:value-type="percentage">
            <text:p>20,71 %</text:p>
          </table:table-cell>
          <table:table-cell office:value-type="float" office:value="3601.1713540554" calcext:value-type="float">
            <text:p>3601,17135405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41" calcext:value-type="float">
            <text:p>41</text:p>
          </table:table-cell>
          <table:table-cell office:value-type="float" office:value="53703101.2591174" calcext:value-type="float">
            <text:p>53703101,2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54508911717752" calcext:value-type="percentage">
            <text:p>15,45 %</text:p>
          </table:table-cell>
          <table:table-cell office:value-type="float" office:value="3601.3290719986" calcext:value-type="float">
            <text:p>3601,32907199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44" calcext:value-type="float">
            <text:p>44</text:p>
          </table:table-cell>
          <table:table-cell office:value-type="float" office:value="51667629.6550982" calcext:value-type="float">
            <text:p>51667629,6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85554562705575" calcext:value-type="percentage">
            <text:p>18,56 %</text:p>
          </table:table-cell>
          <table:table-cell office:value-type="float" office:value="3601.51175999641" calcext:value-type="float">
            <text:p>3601,511759996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48" calcext:value-type="float">
            <text:p>48</text:p>
          </table:table-cell>
          <table:table-cell office:value-type="float" office:value="47833867.7227675" calcext:value-type="float">
            <text:p>47833867,72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13716237529867" calcext:value-type="percentage">
            <text:p>11,37 %</text:p>
          </table:table-cell>
          <table:table-cell office:value-type="float" office:value="3606.81370997429" calcext:value-type="float">
            <text:p>3606,813709974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42" calcext:value-type="float">
            <text:p>42</text:p>
          </table:table-cell>
          <table:table-cell office:value-type="float" office:value="47985966.2481538" calcext:value-type="float">
            <text:p>47985966,2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27890129742639" calcext:value-type="percentage">
            <text:p>12,79 %</text:p>
          </table:table-cell>
          <table:table-cell office:value-type="float" office:value="3601.10094213486" calcext:value-type="float">
            <text:p>3601,100942134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48" calcext:value-type="float">
            <text:p>48</text:p>
          </table:table-cell>
          <table:table-cell office:value-type="float" office:value="42373186.8719277" calcext:value-type="float">
            <text:p>42373186,8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91626859773393" calcext:value-type="percentage">
            <text:p>9,16 %</text:p>
          </table:table-cell>
          <table:table-cell office:value-type="float" office:value="3601.588793993" calcext:value-type="float">
            <text:p>3601,5887939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54" calcext:value-type="float">
            <text:p>54</text:p>
          </table:table-cell>
          <table:table-cell office:value-type="float" office:value="42083721.7308023" calcext:value-type="float">
            <text:p>42083721,73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54540037886171" calcext:value-type="percentage">
            <text:p>15,45 %</text:p>
          </table:table-cell>
          <table:table-cell office:value-type="float" office:value="3601.03248381615" calcext:value-type="float">
            <text:p>3601,032483816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60" calcext:value-type="float">
            <text:p>60</text:p>
          </table:table-cell>
          <table:table-cell office:value-type="float" office:value="37842841.9717368" calcext:value-type="float">
            <text:p>37842841,9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11251346967367" calcext:value-type="percentage">
            <text:p>11,13 %</text:p>
          </table:table-cell>
          <table:table-cell office:value-type="float" office:value="3602.29445695877" calcext:value-type="float">
            <text:p>3602,294456958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66" calcext:value-type="float">
            <text:p>66</text:p>
          </table:table-cell>
          <table:table-cell office:value-type="float" office:value="35129782.0334401" calcext:value-type="float">
            <text:p>35129782,03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91052891350194" calcext:value-type="percentage">
            <text:p>9,11 %</text:p>
          </table:table-cell>
          <table:table-cell office:value-type="float" office:value="3601.9063270092" calcext:value-type="float">
            <text:p>3601,90632700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72" calcext:value-type="float">
            <text:p>72</text:p>
          </table:table-cell>
          <table:table-cell office:value-type="float" office:value="32273617.25971" calcext:value-type="float">
            <text:p>32273617,2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4400503409437" calcext:value-type="percentage">
            <text:p>6,44 %</text:p>
          </table:table-cell>
          <table:table-cell office:value-type="float" office:value="3601.65512299538" calcext:value-type="float">
            <text:p>3601,6551229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78" calcext:value-type="float">
            <text:p>78</text:p>
          </table:table-cell>
          <table:table-cell office:value-type="float" office:value="29208563.64297" calcext:value-type="float">
            <text:p>29208563,6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09693379422647" calcext:value-type="percentage">
            <text:p>0,97 %</text:p>
          </table:table-cell>
          <table:table-cell office:value-type="float" office:value="3604.67298412323" calcext:value-type="float">
            <text:p>3604,672984123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42" calcext:value-type="float">
            <text:p>42</text:p>
          </table:table-cell>
          <table:table-cell office:value-type="float" office:value="85650629.0847881" calcext:value-type="float">
            <text:p>85650629,08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44944262454118" calcext:value-type="percentage">
            <text:p>4,49 %</text:p>
          </table:table-cell>
          <table:table-cell office:value-type="float" office:value="3601.29577589035" calcext:value-type="float">
            <text:p>3601,295775890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48" calcext:value-type="float">
            <text:p>48</text:p>
          </table:table-cell>
          <table:table-cell office:value-type="float" office:value="82694862.4584035" calcext:value-type="float">
            <text:p>82694862,4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23749091611622" calcext:value-type="percentage">
            <text:p>2,37 %</text:p>
          </table:table-cell>
          <table:table-cell office:value-type="float" office:value="3601.33786892891" calcext:value-type="float">
            <text:p>3601,337868928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54" calcext:value-type="float">
            <text:p>54</text:p>
          </table:table-cell>
          <table:table-cell office:value-type="float" office:value="69489636.9372295" calcext:value-type="float">
            <text:p>69489636,9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1536251422602" calcext:value-type="percentage">
            <text:p>1,54 %</text:p>
          </table:table-cell>
          <table:table-cell office:value-type="float" office:value="3600.73803687096" calcext:value-type="float">
            <text:p>3600,738036870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60" calcext:value-type="float">
            <text:p>60</text:p>
          </table:table-cell>
          <table:table-cell office:value-type="float" office:value="46370984.7637557" calcext:value-type="float">
            <text:p>46370984,7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19096021187398" calcext:value-type="percentage">
            <text:p>1,91 %</text:p>
          </table:table-cell>
          <table:table-cell office:value-type="float" office:value="3630.78736114502" calcext:value-type="float">
            <text:p>3630,787361145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66" calcext:value-type="float">
            <text:p>66</text:p>
          </table:table-cell>
          <table:table-cell office:value-type="float" office:value="38053677.9871171" calcext:value-type="float">
            <text:p>38053677,9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23328345133642" calcext:value-type="percentage">
            <text:p>2,33 %</text:p>
          </table:table-cell>
          <table:table-cell office:value-type="float" office:value="3601.34721684456" calcext:value-type="float">
            <text:p>3601,347216844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72" calcext:value-type="float">
            <text:p>72</text:p>
          </table:table-cell>
          <table:table-cell office:value-type="float" office:value="34841771.0939928" calcext:value-type="float">
            <text:p>34841771,0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40446935671135" calcext:value-type="percentage">
            <text:p>4,04 %</text:p>
          </table:table-cell>
          <table:table-cell office:value-type="float" office:value="3601.58369612694" calcext:value-type="float">
            <text:p>3601,583696126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78" calcext:value-type="float">
            <text:p>78</text:p>
          </table:table-cell>
          <table:table-cell office:value-type="float" office:value="31383602.1675237" calcext:value-type="float">
            <text:p>31383602,1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12290967150327" calcext:value-type="percentage">
            <text:p>1,23 %</text:p>
          </table:table-cell>
          <table:table-cell office:value-type="float" office:value="3601.66002511978" calcext:value-type="float">
            <text:p>3601,660025119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42" calcext:value-type="float">
            <text:p>42</text:p>
          </table:table-cell>
          <table:table-cell office:value-type="float" office:value="52883729.2113818" calcext:value-type="float">
            <text:p>52883729,2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72279409044396" calcext:value-type="percentage">
            <text:p>7,23 %</text:p>
          </table:table-cell>
          <table:table-cell office:value-type="float" office:value="3601.21779298782" calcext:value-type="float">
            <text:p>3601,217792987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48" calcext:value-type="float">
            <text:p>48</text:p>
          </table:table-cell>
          <table:table-cell office:value-type="float" office:value="51849039.3587917" calcext:value-type="float">
            <text:p>51849039,3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18696589868364" calcext:value-type="percentage">
            <text:p>11,87 %</text:p>
          </table:table-cell>
          <table:table-cell office:value-type="float" office:value="3601.30622696877" calcext:value-type="float">
            <text:p>3601,306226968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54" calcext:value-type="float">
            <text:p>54</text:p>
          </table:table-cell>
          <table:table-cell office:value-type="float" office:value="46148980.2298147" calcext:value-type="float">
            <text:p>46148980,23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5340434418675" calcext:value-type="percentage">
            <text:p>6,53 %</text:p>
          </table:table-cell>
          <table:table-cell office:value-type="float" office:value="3601.0190680027" calcext:value-type="float">
            <text:p>3601,01906800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60" calcext:value-type="float">
            <text:p>60</text:p>
          </table:table-cell>
          <table:table-cell office:value-type="float" office:value="46455329.7250076" calcext:value-type="float">
            <text:p>46455329,73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08777151157512" calcext:value-type="percentage">
            <text:p>10,88 %</text:p>
          </table:table-cell>
          <table:table-cell office:value-type="float" office:value="3601.35700392723" calcext:value-type="float">
            <text:p>3601,357003927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66" calcext:value-type="float">
            <text:p>66</text:p>
          </table:table-cell>
          <table:table-cell office:value-type="float" office:value="42503514.6493295" calcext:value-type="float">
            <text:p>42503514,6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73851259603211" calcext:value-type="percentage">
            <text:p>7,39 %</text:p>
          </table:table-cell>
          <table:table-cell office:value-type="float" office:value="3601.60121703148" calcext:value-type="float">
            <text:p>3601,60121703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72" calcext:value-type="float">
            <text:p>72</text:p>
          </table:table-cell>
          <table:table-cell office:value-type="float" office:value="41141420.4384622" calcext:value-type="float">
            <text:p>41141420,4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86493049941" calcext:value-type="percentage">
            <text:p>6,86 %</text:p>
          </table:table-cell>
          <table:table-cell office:value-type="float" office:value="3601.42214894295" calcext:value-type="float">
            <text:p>3601,422148942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78" calcext:value-type="float">
            <text:p>78</text:p>
          </table:table-cell>
          <table:table-cell office:value-type="float" office:value="38850955.0074973" calcext:value-type="float">
            <text:p>38850955,0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46279543892718" calcext:value-type="percentage">
            <text:p>4,63 %</text:p>
          </table:table-cell>
          <table:table-cell office:value-type="float" office:value="3601.34450101852" calcext:value-type="float">
            <text:p>3601,344501018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42" calcext:value-type="float">
            <text:p>42</text:p>
          </table:table-cell>
          <table:table-cell office:value-type="float" office:value="50690616.9166465" calcext:value-type="float">
            <text:p>50690616,92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95468661612338" calcext:value-type="percentage">
            <text:p>9,55 %</text:p>
          </table:table-cell>
          <table:table-cell office:value-type="float" office:value="3600.93593716621" calcext:value-type="float">
            <text:p>3600,935937166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48" calcext:value-type="float">
            <text:p>48</text:p>
          </table:table-cell>
          <table:table-cell office:value-type="float" office:value="48938777.8880116" calcext:value-type="float">
            <text:p>48938777,8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122125036565678" calcext:value-type="percentage">
            <text:p>12,21 %</text:p>
          </table:table-cell>
          <table:table-cell office:value-type="float" office:value="3601.24907684326" calcext:value-type="float">
            <text:p>3601,24907684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54" calcext:value-type="float">
            <text:p>54</text:p>
          </table:table-cell>
          <table:table-cell office:value-type="float" office:value="52193558.95069" calcext:value-type="float">
            <text:p>52193558,95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61143498630888" calcext:value-type="percentage">
            <text:p>6,11 %</text:p>
          </table:table-cell>
          <table:table-cell office:value-type="float" office:value="3601.4454870224" calcext:value-type="float">
            <text:p>3601,44548702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60" calcext:value-type="float">
            <text:p>60</text:p>
          </table:table-cell>
          <table:table-cell office:value-type="float" office:value="42678214.2567308" calcext:value-type="float">
            <text:p>42678214,26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35033932879482" calcext:value-type="percentage">
            <text:p>3,50 %</text:p>
          </table:table-cell>
          <table:table-cell office:value-type="float" office:value="3601.47251987457" calcext:value-type="float">
            <text:p>3601,472519874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66" calcext:value-type="float">
            <text:p>66</text:p>
          </table:table-cell>
          <table:table-cell office:value-type="float" office:value="43424077.3000456" calcext:value-type="float">
            <text:p>43424077,3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94527748344505" calcext:value-type="percentage">
            <text:p>9,45 %</text:p>
          </table:table-cell>
          <table:table-cell office:value-type="float" office:value="3601.30110192299" calcext:value-type="float">
            <text:p>3601,301101922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72" calcext:value-type="float">
            <text:p>72</text:p>
          </table:table-cell>
          <table:table-cell office:value-type="float" office:value="38953862.0047117" calcext:value-type="float">
            <text:p>38953862,0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21085850140198" calcext:value-type="percentage">
            <text:p>2,11 %</text:p>
          </table:table-cell>
          <table:table-cell office:value-type="float" office:value="3605.2382979393" calcext:value-type="float">
            <text:p>3605,2382979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78" calcext:value-type="float">
            <text:p>78</text:p>
          </table:table-cell>
          <table:table-cell office:value-type="float" office:value="37645866.7672239" calcext:value-type="float">
            <text:p>37645866,77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22214784894376" calcext:value-type="percentage">
            <text:p>2,22 %</text:p>
          </table:table-cell>
          <table:table-cell office:value-type="float" office:value="3601.30710291862" calcext:value-type="float">
            <text:p>3601,307102918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246" calcext:value-type="float">
            <text:p>246</text:p>
          </table:table-cell>
          <table:table-cell office:value-type="float" office:value="30680243.309461" calcext:value-type="float">
            <text:p>30680243,31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5665035586" calcext:value-type="percentage">
            <text:p>0,01 %</text:p>
          </table:table-cell>
          <table:table-cell office:value-type="float" office:value="3226.06862092018" calcext:value-type="float">
            <text:p>3226,068620920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281" calcext:value-type="float">
            <text:p>281</text:p>
          </table:table-cell>
          <table:table-cell office:value-type="float" office:value="29277679.4400604" calcext:value-type="float">
            <text:p>29277679,44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00159668117808" calcext:value-type="percentage">
            <text:p>0,02 %</text:p>
          </table:table-cell>
          <table:table-cell office:value-type="float" office:value="3645.66584086418" calcext:value-type="float">
            <text:p>3645,665840864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316" calcext:value-type="float">
            <text:p>316</text:p>
          </table:table-cell>
          <table:table-cell office:value-type="float" office:value="28171352.4040524" calcext:value-type="float">
            <text:p>28171352,4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126974419" calcext:value-type="percentage">
            <text:p>0,01 %</text:p>
          </table:table-cell>
          <table:table-cell office:value-type="float" office:value="1710.82760500908" calcext:value-type="float">
            <text:p>1710,82760500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352" calcext:value-type="float">
            <text:p>352</text:p>
          </table:table-cell>
          <table:table-cell office:value-type="float" office:value="27245686.0388511" calcext:value-type="float">
            <text:p>27245686,0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6190586049" calcext:value-type="percentage">
            <text:p>0,01 %</text:p>
          </table:table-cell>
          <table:table-cell office:value-type="float" office:value="1063.77086305618" calcext:value-type="float">
            <text:p>1063,770863056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387" calcext:value-type="float">
            <text:p>387</text:p>
          </table:table-cell>
          <table:table-cell office:value-type="float" office:value="26538484.0765" calcext:value-type="float">
            <text:p>26538484,0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3064878451" calcext:value-type="percentage">
            <text:p>0,01 %</text:p>
          </table:table-cell>
          <table:table-cell office:value-type="float" office:value="472.882191181183" calcext:value-type="float">
            <text:p>472,8821911811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422" calcext:value-type="float">
            <text:p>422</text:p>
          </table:table-cell>
          <table:table-cell office:value-type="float" office:value="25976211.8152918" calcext:value-type="float">
            <text:p>25976211,8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5985651351" calcext:value-type="percentage">
            <text:p>0,01 %</text:p>
          </table:table-cell>
          <table:table-cell office:value-type="float" office:value="1363.01758289337" calcext:value-type="float">
            <text:p>1363,017582893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457" calcext:value-type="float">
            <text:p>457</text:p>
          </table:table-cell>
          <table:table-cell office:value-type="float" office:value="25517413.4937753" calcext:value-type="float">
            <text:p>25517413,49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55722419575" calcext:value-type="percentage">
            <text:p>0,01 %</text:p>
          </table:table-cell>
          <table:table-cell office:value-type="float" office:value="443.754831075668" calcext:value-type="float">
            <text:p>443,7548310756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246" calcext:value-type="float">
            <text:p>246</text:p>
          </table:table-cell>
          <table:table-cell office:value-type="float" office:value="30705184.6981719" calcext:value-type="float">
            <text:p>30705184,7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8475148724" calcext:value-type="percentage">
            <text:p>0,01 %</text:p>
          </table:table-cell>
          <table:table-cell office:value-type="float" office:value="3213.52181792259" calcext:value-type="float">
            <text:p>3213,521817922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281" calcext:value-type="float">
            <text:p>281</text:p>
          </table:table-cell>
          <table:table-cell office:value-type="float" office:value="29281163.1941012" calcext:value-type="float">
            <text:p>29281163,19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008607791" calcext:value-type="percentage">
            <text:p>0,01 %</text:p>
          </table:table-cell>
          <table:table-cell office:value-type="float" office:value="1260.14965510368" calcext:value-type="float">
            <text:p>1260,149655103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316" calcext:value-type="float">
            <text:p>316</text:p>
          </table:table-cell>
          <table:table-cell office:value-type="float" office:value="28171352.4040524" calcext:value-type="float">
            <text:p>28171352,40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00179706741322" calcext:value-type="percentage">
            <text:p>0,02 %</text:p>
          </table:table-cell>
          <table:table-cell office:value-type="float" office:value="3655.66114616394" calcext:value-type="float">
            <text:p>3655,661146163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352" calcext:value-type="float">
            <text:p>352</text:p>
          </table:table-cell>
          <table:table-cell office:value-type="float" office:value="27245990.6244534" calcext:value-type="float">
            <text:p>27245990,6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968057884" calcext:value-type="percentage">
            <text:p>0,01 %</text:p>
          </table:table-cell>
          <table:table-cell office:value-type="float" office:value="2411.64364695549" calcext:value-type="float">
            <text:p>2411,643646955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387" calcext:value-type="float">
            <text:p>387</text:p>
          </table:table-cell>
          <table:table-cell office:value-type="float" office:value="26537851.8825127" calcext:value-type="float">
            <text:p>26537851,8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6114782555" calcext:value-type="percentage">
            <text:p>0,01 %</text:p>
          </table:table-cell>
          <table:table-cell office:value-type="float" office:value="1574.17994308472" calcext:value-type="float">
            <text:p>1574,179943084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422" calcext:value-type="float">
            <text:p>422</text:p>
          </table:table-cell>
          <table:table-cell office:value-type="float" office:value="25975951.6261561" calcext:value-type="float">
            <text:p>25975951,63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6919124145" calcext:value-type="percentage">
            <text:p>0,01 %</text:p>
          </table:table-cell>
          <table:table-cell office:value-type="float" office:value="511.062802791595" calcext:value-type="float">
            <text:p>511,0628027915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457" calcext:value-type="float">
            <text:p>457</text:p>
          </table:table-cell>
          <table:table-cell office:value-type="float" office:value="25517464.8869556" calcext:value-type="float">
            <text:p>25517464,89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44514738373" calcext:value-type="percentage">
            <text:p>0,00 %</text:p>
          </table:table-cell>
          <table:table-cell office:value-type="float" office:value="243.495593070984" calcext:value-type="float">
            <text:p>243,4955930709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246" calcext:value-type="float">
            <text:p>246</text:p>
          </table:table-cell>
          <table:table-cell office:value-type="float" office:value="33467150.3949401" calcext:value-type="float">
            <text:p>33467150,39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00669017605465" calcext:value-type="percentage">
            <text:p>0,07 %</text:p>
          </table:table-cell>
          <table:table-cell office:value-type="float" office:value="3609.14364790916" calcext:value-type="float">
            <text:p>3609,143647909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281" calcext:value-type="float">
            <text:p>281</text:p>
          </table:table-cell>
          <table:table-cell office:value-type="float" office:value="30953322.8171429" calcext:value-type="float">
            <text:p>30953322,82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00330552581672" calcext:value-type="percentage">
            <text:p>0,03 %</text:p>
          </table:table-cell>
          <table:table-cell office:value-type="float" office:value="3691.64909791946" calcext:value-type="float">
            <text:p>3691,649097919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316" calcext:value-type="float">
            <text:p>316</text:p>
          </table:table-cell>
          <table:table-cell office:value-type="float" office:value="29238266.7727463" calcext:value-type="float">
            <text:p>29238266,7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8263189156" calcext:value-type="percentage">
            <text:p>0,01 %</text:p>
          </table:table-cell>
          <table:table-cell office:value-type="float" office:value="1567.74172186852" calcext:value-type="float">
            <text:p>1567,741721868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352" calcext:value-type="float">
            <text:p>352</text:p>
          </table:table-cell>
          <table:table-cell office:value-type="float" office:value="27992883.6083217" calcext:value-type="float">
            <text:p>27992883,61</text:p>
          </table:table-cell>
          <table:table-cell office:value-type="string" calcext:value-type="string">
            <text:p>Feasible</text:p>
          </table:table-cell>
          <table:table-cell table:style-name="ce10" office:value-type="percentage" office:value="0.000122276586623" calcext:value-type="percentage">
            <text:p>0,01 %</text:p>
          </table:table-cell>
          <table:table-cell office:value-type="float" office:value="3701.86239004135" calcext:value-type="float">
            <text:p>3701,862390041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387" calcext:value-type="float">
            <text:p>387</text:p>
          </table:table-cell>
          <table:table-cell office:value-type="float" office:value="27054152.5142134" calcext:value-type="float">
            <text:p>27054152,51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5426388068" calcext:value-type="percentage">
            <text:p>0,01 %</text:p>
          </table:table-cell>
          <table:table-cell office:value-type="float" office:value="1831.48957395554" calcext:value-type="float">
            <text:p>1831,489573955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422" calcext:value-type="float">
            <text:p>422</text:p>
          </table:table-cell>
          <table:table-cell office:value-type="float" office:value="26324915.3960528" calcext:value-type="float">
            <text:p>26324915,4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7252169392" calcext:value-type="percentage">
            <text:p>0,01 %</text:p>
          </table:table-cell>
          <table:table-cell office:value-type="float" office:value="1372.07741093636" calcext:value-type="float">
            <text:p>1372,07741093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457" calcext:value-type="float">
            <text:p>457</text:p>
          </table:table-cell>
          <table:table-cell office:value-type="float" office:value="25760378.6752842" calcext:value-type="float">
            <text:p>25760378,6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58196325052" calcext:value-type="percentage">
            <text:p>0,01 %</text:p>
          </table:table-cell>
          <table:table-cell office:value-type="float" office:value="424.768234014511" calcext:value-type="float">
            <text:p>424,768234014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246" calcext:value-type="float">
            <text:p>246</text:p>
          </table:table-cell>
          <table:table-cell office:value-type="float" office:value="38516683.5558258" calcext:value-type="float">
            <text:p>38516683,56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748156558" calcext:value-type="percentage">
            <text:p>0,01 %</text:p>
          </table:table-cell>
          <table:table-cell office:value-type="float" office:value="1866.35300707817" calcext:value-type="float">
            <text:p>1866,353007078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281" calcext:value-type="float">
            <text:p>281</text:p>
          </table:table-cell>
          <table:table-cell office:value-type="float" office:value="37498314.3730517" calcext:value-type="float">
            <text:p>37498314,3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46330706234" calcext:value-type="percentage">
            <text:p>0,00 %</text:p>
          </table:table-cell>
          <table:table-cell office:value-type="float" office:value="1967.71673202515" calcext:value-type="float">
            <text:p>1967,716732025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316" calcext:value-type="float">
            <text:p>316</text:p>
          </table:table-cell>
          <table:table-cell office:value-type="float" office:value="36793942.5598041" calcext:value-type="float">
            <text:p>36793942,56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65078610182" calcext:value-type="percentage">
            <text:p>0,01 %</text:p>
          </table:table-cell>
          <table:table-cell office:value-type="float" office:value="1950.4328019619" calcext:value-type="float">
            <text:p>1950,43280196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352" calcext:value-type="float">
            <text:p>352</text:p>
          </table:table-cell>
          <table:table-cell office:value-type="float" office:value="36268788.269037" calcext:value-type="float">
            <text:p>36268788,2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20972823506" calcext:value-type="percentage">
            <text:p>0,00 %</text:p>
          </table:table-cell>
          <table:table-cell office:value-type="float" office:value="1126.59097313881" calcext:value-type="float">
            <text:p>1126,590973138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387" calcext:value-type="float">
            <text:p>387</text:p>
          </table:table-cell>
          <table:table-cell office:value-type="float" office:value="35893908.0991354" calcext:value-type="float">
            <text:p>35893908,1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03923268757" calcext:value-type="percentage">
            <text:p>0,00 %</text:p>
          </table:table-cell>
          <table:table-cell office:value-type="float" office:value="301.992324113846" calcext:value-type="float">
            <text:p>301,9923241138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422" calcext:value-type="float">
            <text:p>422</text:p>
          </table:table-cell>
          <table:table-cell office:value-type="float" office:value="35611382.3154521" calcext:value-type="float">
            <text:p>35611382,3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8803849083" calcext:value-type="percentage">
            <text:p>0,01 %</text:p>
          </table:table-cell>
          <table:table-cell office:value-type="float" office:value="244.598968029022" calcext:value-type="float">
            <text:p>244,5989680290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457" calcext:value-type="float">
            <text:p>457</text:p>
          </table:table-cell>
          <table:table-cell office:value-type="float" office:value="35402160.2728107" calcext:value-type="float">
            <text:p>35402160,2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66545846356" calcext:value-type="percentage">
            <text:p>0,01 %</text:p>
          </table:table-cell>
          <table:table-cell office:value-type="float" office:value="428.07642698288" calcext:value-type="float">
            <text:p>428,076426982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476" calcext:value-type="float">
            <text:p>476</text:p>
          </table:table-cell>
          <table:table-cell office:value-type="float" office:value="77581747.7348204" calcext:value-type="float">
            <text:p>77581747,73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34969874434" calcext:value-type="percentage">
            <text:p>0,00 %</text:p>
          </table:table-cell>
          <table:table-cell office:value-type="float" office:value="407.981611013413" calcext:value-type="float">
            <text:p>407,9816110134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544" calcext:value-type="float">
            <text:p>544</text:p>
          </table:table-cell>
          <table:table-cell office:value-type="float" office:value="76686229.6814201" calcext:value-type="float">
            <text:p>76686229,6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66947496677" calcext:value-type="percentage">
            <text:p>0,01 %</text:p>
          </table:table-cell>
          <table:table-cell office:value-type="float" office:value="944.596181869507" calcext:value-type="float">
            <text:p>944,5961818695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612" calcext:value-type="float">
            <text:p>612</text:p>
          </table:table-cell>
          <table:table-cell office:value-type="float" office:value="76066616.166418" calcext:value-type="float">
            <text:p>76066616,1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8815479421" calcext:value-type="percentage">
            <text:p>0,01 %</text:p>
          </table:table-cell>
          <table:table-cell office:value-type="float" office:value="381.73238992691" calcext:value-type="float">
            <text:p>381,732389926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681" calcext:value-type="float">
            <text:p>681</text:p>
          </table:table-cell>
          <table:table-cell office:value-type="float" office:value="75658244.6615212" calcext:value-type="float">
            <text:p>75658244,66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22101898496" calcext:value-type="percentage">
            <text:p>0,00 %</text:p>
          </table:table-cell>
          <table:table-cell office:value-type="float" office:value="216.814470052719" calcext:value-type="float">
            <text:p>216,8144700527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749" calcext:value-type="float">
            <text:p>749</text:p>
          </table:table-cell>
          <table:table-cell office:value-type="float" office:value="75389646.1420868" calcext:value-type="float">
            <text:p>75389646,1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24762799011" calcext:value-type="percentage">
            <text:p>0,00 %</text:p>
          </table:table-cell>
          <table:table-cell office:value-type="float" office:value="369.314305067062" calcext:value-type="float">
            <text:p>369,3143050670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817" calcext:value-type="float">
            <text:p>817</text:p>
          </table:table-cell>
          <table:table-cell office:value-type="float" office:value="75220416.4969325" calcext:value-type="float">
            <text:p>75220416,50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18724783228" calcext:value-type="percentage">
            <text:p>0,00 %</text:p>
          </table:table-cell>
          <table:table-cell office:value-type="float" office:value="307.800952196121" calcext:value-type="float">
            <text:p>307,8009521961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855" calcext:value-type="float">
            <text:p>855</text:p>
          </table:table-cell>
          <table:table-cell office:value-type="float" office:value="75123803.5647234" calcext:value-type="float">
            <text:p>75123803,56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56737233331" calcext:value-type="percentage">
            <text:p>0,01 %</text:p>
          </table:table-cell>
          <table:table-cell office:value-type="float" office:value="261.434437036514" calcext:value-type="float">
            <text:p>261,4344370365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476" calcext:value-type="float">
            <text:p>476</text:p>
          </table:table-cell>
          <table:table-cell office:value-type="float" office:value="77581790.8841261" calcext:value-type="float">
            <text:p>77581790,8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32591182798" calcext:value-type="percentage">
            <text:p>0,00 %</text:p>
          </table:table-cell>
          <table:table-cell office:value-type="float" office:value="1189.22522091866" calcext:value-type="float">
            <text:p>1189,225220918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544" calcext:value-type="float">
            <text:p>544</text:p>
          </table:table-cell>
          <table:table-cell office:value-type="float" office:value="76686006.3191195" calcext:value-type="float">
            <text:p>76686006,3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4369553214" calcext:value-type="percentage">
            <text:p>0,01 %</text:p>
          </table:table-cell>
          <table:table-cell office:value-type="float" office:value="876.822879076004" calcext:value-type="float">
            <text:p>876,8228790760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612" calcext:value-type="float">
            <text:p>612</text:p>
          </table:table-cell>
          <table:table-cell office:value-type="float" office:value="76068793.0619032" calcext:value-type="float">
            <text:p>76068793,06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5665582281" calcext:value-type="percentage">
            <text:p>0,01 %</text:p>
          </table:table-cell>
          <table:table-cell office:value-type="float" office:value="227.970700025558" calcext:value-type="float">
            <text:p>227,9707000255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681" calcext:value-type="float">
            <text:p>681</text:p>
          </table:table-cell>
          <table:table-cell office:value-type="float" office:value="75658566.6196483" calcext:value-type="float">
            <text:p>75658566,6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35841831036" calcext:value-type="percentage">
            <text:p>0,00 %</text:p>
          </table:table-cell>
          <table:table-cell office:value-type="float" office:value="427.262016057968" calcext:value-type="float">
            <text:p>427,2620160579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749" calcext:value-type="float">
            <text:p>749</text:p>
          </table:table-cell>
          <table:table-cell office:value-type="float" office:value="75389650.7311566" calcext:value-type="float">
            <text:p>75389650,73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25805997504" calcext:value-type="percentage">
            <text:p>0,00 %</text:p>
          </table:table-cell>
          <table:table-cell office:value-type="float" office:value="372.733832836151" calcext:value-type="float">
            <text:p>372,733832836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817" calcext:value-type="float">
            <text:p>817</text:p>
          </table:table-cell>
          <table:table-cell office:value-type="float" office:value="75220394.4765755" calcext:value-type="float">
            <text:p>75220394,4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18442607678" calcext:value-type="percentage">
            <text:p>0,00 %</text:p>
          </table:table-cell>
          <table:table-cell office:value-type="float" office:value="335.495176076889" calcext:value-type="float">
            <text:p>335,495176076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855" calcext:value-type="float">
            <text:p>855</text:p>
          </table:table-cell>
          <table:table-cell office:value-type="float" office:value="75121589.4254389" calcext:value-type="float">
            <text:p>75121589,43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1392869152" calcext:value-type="percentage">
            <text:p>0,00 %</text:p>
          </table:table-cell>
          <table:table-cell office:value-type="float" office:value="162.673454046249" calcext:value-type="float">
            <text:p>162,673454046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476" calcext:value-type="float">
            <text:p>476</text:p>
          </table:table-cell>
          <table:table-cell office:value-type="float" office:value="77938978.4873144" calcext:value-type="float">
            <text:p>77938978,49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99924216443" calcext:value-type="percentage">
            <text:p>0,01 %</text:p>
          </table:table-cell>
          <table:table-cell office:value-type="float" office:value="1019.51850199699" calcext:value-type="float">
            <text:p>1019,518501996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544" calcext:value-type="float">
            <text:p>544</text:p>
          </table:table-cell>
          <table:table-cell office:value-type="float" office:value="76895282.1435902" calcext:value-type="float">
            <text:p>76895282,1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66076162101" calcext:value-type="percentage">
            <text:p>0,01 %</text:p>
          </table:table-cell>
          <table:table-cell office:value-type="float" office:value="483.800139188767" calcext:value-type="float">
            <text:p>483,8001391887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612" calcext:value-type="float">
            <text:p>612</text:p>
          </table:table-cell>
          <table:table-cell office:value-type="float" office:value="76192339.3661123" calcext:value-type="float">
            <text:p>76192339,3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0505809242" calcext:value-type="percentage">
            <text:p>0,01 %</text:p>
          </table:table-cell>
          <table:table-cell office:value-type="float" office:value="651.090406179428" calcext:value-type="float">
            <text:p>651,0904061794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681" calcext:value-type="float">
            <text:p>681</text:p>
          </table:table-cell>
          <table:table-cell office:value-type="float" office:value="75733308.8219822" calcext:value-type="float">
            <text:p>75733308,8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52477587645" calcext:value-type="percentage">
            <text:p>0,01 %</text:p>
          </table:table-cell>
          <table:table-cell office:value-type="float" office:value="361.121519088745" calcext:value-type="float">
            <text:p>361,1215190887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749" calcext:value-type="float">
            <text:p>749</text:p>
          </table:table-cell>
          <table:table-cell office:value-type="float" office:value="75443619.451308" calcext:value-type="float">
            <text:p>75443619,45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1878530135" calcext:value-type="percentage">
            <text:p>0,01 %</text:p>
          </table:table-cell>
          <table:table-cell office:value-type="float" office:value="466.786623954773" calcext:value-type="float">
            <text:p>466,7866239547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817" calcext:value-type="float">
            <text:p>817</text:p>
          </table:table-cell>
          <table:table-cell office:value-type="float" office:value="75251167.6497482" calcext:value-type="float">
            <text:p>75251167,65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46560150419" calcext:value-type="percentage">
            <text:p>0,00 %</text:p>
          </table:table-cell>
          <table:table-cell office:value-type="float" office:value="329.916229963303" calcext:value-type="float">
            <text:p>329,916229963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855" calcext:value-type="float">
            <text:p>855</text:p>
          </table:table-cell>
          <table:table-cell office:value-type="float" office:value="75142361.0549724" calcext:value-type="float">
            <text:p>75142361,05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897829427" calcext:value-type="percentage">
            <text:p>0,01 %</text:p>
          </table:table-cell>
          <table:table-cell office:value-type="float" office:value="232.15089392662" calcext:value-type="float">
            <text:p>232,150893926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476" calcext:value-type="float">
            <text:p>476</text:p>
          </table:table-cell>
          <table:table-cell office:value-type="float" office:value="86473385.3273763" calcext:value-type="float">
            <text:p>86473385,33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62751586914" calcext:value-type="percentage">
            <text:p>0,01 %</text:p>
          </table:table-cell>
          <table:table-cell office:value-type="float" office:value="302.699756860733" calcext:value-type="float">
            <text:p>302,6997568607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544" calcext:value-type="float">
            <text:p>544</text:p>
          </table:table-cell>
          <table:table-cell office:value-type="float" office:value="86178481.9823049" calcext:value-type="float">
            <text:p>86178481,98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4017457742" calcext:value-type="percentage">
            <text:p>0,01 %</text:p>
          </table:table-cell>
          <table:table-cell office:value-type="float" office:value="540.912003040314" calcext:value-type="float">
            <text:p>540,9120030403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612" calcext:value-type="float">
            <text:p>612</text:p>
          </table:table-cell>
          <table:table-cell office:value-type="float" office:value="86049525.6512271" calcext:value-type="float">
            <text:p>86049525,65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71913057617" calcext:value-type="percentage">
            <text:p>0,01 %</text:p>
          </table:table-cell>
          <table:table-cell office:value-type="float" office:value="548.710281848908" calcext:value-type="float">
            <text:p>548,710281848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681" calcext:value-type="float">
            <text:p>681</text:p>
          </table:table-cell>
          <table:table-cell office:value-type="float" office:value="86001195.6342123" calcext:value-type="float">
            <text:p>86001195,63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3413136956" calcext:value-type="percentage">
            <text:p>0,01 %</text:p>
          </table:table-cell>
          <table:table-cell office:value-type="float" office:value="286.985687971115" calcext:value-type="float">
            <text:p>286,985687971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749" calcext:value-type="float">
            <text:p>749</text:p>
          </table:table-cell>
          <table:table-cell office:value-type="float" office:value="85998737.942213" calcext:value-type="float">
            <text:p>85998737,94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6444439434" calcext:value-type="percentage">
            <text:p>0,01 %</text:p>
          </table:table-cell>
          <table:table-cell office:value-type="float" office:value="245.19341802597" calcext:value-type="float">
            <text:p>245,193418025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817" calcext:value-type="float">
            <text:p>817</text:p>
          </table:table-cell>
          <table:table-cell office:value-type="float" office:value="85997800.5173652" calcext:value-type="float">
            <text:p>85997800,52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8979940861" calcext:value-type="percentage">
            <text:p>0,01 %</text:p>
          </table:table-cell>
          <table:table-cell office:value-type="float" office:value="121.258062124252" calcext:value-type="float">
            <text:p>121,2580621242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855" calcext:value-type="float">
            <text:p>855</text:p>
          </table:table-cell>
          <table:table-cell office:value-type="float" office:value="85996762.6710678" calcext:value-type="float">
            <text:p>85996762,67</text:p>
          </table:table-cell>
          <table:table-cell office:value-type="string" calcext:value-type="string">
            <text:p>Optimal</text:p>
          </table:table-cell>
          <table:table-cell table:style-name="ce10" office:value-type="percentage" office:value="0.000084726273541" calcext:value-type="percentage">
            <text:p>0,01 %</text:p>
          </table:table-cell>
          <table:table-cell office:value-type="float" office:value="269.364069223404" calcext:value-type="float">
            <text:p>269,364069223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float" office:value="65612734.4860731" calcext:value-type="float">
            <text:p>65612734,49</text:p>
          </table:table-cell>
          <table:table-cell office:value-type="string" calcext:value-type="string">
            <text:p>Feasible</text:p>
          </table:table-cell>
          <table:table-cell office:value-type="float" office:value="0.062899796420989" calcext:value-type="float">
            <text:p>0,062899796420989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float" office:value="57539711.3399764" calcext:value-type="float">
            <text:p>57539711,34</text:p>
          </table:table-cell>
          <table:table-cell office:value-type="string" calcext:value-type="string">
            <text:p>Feasible</text:p>
          </table:table-cell>
          <table:table-cell office:value-type="float" office:value="0.073249120337965" calcext:value-type="float">
            <text:p>0,073249120337965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3" calcext:value-type="float">
            <text:p>33</text:p>
          </table:table-cell>
          <table:table-cell office:value-type="float" office:value="54023156.0630186" calcext:value-type="float">
            <text:p>54023156,06</text:p>
          </table:table-cell>
          <table:table-cell office:value-type="string" calcext:value-type="string">
            <text:p>Feasible</text:p>
          </table:table-cell>
          <table:table-cell office:value-type="float" office:value="0.164523985511463" calcext:value-type="float">
            <text:p>0,164523985511463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37" calcext:value-type="float">
            <text:p>37</text:p>
          </table:table-cell>
          <table:table-cell office:value-type="float" office:value="46712361.2504129" calcext:value-type="float">
            <text:p>46712361,25</text:p>
          </table:table-cell>
          <table:table-cell office:value-type="string" calcext:value-type="string">
            <text:p>Feasible</text:p>
          </table:table-cell>
          <table:table-cell office:value-type="float" office:value="0.10576104171473" calcext:value-type="float">
            <text:p>0,10576104171473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1" calcext:value-type="float">
            <text:p>41</text:p>
          </table:table-cell>
          <table:table-cell office:value-type="float" office:value="46590461.7094398" calcext:value-type="float">
            <text:p>46590461,71</text:p>
          </table:table-cell>
          <table:table-cell office:value-type="string" calcext:value-type="string">
            <text:p>Feasible</text:p>
          </table:table-cell>
          <table:table-cell office:value-type="float" office:value="0.174586945805178" calcext:value-type="float">
            <text:p>0,174586945805178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4" calcext:value-type="float">
            <text:p>44</text:p>
          </table:table-cell>
          <table:table-cell office:value-type="float" office:value="41040555.1283128" calcext:value-type="float">
            <text:p>41040555,13</text:p>
          </table:table-cell>
          <table:table-cell office:value-type="string" calcext:value-type="string">
            <text:p>Feasible</text:p>
          </table:table-cell>
          <table:table-cell office:value-type="float" office:value="0.032757578751634" calcext:value-type="float">
            <text:p>0,032757578751634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ull</text:p>
          </table:table-cell>
          <table:table-cell office:value-type="float" office:value="48" calcext:value-type="float">
            <text:p>48</text:p>
          </table:table-cell>
          <table:table-cell office:value-type="float" office:value="38431988.0407443" calcext:value-type="float">
            <text:p>38431988,04</text:p>
          </table:table-cell>
          <table:table-cell office:value-type="string" calcext:value-type="string">
            <text:p>Feasible</text:p>
          </table:table-cell>
          <table:table-cell office:value-type="float" office:value="0.018064405452918" calcext:value-type="float">
            <text:p>0,018064405452918</text:p>
          </table:table-cell>
          <table:table-cell office:value-type="float" office:value="3600" calcext:value-type="float">
            <text:p>3600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26" calcext:value-type="float">
            <text:p>26</text:p>
          </table:table-cell>
          <table:table-cell office:value-type="float" office:value="71929492.2225764" calcext:value-type="float">
            <text:p>71929492,22</text:p>
          </table:table-cell>
          <table:table-cell office:value-type="string" calcext:value-type="string">
            <text:p>Feasible</text:p>
          </table:table-cell>
          <table:table-cell office:value-type="float" office:value="0.054967678506296" calcext:value-type="float">
            <text:p>0,054967678506296</text:p>
          </table:table-cell>
          <table:table-cell office:value-type="float" office:value="3294.49058389664" calcext:value-type="float">
            <text:p>3294,490583896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30" calcext:value-type="float">
            <text:p>30</text:p>
          </table:table-cell>
          <table:table-cell office:value-type="float" office:value="61034667.5594825" calcext:value-type="float">
            <text:p>61034667,56</text:p>
          </table:table-cell>
          <table:table-cell office:value-type="string" calcext:value-type="string">
            <text:p>Feasible</text:p>
          </table:table-cell>
          <table:table-cell office:value-type="float" office:value="0.129900150089138" calcext:value-type="float">
            <text:p>0,129900150089138</text:p>
          </table:table-cell>
          <table:table-cell office:value-type="float" office:value="3296.39051604271" calcext:value-type="float">
            <text:p>3296,390516042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33" calcext:value-type="float">
            <text:p>33</text:p>
          </table:table-cell>
          <table:table-cell office:value-type="float" office:value="62856898.9853268" calcext:value-type="float">
            <text:p>62856898,99</text:p>
          </table:table-cell>
          <table:table-cell office:value-type="string" calcext:value-type="string">
            <text:p>Feasible</text:p>
          </table:table-cell>
          <table:table-cell office:value-type="float" office:value="0.327380671694529" calcext:value-type="float">
            <text:p>0,327380671694529</text:p>
          </table:table-cell>
          <table:table-cell office:value-type="float" office:value="3295.5419549942" calcext:value-type="float">
            <text:p>3295,54195499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37" calcext:value-type="float">
            <text:p>37</text:p>
          </table:table-cell>
          <table:table-cell office:value-type="float" office:value="56191300.3974523" calcext:value-type="float">
            <text:p>56191300,40</text:p>
          </table:table-cell>
          <table:table-cell office:value-type="string" calcext:value-type="string">
            <text:p>Feasible</text:p>
          </table:table-cell>
          <table:table-cell office:value-type="float" office:value="0.285081937317896" calcext:value-type="float">
            <text:p>0,285081937317896</text:p>
          </table:table-cell>
          <table:table-cell office:value-type="float" office:value="3294.30101299286" calcext:value-type="float">
            <text:p>3294,30101299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41" calcext:value-type="float">
            <text:p>41</text:p>
          </table:table-cell>
          <table:table-cell office:value-type="float" office:value="48749597.2025766" calcext:value-type="float">
            <text:p>48749597,20</text:p>
          </table:table-cell>
          <table:table-cell office:value-type="string" calcext:value-type="string">
            <text:p>Feasible</text:p>
          </table:table-cell>
          <table:table-cell office:value-type="float" office:value="0.249712242489141" calcext:value-type="float">
            <text:p>0,249712242489141</text:p>
          </table:table-cell>
          <table:table-cell office:value-type="float" office:value="3295.39596199989" calcext:value-type="float">
            <text:p>3295,395961999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44" calcext:value-type="float">
            <text:p>44</text:p>
          </table:table-cell>
          <table:table-cell office:value-type="float" office:value="44896317.2267646" calcext:value-type="float">
            <text:p>44896317,23</text:p>
          </table:table-cell>
          <table:table-cell office:value-type="string" calcext:value-type="string">
            <text:p>Feasible</text:p>
          </table:table-cell>
          <table:table-cell office:value-type="float" office:value="0.212161348784246" calcext:value-type="float">
            <text:p>0,212161348784246</text:p>
          </table:table-cell>
          <table:table-cell office:value-type="float" office:value="3294.38146400452" calcext:value-type="float">
            <text:p>3294,381464004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arrond</text:p>
          </table:table-cell>
          <table:table-cell office:value-type="float" office:value="48" calcext:value-type="float">
            <text:p>48</text:p>
          </table:table-cell>
          <table:table-cell office:value-type="float" office:value="40294524.5664445" calcext:value-type="float">
            <text:p>40294524,57</text:p>
          </table:table-cell>
          <table:table-cell office:value-type="string" calcext:value-type="string">
            <text:p>Feasible</text:p>
          </table:table-cell>
          <table:table-cell office:value-type="float" office:value="0.079935055082322" calcext:value-type="float">
            <text:p>0,079935055082322</text:p>
          </table:table-cell>
          <table:table-cell office:value-type="float" office:value="3295.55305600166" calcext:value-type="float">
            <text:p>3295,553056001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26" calcext:value-type="float">
            <text:p>26</text:p>
          </table:table-cell>
          <table:table-cell office:value-type="float" office:value="93955918.2548439" calcext:value-type="float">
            <text:p>93955918,25</text:p>
          </table:table-cell>
          <table:table-cell office:value-type="string" calcext:value-type="string">
            <text:p>Feasible</text:p>
          </table:table-cell>
          <table:table-cell office:value-type="float" office:value="0.042075362507346" calcext:value-type="float">
            <text:p>0,042075362507346</text:p>
          </table:table-cell>
          <table:table-cell office:value-type="float" office:value="3295.66732811928" calcext:value-type="float">
            <text:p>3295,66732811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30" calcext:value-type="float">
            <text:p>30</text:p>
          </table:table-cell>
          <table:table-cell office:value-type="float" office:value="87321858.8504085" calcext:value-type="float">
            <text:p>87321858,85</text:p>
          </table:table-cell>
          <table:table-cell office:value-type="string" calcext:value-type="string">
            <text:p>Feasible</text:p>
          </table:table-cell>
          <table:table-cell office:value-type="float" office:value="0.079034677749398" calcext:value-type="float">
            <text:p>0,079034677749398</text:p>
          </table:table-cell>
          <table:table-cell office:value-type="float" office:value="3292.00312399864" calcext:value-type="float">
            <text:p>3292,00312399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33" calcext:value-type="float">
            <text:p>33</text:p>
          </table:table-cell>
          <table:table-cell office:value-type="float" office:value="89247960.8693981" calcext:value-type="float">
            <text:p>89247960,87</text:p>
          </table:table-cell>
          <table:table-cell office:value-type="string" calcext:value-type="string">
            <text:p>Feasible</text:p>
          </table:table-cell>
          <table:table-cell office:value-type="float" office:value="0.074373185052373" calcext:value-type="float">
            <text:p>0,074373185052373</text:p>
          </table:table-cell>
          <table:table-cell office:value-type="float" office:value="3296.65108799934" calcext:value-type="float">
            <text:p>3296,651087999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37" calcext:value-type="float">
            <text:p>37</text:p>
          </table:table-cell>
          <table:table-cell office:value-type="float" office:value="86958697.5250671" calcext:value-type="float">
            <text:p>86958697,53</text:p>
          </table:table-cell>
          <table:table-cell office:value-type="string" calcext:value-type="string">
            <text:p>Feasible</text:p>
          </table:table-cell>
          <table:table-cell office:value-type="float" office:value="0.030889508583009" calcext:value-type="float">
            <text:p>0,030889508583009</text:p>
          </table:table-cell>
          <table:table-cell office:value-type="float" office:value="3292.28845596313" calcext:value-type="float">
            <text:p>3292,288455963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41" calcext:value-type="float">
            <text:p>41</text:p>
          </table:table-cell>
          <table:table-cell office:value-type="float" office:value="84829309.7819308" calcext:value-type="float">
            <text:p>84829309,78</text:p>
          </table:table-cell>
          <table:table-cell office:value-type="string" calcext:value-type="string">
            <text:p>Feasible</text:p>
          </table:table-cell>
          <table:table-cell office:value-type="float" office:value="0.02283641437013" calcext:value-type="float">
            <text:p>0,02283641437013</text:p>
          </table:table-cell>
          <table:table-cell office:value-type="float" office:value="3297.65175008774" calcext:value-type="float">
            <text:p>3297,651750087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44" calcext:value-type="float">
            <text:p>44</text:p>
          </table:table-cell>
          <table:table-cell office:value-type="float" office:value="83481411.311133" calcext:value-type="float">
            <text:p>83481411,31</text:p>
          </table:table-cell>
          <table:table-cell office:value-type="string" calcext:value-type="string">
            <text:p>Feasible</text:p>
          </table:table-cell>
          <table:table-cell office:value-type="float" office:value="0.018476953156284" calcext:value-type="float">
            <text:p>0,018476953156284</text:p>
          </table:table-cell>
          <table:table-cell office:value-type="float" office:value="3311.26866292953" calcext:value-type="float">
            <text:p>3311,268662929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EPCI</text:p>
          </table:table-cell>
          <table:table-cell office:value-type="float" office:value="48" calcext:value-type="float">
            <text:p>48</text:p>
          </table:table-cell>
          <table:table-cell office:value-type="float" office:value="83763159.7460086" calcext:value-type="float">
            <text:p>83763159,75</text:p>
          </table:table-cell>
          <table:table-cell office:value-type="string" calcext:value-type="string">
            <text:p>Feasible</text:p>
          </table:table-cell>
          <table:table-cell office:value-type="float" office:value="0.022544489286509" calcext:value-type="float">
            <text:p>0,022544489286509</text:p>
          </table:table-cell>
          <table:table-cell office:value-type="float" office:value="3297.05012083054" calcext:value-type="float">
            <text:p>3297,05012083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26" calcext:value-type="float">
            <text:p>26</text:p>
          </table:table-cell>
          <table:table-cell office:value-type="float" office:value="66223964.8961379" calcext:value-type="float">
            <text:p>66223964,90</text:p>
          </table:table-cell>
          <table:table-cell office:value-type="string" calcext:value-type="string">
            <text:p>Feasible</text:p>
          </table:table-cell>
          <table:table-cell office:value-type="float" office:value="0.046572281651016" calcext:value-type="float">
            <text:p>0,046572281651016</text:p>
          </table:table-cell>
          <table:table-cell office:value-type="float" office:value="3294.78930497169" calcext:value-type="float">
            <text:p>3294,789304971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30" calcext:value-type="float">
            <text:p>30</text:p>
          </table:table-cell>
          <table:table-cell office:value-type="float" office:value="61418832.4880733" calcext:value-type="float">
            <text:p>61418832,49</text:p>
          </table:table-cell>
          <table:table-cell office:value-type="string" calcext:value-type="string">
            <text:p>Feasible</text:p>
          </table:table-cell>
          <table:table-cell office:value-type="float" office:value="0.097894271523745" calcext:value-type="float">
            <text:p>0,097894271523745</text:p>
          </table:table-cell>
          <table:table-cell office:value-type="float" office:value="3294.40230488777" calcext:value-type="float">
            <text:p>3294,402304887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33" calcext:value-type="float">
            <text:p>33</text:p>
          </table:table-cell>
          <table:table-cell office:value-type="float" office:value="57136376.4236367" calcext:value-type="float">
            <text:p>57136376,42</text:p>
          </table:table-cell>
          <table:table-cell office:value-type="string" calcext:value-type="string">
            <text:p>Feasible</text:p>
          </table:table-cell>
          <table:table-cell office:value-type="float" office:value="0.123744639759059" calcext:value-type="float">
            <text:p>0,123744639759059</text:p>
          </table:table-cell>
          <table:table-cell office:value-type="float" office:value="3299.95653486252" calcext:value-type="float">
            <text:p>3299,956534862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37" calcext:value-type="float">
            <text:p>37</text:p>
          </table:table-cell>
          <table:table-cell office:value-type="float" office:value="53215803.6114308" calcext:value-type="float">
            <text:p>53215803,61</text:p>
          </table:table-cell>
          <table:table-cell office:value-type="string" calcext:value-type="string">
            <text:p>Feasible</text:p>
          </table:table-cell>
          <table:table-cell office:value-type="float" office:value="0.137064055614403" calcext:value-type="float">
            <text:p>0,137064055614403</text:p>
          </table:table-cell>
          <table:table-cell office:value-type="float" office:value="3292.32845115662" calcext:value-type="float">
            <text:p>3292,328451156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41" calcext:value-type="float">
            <text:p>41</text:p>
          </table:table-cell>
          <table:table-cell office:value-type="float" office:value="52982797.3466311" calcext:value-type="float">
            <text:p>52982797,35</text:p>
          </table:table-cell>
          <table:table-cell office:value-type="string" calcext:value-type="string">
            <text:p>Feasible</text:p>
          </table:table-cell>
          <table:table-cell office:value-type="float" office:value="0.181204159022402" calcext:value-type="float">
            <text:p>0,181204159022402</text:p>
          </table:table-cell>
          <table:table-cell office:value-type="float" office:value="3295.32532906532" calcext:value-type="float">
            <text:p>3295,325329065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44" calcext:value-type="float">
            <text:p>44</text:p>
          </table:table-cell>
          <table:table-cell office:value-type="float" office:value="46435286.5838234" calcext:value-type="float">
            <text:p>46435286,58</text:p>
          </table:table-cell>
          <table:table-cell office:value-type="string" calcext:value-type="string">
            <text:p>Feasible</text:p>
          </table:table-cell>
          <table:table-cell office:value-type="float" office:value="0.0897132525316" calcext:value-type="float">
            <text:p>0,0897132525316</text:p>
          </table:table-cell>
          <table:table-cell office:value-type="float" office:value="3312.62734508514" calcext:value-type="float">
            <text:p>3312,627345085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anton</text:p>
          </table:table-cell>
          <table:table-cell office:value-type="float" office:value="48" calcext:value-type="float">
            <text:p>48</text:p>
          </table:table-cell>
          <table:table-cell office:value-type="float" office:value="49321048.4716096" calcext:value-type="float">
            <text:p>49321048,47</text:p>
          </table:table-cell>
          <table:table-cell office:value-type="string" calcext:value-type="string">
            <text:p>Feasible</text:p>
          </table:table-cell>
          <table:table-cell office:value-type="float" office:value="0.141148682887207" calcext:value-type="float">
            <text:p>0,141148682887207</text:p>
          </table:table-cell>
          <table:table-cell office:value-type="float" office:value="3289.26534700394" calcext:value-type="float">
            <text:p>3289,265347003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26" calcext:value-type="float">
            <text:p>26</text:p>
          </table:table-cell>
          <table:table-cell office:value-type="float" office:value="67519242.7171198" calcext:value-type="float">
            <text:p>67519242,72</text:p>
          </table:table-cell>
          <table:table-cell office:value-type="string" calcext:value-type="string">
            <text:p>Feasible</text:p>
          </table:table-cell>
          <table:table-cell office:value-type="float" office:value="0.078952197821667" calcext:value-type="float">
            <text:p>0,078952197821667</text:p>
          </table:table-cell>
          <table:table-cell office:value-type="float" office:value="3288.79537701607" calcext:value-type="float">
            <text:p>3288,795377016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30" calcext:value-type="float">
            <text:p>30</text:p>
          </table:table-cell>
          <table:table-cell office:value-type="float" office:value="60918474.1050736" calcext:value-type="float">
            <text:p>60918474,11</text:p>
          </table:table-cell>
          <table:table-cell office:value-type="string" calcext:value-type="string">
            <text:p>Feasible</text:p>
          </table:table-cell>
          <table:table-cell office:value-type="float" office:value="0.124400782287989" calcext:value-type="float">
            <text:p>0,124400782287989</text:p>
          </table:table-cell>
          <table:table-cell office:value-type="float" office:value="3291.5295689106" calcext:value-type="float">
            <text:p>3291,52956891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33" calcext:value-type="float">
            <text:p>33</text:p>
          </table:table-cell>
          <table:table-cell office:value-type="float" office:value="58231944.4498747" calcext:value-type="float">
            <text:p>58231944,45</text:p>
          </table:table-cell>
          <table:table-cell office:value-type="string" calcext:value-type="string">
            <text:p>Feasible</text:p>
          </table:table-cell>
          <table:table-cell office:value-type="float" office:value="0.157496741524373" calcext:value-type="float">
            <text:p>0,157496741524373</text:p>
          </table:table-cell>
          <table:table-cell office:value-type="float" office:value="3288.53635811806" calcext:value-type="float">
            <text:p>3288,536358118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37" calcext:value-type="float">
            <text:p>37</text:p>
          </table:table-cell>
          <table:table-cell office:value-type="float" office:value="52731483.4266175" calcext:value-type="float">
            <text:p>52731483,43</text:p>
          </table:table-cell>
          <table:table-cell office:value-type="string" calcext:value-type="string">
            <text:p>Feasible</text:p>
          </table:table-cell>
          <table:table-cell office:value-type="float" office:value="0.11597798687229" calcext:value-type="float">
            <text:p>0,11597798687229</text:p>
          </table:table-cell>
          <table:table-cell office:value-type="float" office:value="3289.22022199631" calcext:value-type="float">
            <text:p>3289,220221996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41" calcext:value-type="float">
            <text:p>41</text:p>
          </table:table-cell>
          <table:table-cell office:value-type="float" office:value="50413283.1257595" calcext:value-type="float">
            <text:p>50413283,13</text:p>
          </table:table-cell>
          <table:table-cell office:value-type="string" calcext:value-type="string">
            <text:p>Feasible</text:p>
          </table:table-cell>
          <table:table-cell office:value-type="float" office:value="0.11399696338923" calcext:value-type="float">
            <text:p>0,11399696338923</text:p>
          </table:table-cell>
          <table:table-cell office:value-type="float" office:value="3283.27387809753" calcext:value-type="float">
            <text:p>3283,27387809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44" calcext:value-type="float">
            <text:p>44</text:p>
          </table:table-cell>
          <table:table-cell office:value-type="float" office:value="49754868.6157763" calcext:value-type="float">
            <text:p>49754868,62</text:p>
          </table:table-cell>
          <table:table-cell office:value-type="string" calcext:value-type="string">
            <text:p>Feasible</text:p>
          </table:table-cell>
          <table:table-cell office:value-type="float" office:value="0.13383999465406" calcext:value-type="float">
            <text:p>0,13383999465406</text:p>
          </table:table-cell>
          <table:table-cell office:value-type="float" office:value="3289.14713406563" calcext:value-type="float">
            <text:p>3289,147134065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ommune</text:p>
          </table:table-cell>
          <table:table-cell office:value-type="float" office:value="48" calcext:value-type="float">
            <text:p>48</text:p>
          </table:table-cell>
          <table:table-cell office:value-type="float" office:value="46418804.7285903" calcext:value-type="float">
            <text:p>46418804,73</text:p>
          </table:table-cell>
          <table:table-cell office:value-type="string" calcext:value-type="string">
            <text:p>Feasible</text:p>
          </table:table-cell>
          <table:table-cell office:value-type="float" office:value="0.052408998370266" calcext:value-type="float">
            <text:p>0,052408998370266</text:p>
          </table:table-cell>
          <table:table-cell office:value-type="float" office:value="3287.04329800606" calcext:value-type="float">
            <text:p>3287,04329800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42" calcext:value-type="float">
            <text:p>42</text:p>
          </table:table-cell>
          <table:table-cell office:value-type="float" office:value="46843227.3337865" calcext:value-type="float">
            <text:p>46843227,33</text:p>
          </table:table-cell>
          <table:table-cell office:value-type="string" calcext:value-type="string">
            <text:p>Feasible</text:p>
          </table:table-cell>
          <table:table-cell table:style-name="ce11" office:value-type="float" office:value="0.092168913628872" calcext:value-type="float">
            <text:p>0,092168913628872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48" calcext:value-type="float">
            <text:p>48</text:p>
          </table:table-cell>
          <table:table-cell office:value-type="float" office:value="42675678.9614682" calcext:value-type="float">
            <text:p>42675678,96</text:p>
          </table:table-cell>
          <table:table-cell office:value-type="string" calcext:value-type="string">
            <text:p>Feasible</text:p>
          </table:table-cell>
          <table:table-cell office:value-type="float" office:value="0.078761919564974" calcext:value-type="float">
            <text:p>0,078761919564974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54" calcext:value-type="float">
            <text:p>54</text:p>
          </table:table-cell>
          <table:table-cell office:value-type="float" office:value="36899542.6051624" calcext:value-type="float">
            <text:p>36899542,61</text:p>
          </table:table-cell>
          <table:table-cell office:value-type="string" calcext:value-type="string">
            <text:p>Feasible</text:p>
          </table:table-cell>
          <table:table-cell office:value-type="float" office:value="0.005593912975986" calcext:value-type="float">
            <text:p>0,005593912975986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office:value-type="float" office:value="34534762.7350149" calcext:value-type="float">
            <text:p>34534762,74</text:p>
          </table:table-cell>
          <table:table-cell office:value-type="string" calcext:value-type="string">
            <text:p>Feasible</text:p>
          </table:table-cell>
          <table:table-cell office:value-type="float" office:value="0.000974269385199" calcext:value-type="float">
            <text:p>0,000974269385199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66" calcext:value-type="float">
            <text:p>66</text:p>
          </table:table-cell>
          <table:table-cell office:value-type="float" office:value="32762029.3463318" calcext:value-type="float">
            <text:p>32762029,35</text:p>
          </table:table-cell>
          <table:table-cell office:value-type="string" calcext:value-type="string">
            <text:p>Feasible</text:p>
          </table:table-cell>
          <table:table-cell office:value-type="float" office:value="0.001634695273607" calcext:value-type="float">
            <text:p>0,001634695273607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72" calcext:value-type="float">
            <text:p>72</text:p>
          </table:table-cell>
          <table:table-cell office:value-type="float" office:value="30944834.6910004" calcext:value-type="float">
            <text:p>30944834,69</text:p>
          </table:table-cell>
          <table:table-cell office:value-type="string" calcext:value-type="string">
            <text:p>Feasible</text:p>
          </table:table-cell>
          <table:table-cell office:value-type="float" office:value="0.002277160770119" calcext:value-type="float">
            <text:p>0,002277160770119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null</text:p>
          </table:table-cell>
          <table:table-cell office:value-type="float" office:value="78" calcext:value-type="float">
            <text:p>78</text:p>
          </table:table-cell>
          <table:table-cell office:value-type="float" office:value="29444834.3303639" calcext:value-type="float">
            <text:p>29444834,33</text:p>
          </table:table-cell>
          <table:table-cell office:value-type="string" calcext:value-type="string">
            <text:p>Feasible</text:p>
          </table:table-cell>
          <table:table-cell office:value-type="float" office:value="0.002348855159108" calcext:value-type="float">
            <text:p>0,002348855159108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42" calcext:value-type="float">
            <text:p>42</text:p>
          </table:table-cell>
          <table:table-cell office:value-type="float" office:value="44161767.6873135" calcext:value-type="float">
            <text:p>44161767,69</text:p>
          </table:table-cell>
          <table:table-cell office:value-type="string" calcext:value-type="string">
            <text:p>Feasible</text:p>
          </table:table-cell>
          <table:table-cell office:value-type="float" office:value="0.038574797918552" calcext:value-type="float">
            <text:p>0,038574797918552</text:p>
          </table:table-cell>
          <table:table-cell office:value-type="float" office:value="3295.74736094475" calcext:value-type="float">
            <text:p>3295,74736094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48" calcext:value-type="float">
            <text:p>48</text:p>
          </table:table-cell>
          <table:table-cell office:value-type="float" office:value="42370758.0460316" calcext:value-type="float">
            <text:p>42370758,05</text:p>
          </table:table-cell>
          <table:table-cell office:value-type="string" calcext:value-type="string">
            <text:p>Feasible</text:p>
          </table:table-cell>
          <table:table-cell office:value-type="float" office:value="0.089409451892774" calcext:value-type="float">
            <text:p>0,089409451892774</text:p>
          </table:table-cell>
          <table:table-cell office:value-type="float" office:value="3294.53670692444" calcext:value-type="float">
            <text:p>3294,53670692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54" calcext:value-type="float">
            <text:p>54</text:p>
          </table:table-cell>
          <table:table-cell office:value-type="float" office:value="39608531.2015626" calcext:value-type="float">
            <text:p>39608531,20</text:p>
          </table:table-cell>
          <table:table-cell office:value-type="string" calcext:value-type="string">
            <text:p>Feasible</text:p>
          </table:table-cell>
          <table:table-cell office:value-type="float" office:value="0.084162879202847" calcext:value-type="float">
            <text:p>0,084162879202847</text:p>
          </table:table-cell>
          <table:table-cell office:value-type="float" office:value="3297.68853998184" calcext:value-type="float">
            <text:p>3297,688539981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60" calcext:value-type="float">
            <text:p>60</text:p>
          </table:table-cell>
          <table:table-cell office:value-type="float" office:value="35551582.8813848" calcext:value-type="float">
            <text:p>35551582,88</text:p>
          </table:table-cell>
          <table:table-cell office:value-type="string" calcext:value-type="string">
            <text:p>Feasible</text:p>
          </table:table-cell>
          <table:table-cell office:value-type="float" office:value="0.029242724625272" calcext:value-type="float">
            <text:p>0,029242724625272</text:p>
          </table:table-cell>
          <table:table-cell office:value-type="float" office:value="3292.40899705887" calcext:value-type="float">
            <text:p>3292,408997058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66" calcext:value-type="float">
            <text:p>66</text:p>
          </table:table-cell>
          <table:table-cell office:value-type="float" office:value="32951696.9657842" calcext:value-type="float">
            <text:p>32951696,97</text:p>
          </table:table-cell>
          <table:table-cell office:value-type="string" calcext:value-type="string">
            <text:p>Feasible</text:p>
          </table:table-cell>
          <table:table-cell office:value-type="float" office:value="0.008018521541365" calcext:value-type="float">
            <text:p>0,008018521541365</text:p>
          </table:table-cell>
          <table:table-cell office:value-type="float" office:value="3316.75208592415" calcext:value-type="float">
            <text:p>3316,752085924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72" calcext:value-type="float">
            <text:p>72</text:p>
          </table:table-cell>
          <table:table-cell office:value-type="float" office:value="31208450.7021961" calcext:value-type="float">
            <text:p>31208450,70</text:p>
          </table:table-cell>
          <table:table-cell office:value-type="string" calcext:value-type="string">
            <text:p>Feasible</text:p>
          </table:table-cell>
          <table:table-cell office:value-type="float" office:value="0.002455405182944" calcext:value-type="float">
            <text:p>0,002455405182944</text:p>
          </table:table-cell>
          <table:table-cell office:value-type="float" office:value="3310.52696204185" calcext:value-type="float">
            <text:p>3310,526962041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arrond</text:p>
          </table:table-cell>
          <table:table-cell office:value-type="float" office:value="78" calcext:value-type="float">
            <text:p>78</text:p>
          </table:table-cell>
          <table:table-cell office:value-type="float" office:value="30683505.2587177" calcext:value-type="float">
            <text:p>30683505,26</text:p>
          </table:table-cell>
          <table:table-cell office:value-type="string" calcext:value-type="string">
            <text:p>Feasible</text:p>
          </table:table-cell>
          <table:table-cell office:value-type="float" office:value="0.005401222855251" calcext:value-type="float">
            <text:p>0,005401222855251</text:p>
          </table:table-cell>
          <table:table-cell office:value-type="float" office:value="3291.33012890816" calcext:value-type="float">
            <text:p>3291,330128908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42" calcext:value-type="float">
            <text:p>42</text:p>
          </table:table-cell>
          <table:table-cell office:value-type="float" office:value="86106354.8356976" calcext:value-type="float">
            <text:p>86106354,84</text:p>
          </table:table-cell>
          <table:table-cell office:value-type="string" calcext:value-type="string">
            <text:p>Feasible</text:p>
          </table:table-cell>
          <table:table-cell office:value-type="float" office:value="0.031134854437409" calcext:value-type="float">
            <text:p>0,031134854437409</text:p>
          </table:table-cell>
          <table:table-cell office:value-type="float" office:value="3295.60335111618" calcext:value-type="float">
            <text:p>3295,603351116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48" calcext:value-type="float">
            <text:p>48</text:p>
          </table:table-cell>
          <table:table-cell office:value-type="float" office:value="87761107.8611351" calcext:value-type="float">
            <text:p>87761107,86</text:p>
          </table:table-cell>
          <table:table-cell office:value-type="string" calcext:value-type="string">
            <text:p>Feasible</text:p>
          </table:table-cell>
          <table:table-cell office:value-type="float" office:value="0.055104057617884" calcext:value-type="float">
            <text:p>0,055104057617884</text:p>
          </table:table-cell>
          <table:table-cell office:value-type="float" office:value="3302.18669390678" calcext:value-type="float">
            <text:p>3302,186693906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54" calcext:value-type="float">
            <text:p>54</text:p>
          </table:table-cell>
          <table:table-cell office:value-type="float" office:value="70026905.605762" calcext:value-type="float">
            <text:p>70026905,61</text:p>
          </table:table-cell>
          <table:table-cell office:value-type="string" calcext:value-type="string">
            <text:p>Feasible</text:p>
          </table:table-cell>
          <table:table-cell office:value-type="float" office:value="0.013372527219974" calcext:value-type="float">
            <text:p>0,013372527219974</text:p>
          </table:table-cell>
          <table:table-cell office:value-type="float" office:value="3305.23430490494" calcext:value-type="float">
            <text:p>3305,234304904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60" calcext:value-type="float">
            <text:p>60</text:p>
          </table:table-cell>
          <table:table-cell office:value-type="float" office:value="46155888.1505729" calcext:value-type="float">
            <text:p>46155888,15</text:p>
          </table:table-cell>
          <table:table-cell office:value-type="string" calcext:value-type="string">
            <text:p>Feasible</text:p>
          </table:table-cell>
          <table:table-cell office:value-type="float" office:value="0.011114592609138" calcext:value-type="float">
            <text:p>0,011114592609138</text:p>
          </table:table-cell>
          <table:table-cell office:value-type="float" office:value="3304.97543001175" calcext:value-type="float">
            <text:p>3304,975430011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66" calcext:value-type="float">
            <text:p>66</text:p>
          </table:table-cell>
          <table:table-cell office:value-type="float" office:value="37813680.6573105" calcext:value-type="float">
            <text:p>37813680,66</text:p>
          </table:table-cell>
          <table:table-cell office:value-type="string" calcext:value-type="string">
            <text:p>Feasible</text:p>
          </table:table-cell>
          <table:table-cell office:value-type="float" office:value="0.005884454912113" calcext:value-type="float">
            <text:p>0,005884454912113</text:p>
          </table:table-cell>
          <table:table-cell office:value-type="float" office:value="3308.68020105362" calcext:value-type="float">
            <text:p>3308,68020105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72" calcext:value-type="float">
            <text:p>72</text:p>
          </table:table-cell>
          <table:table-cell office:value-type="float" office:value="34227477.5224755" calcext:value-type="float">
            <text:p>34227477,52</text:p>
          </table:table-cell>
          <table:table-cell office:value-type="string" calcext:value-type="string">
            <text:p>Feasible</text:p>
          </table:table-cell>
          <table:table-cell office:value-type="float" office:value="0.004190042435245" calcext:value-type="float">
            <text:p>0,004190042435245</text:p>
          </table:table-cell>
          <table:table-cell office:value-type="float" office:value="3313.06523513794" calcext:value-type="float">
            <text:p>3313,065235137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EPCI</text:p>
          </table:table-cell>
          <table:table-cell office:value-type="float" office:value="78" calcext:value-type="float">
            <text:p>78</text:p>
          </table:table-cell>
          <table:table-cell office:value-type="float" office:value="31690960.7116559" calcext:value-type="float">
            <text:p>31690960,71</text:p>
          </table:table-cell>
          <table:table-cell office:value-type="string" calcext:value-type="string">
            <text:p>Feasible</text:p>
          </table:table-cell>
          <table:table-cell office:value-type="float" office:value="0.002511881465208" calcext:value-type="float">
            <text:p>0,002511881465208</text:p>
          </table:table-cell>
          <table:table-cell office:value-type="float" office:value="3316.79477596283" calcext:value-type="float">
            <text:p>3316,79477596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42" calcext:value-type="float">
            <text:p>42</text:p>
          </table:table-cell>
          <table:table-cell office:value-type="float" office:value="53196031.0810349" calcext:value-type="float">
            <text:p>53196031,08</text:p>
          </table:table-cell>
          <table:table-cell office:value-type="string" calcext:value-type="string">
            <text:p>Feasible</text:p>
          </table:table-cell>
          <table:table-cell office:value-type="float" office:value="0.060704743635104" calcext:value-type="float">
            <text:p>0,060704743635104</text:p>
          </table:table-cell>
          <table:table-cell office:value-type="float" office:value="3292.0373301506" calcext:value-type="float">
            <text:p>3292,03733015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48" calcext:value-type="float">
            <text:p>48</text:p>
          </table:table-cell>
          <table:table-cell office:value-type="float" office:value="50318173.8942727" calcext:value-type="float">
            <text:p>50318173,89</text:p>
          </table:table-cell>
          <table:table-cell office:value-type="string" calcext:value-type="string">
            <text:p>Feasible</text:p>
          </table:table-cell>
          <table:table-cell office:value-type="float" office:value="0.079942615940555" calcext:value-type="float">
            <text:p>0,079942615940555</text:p>
          </table:table-cell>
          <table:table-cell office:value-type="float" office:value="3291.06583094597" calcext:value-type="float">
            <text:p>3291,065830945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54" calcext:value-type="float">
            <text:p>54</text:p>
          </table:table-cell>
          <table:table-cell office:value-type="float" office:value="48945365.1923601" calcext:value-type="float">
            <text:p>48945365,19</text:p>
          </table:table-cell>
          <table:table-cell office:value-type="string" calcext:value-type="string">
            <text:p>Feasible</text:p>
          </table:table-cell>
          <table:table-cell office:value-type="float" office:value="0.106929888605153" calcext:value-type="float">
            <text:p>0,106929888605153</text:p>
          </table:table-cell>
          <table:table-cell office:value-type="float" office:value="3293.74084091187" calcext:value-type="float">
            <text:p>3293,74084091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60" calcext:value-type="float">
            <text:p>60</text:p>
          </table:table-cell>
          <table:table-cell office:value-type="float" office:value="44837178.4683536" calcext:value-type="float">
            <text:p>44837178,47</text:p>
          </table:table-cell>
          <table:table-cell office:value-type="string" calcext:value-type="string">
            <text:p>Feasible</text:p>
          </table:table-cell>
          <table:table-cell office:value-type="float" office:value="0.063164404413225" calcext:value-type="float">
            <text:p>0,063164404413225</text:p>
          </table:table-cell>
          <table:table-cell office:value-type="float" office:value="3301.50670599937" calcext:value-type="float">
            <text:p>3301,506705999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66" calcext:value-type="float">
            <text:p>66</text:p>
          </table:table-cell>
          <table:table-cell office:value-type="float" office:value="41518593.1541708" calcext:value-type="float">
            <text:p>41518593,15</text:p>
          </table:table-cell>
          <table:table-cell office:value-type="string" calcext:value-type="string">
            <text:p>Feasible</text:p>
          </table:table-cell>
          <table:table-cell office:value-type="float" office:value="0.023386373414694" calcext:value-type="float">
            <text:p>0,023386373414694</text:p>
          </table:table-cell>
          <table:table-cell office:value-type="float" office:value="3285.93182611465" calcext:value-type="float">
            <text:p>3285,931826114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72" calcext:value-type="float">
            <text:p>72</text:p>
          </table:table-cell>
          <table:table-cell office:value-type="float" office:value="40504867.5834236" calcext:value-type="float">
            <text:p>40504867,58</text:p>
          </table:table-cell>
          <table:table-cell office:value-type="string" calcext:value-type="string">
            <text:p>Feasible</text:p>
          </table:table-cell>
          <table:table-cell office:value-type="float" office:value="0.03718983541128" calcext:value-type="float">
            <text:p>0,03718983541128</text:p>
          </table:table-cell>
          <table:table-cell office:value-type="float" office:value="3299.53467011452" calcext:value-type="float">
            <text:p>3299,534670114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anton</text:p>
          </table:table-cell>
          <table:table-cell office:value-type="float" office:value="78" calcext:value-type="float">
            <text:p>78</text:p>
          </table:table-cell>
          <table:table-cell office:value-type="float" office:value="37887809.4586212" calcext:value-type="float">
            <text:p>37887809,46</text:p>
          </table:table-cell>
          <table:table-cell office:value-type="string" calcext:value-type="string">
            <text:p>Feasible</text:p>
          </table:table-cell>
          <table:table-cell office:value-type="float" office:value="0.001910618918112" calcext:value-type="float">
            <text:p>0,001910618918112</text:p>
          </table:table-cell>
          <table:table-cell office:value-type="float" office:value="3317.39174318314" calcext:value-type="float">
            <text:p>3317,391743183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42" calcext:value-type="float">
            <text:p>42</text:p>
          </table:table-cell>
          <table:table-cell office:value-type="float" office:value="54758227.7364966" calcext:value-type="float">
            <text:p>54758227,74</text:p>
          </table:table-cell>
          <table:table-cell office:value-type="string" calcext:value-type="string">
            <text:p>Feasible</text:p>
          </table:table-cell>
          <table:table-cell office:value-type="float" office:value="0.1484850023896" calcext:value-type="float">
            <text:p>0,1484850023896</text:p>
          </table:table-cell>
          <table:table-cell office:value-type="float" office:value="3292.15197587013" calcext:value-type="float">
            <text:p>3292,15197587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48" calcext:value-type="float">
            <text:p>48</text:p>
          </table:table-cell>
          <table:table-cell office:value-type="float" office:value="48709237.9117001" calcext:value-type="float">
            <text:p>48709237,91</text:p>
          </table:table-cell>
          <table:table-cell office:value-type="string" calcext:value-type="string">
            <text:p>Feasible</text:p>
          </table:table-cell>
          <table:table-cell office:value-type="float" office:value="0.041096866455855" calcext:value-type="float">
            <text:p>0,041096866455855</text:p>
          </table:table-cell>
          <table:table-cell office:value-type="float" office:value="3288.27089500427" calcext:value-type="float">
            <text:p>3288,270895004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54" calcext:value-type="float">
            <text:p>54</text:p>
          </table:table-cell>
          <table:table-cell office:value-type="float" office:value="45349743.4489799" calcext:value-type="float">
            <text:p>45349743,45</text:p>
          </table:table-cell>
          <table:table-cell office:value-type="string" calcext:value-type="string">
            <text:p>Feasible</text:p>
          </table:table-cell>
          <table:table-cell office:value-type="float" office:value="0.016245781815192" calcext:value-type="float">
            <text:p>0,016245781815192</text:p>
          </table:table-cell>
          <table:table-cell office:value-type="float" office:value="3290.83300113678" calcext:value-type="float">
            <text:p>3290,833001136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60" calcext:value-type="float">
            <text:p>60</text:p>
          </table:table-cell>
          <table:table-cell office:value-type="float" office:value="45605896.8273594" calcext:value-type="float">
            <text:p>45605896,83</text:p>
          </table:table-cell>
          <table:table-cell office:value-type="string" calcext:value-type="string">
            <text:p>Feasible</text:p>
          </table:table-cell>
          <table:table-cell office:value-type="float" office:value="0.006551705675214" calcext:value-type="float">
            <text:p>0,006551705675214</text:p>
          </table:table-cell>
          <table:table-cell office:value-type="float" office:value="3288.60567879677" calcext:value-type="float">
            <text:p>3288,605678796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66" calcext:value-type="float">
            <text:p>66</text:p>
          </table:table-cell>
          <table:table-cell office:value-type="float" office:value="41513086.3280674" calcext:value-type="float">
            <text:p>41513086,33</text:p>
          </table:table-cell>
          <table:table-cell office:value-type="string" calcext:value-type="string">
            <text:p>Feasible</text:p>
          </table:table-cell>
          <table:table-cell office:value-type="float" office:value="0.014826692776505" calcext:value-type="float">
            <text:p>0,014826692776505</text:p>
          </table:table-cell>
          <table:table-cell office:value-type="float" office:value="3288.82416200638" calcext:value-type="float">
            <text:p>3288,824162006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72" calcext:value-type="float">
            <text:p>72</text:p>
          </table:table-cell>
          <table:table-cell office:value-type="float" office:value="40643013.735384" calcext:value-type="float">
            <text:p>40643013,74</text:p>
          </table:table-cell>
          <table:table-cell office:value-type="string" calcext:value-type="string">
            <text:p>Feasible</text:p>
          </table:table-cell>
          <table:table-cell office:value-type="float" office:value="0.006348051626372" calcext:value-type="float">
            <text:p>0,006348051626372</text:p>
          </table:table-cell>
          <table:table-cell office:value-type="float" office:value="3285.49591684341" calcext:value-type="float">
            <text:p>3285,49591684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string" calcext:value-type="string">
            <text:p>commune</text:p>
          </table:table-cell>
          <table:table-cell office:value-type="float" office:value="78" calcext:value-type="float">
            <text:p>78</text:p>
          </table:table-cell>
          <table:table-cell office:value-type="float" office:value="38834404.4847661" calcext:value-type="float">
            <text:p>38834404,48</text:p>
          </table:table-cell>
          <table:table-cell office:value-type="string" calcext:value-type="string">
            <text:p>Feasible</text:p>
          </table:table-cell>
          <table:table-cell office:value-type="float" office:value="0.004976434523805" calcext:value-type="float">
            <text:p>0,004976434523805</text:p>
          </table:table-cell>
          <table:table-cell office:value-type="float" office:value="3289.35998892784" calcext:value-type="float">
            <text:p>3289,35998892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246" calcext:value-type="float">
            <text:p>246</text:p>
          </table:table-cell>
          <table:table-cell office:value-type="float" office:value="39667481.0471649" calcext:value-type="float">
            <text:p>39667481,05</text:p>
          </table:table-cell>
          <table:table-cell table:style-name="ce9" office:value-type="string" calcext:value-type="string">
            <text:p>Feasible</text:p>
          </table:table-cell>
          <table:table-cell office:value-type="float" office:value="0.000172744208899" calcext:value-type="float">
            <text:p>0,000172744208899</text:p>
          </table:table-cell>
          <table:table-cell table:style-name="ce9"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36520591.410118" calcext:value-type="float">
            <text:p>36520591,41</text:p>
          </table:table-cell>
          <table:table-cell office:value-type="string" calcext:value-type="string">
            <text:p>Optimal</text:p>
          </table:table-cell>
          <table:table-cell office:value-type="float" office:value="0.000097360715724" calcext:value-type="float">
            <text:p>0,000097360715724</text:p>
          </table:table-cell>
          <table:table-cell office:value-type="float" office:value="2184.68094992638" calcext:value-type="float">
            <text:p>2184,680949926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16" calcext:value-type="float">
            <text:p>316</text:p>
          </table:table-cell>
          <table:table-cell office:value-type="float" office:value="31353769.2945639" calcext:value-type="float">
            <text:p>31353769,29</text:p>
          </table:table-cell>
          <table:table-cell office:value-type="string" calcext:value-type="string">
            <text:p>Optimal</text:p>
          </table:table-cell>
          <table:table-cell office:value-type="float" office:value="0.000099424486618" calcext:value-type="float">
            <text:p>0,000099424486618</text:p>
          </table:table-cell>
          <table:table-cell office:value-type="float" office:value="2032.29182219505" calcext:value-type="float">
            <text:p>2032,2918221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52" calcext:value-type="float">
            <text:p>352</text:p>
          </table:table-cell>
          <table:table-cell office:value-type="float" office:value="27245686.0388513" calcext:value-type="float">
            <text:p>27245686,04</text:p>
          </table:table-cell>
          <table:table-cell office:value-type="string" calcext:value-type="string">
            <text:p>Optimal</text:p>
          </table:table-cell>
          <table:table-cell office:value-type="float" office:value="0.000082263133492" calcext:value-type="float">
            <text:p>0,000082263133492</text:p>
          </table:table-cell>
          <table:table-cell office:value-type="float" office:value="1807.33020210266" calcext:value-type="float">
            <text:p>1807,33020210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387" calcext:value-type="float">
            <text:p>387</text:p>
          </table:table-cell>
          <table:table-cell office:value-type="float" office:value="26537297.9696326" calcext:value-type="float">
            <text:p>26537297,97</text:p>
          </table:table-cell>
          <table:table-cell office:value-type="string" calcext:value-type="string">
            <text:p>Optimal</text:p>
          </table:table-cell>
          <table:table-cell office:value-type="float" office:value="0.000096969108119" calcext:value-type="float">
            <text:p>0,000096969108119</text:p>
          </table:table-cell>
          <table:table-cell office:value-type="float" office:value="931.339228153229" calcext:value-type="float">
            <text:p>931,3392281532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float" office:value="25975686.4862816" calcext:value-type="float">
            <text:p>25975686,49</text:p>
          </table:table-cell>
          <table:table-cell office:value-type="string" calcext:value-type="string">
            <text:p>Optimal</text:p>
          </table:table-cell>
          <table:table-cell office:value-type="float" office:value="0.000099752999201" calcext:value-type="float">
            <text:p>0,000099752999201</text:p>
          </table:table-cell>
          <table:table-cell office:value-type="float" office:value="1362.9801158905" calcext:value-type="float">
            <text:p>1362,98011589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null</text:p>
          </table:table-cell>
          <table:table-cell office:value-type="float" office:value="457" calcext:value-type="float">
            <text:p>457</text:p>
          </table:table-cell>
          <table:table-cell office:value-type="float" office:value="25517981.0713459" calcext:value-type="float">
            <text:p>25517981,07</text:p>
          </table:table-cell>
          <table:table-cell office:value-type="string" calcext:value-type="string">
            <text:p>Optimal</text:p>
          </table:table-cell>
          <table:table-cell office:value-type="float" office:value="0.00009109414253" calcext:value-type="float">
            <text:p>0,00009109414253</text:p>
          </table:table-cell>
          <table:table-cell office:value-type="float" office:value="417.554728984833" calcext:value-type="float">
            <text:p>417,5547289848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246" calcext:value-type="float">
            <text:p>246</text:p>
          </table:table-cell>
          <table:table-cell office:value-type="float" office:value="40682774.1102763" calcext:value-type="float">
            <text:p>40682774,11</text:p>
          </table:table-cell>
          <table:table-cell office:value-type="string" calcext:value-type="string">
            <text:p>Feasible</text:p>
          </table:table-cell>
          <table:table-cell office:value-type="float" office:value="0.000140974963697" calcext:value-type="float">
            <text:p>0,000140974963697</text:p>
          </table:table-cell>
          <table:table-cell office:value-type="float" office:value="3302.311439991" calcext:value-type="float">
            <text:p>3302,3114399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281" calcext:value-type="float">
            <text:p>281</text:p>
          </table:table-cell>
          <table:table-cell office:value-type="float" office:value="36935791.9764897" calcext:value-type="float">
            <text:p>36935791,98</text:p>
          </table:table-cell>
          <table:table-cell office:value-type="string" calcext:value-type="string">
            <text:p>Optimal</text:p>
          </table:table-cell>
          <table:table-cell office:value-type="float" office:value="0.000099911774793" calcext:value-type="float">
            <text:p>0,000099911774793</text:p>
          </table:table-cell>
          <table:table-cell office:value-type="float" office:value="1817.19595503807" calcext:value-type="float">
            <text:p>1817,19595503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316" calcext:value-type="float">
            <text:p>316</text:p>
          </table:table-cell>
          <table:table-cell office:value-type="float" office:value="31571339.9714529" calcext:value-type="float">
            <text:p>31571339,97</text:p>
          </table:table-cell>
          <table:table-cell office:value-type="string" calcext:value-type="string">
            <text:p>Optimal</text:p>
          </table:table-cell>
          <table:table-cell office:value-type="float" office:value="0.000099207652978" calcext:value-type="float">
            <text:p>0,000099207652978</text:p>
          </table:table-cell>
          <table:table-cell office:value-type="float" office:value="2665.0556268692" calcext:value-type="float">
            <text:p>2665,05562686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352" calcext:value-type="float">
            <text:p>352</text:p>
          </table:table-cell>
          <table:table-cell office:value-type="float" office:value="27271261.5516691" calcext:value-type="float">
            <text:p>27271261,55</text:p>
          </table:table-cell>
          <table:table-cell office:value-type="string" calcext:value-type="string">
            <text:p>Optimal</text:p>
          </table:table-cell>
          <table:table-cell office:value-type="float" office:value="0.000097394302814" calcext:value-type="float">
            <text:p>0,000097394302814</text:p>
          </table:table-cell>
          <table:table-cell office:value-type="float" office:value="1733.28811693192" calcext:value-type="float">
            <text:p>1733,288116931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387" calcext:value-type="float">
            <text:p>387</text:p>
          </table:table-cell>
          <table:table-cell office:value-type="float" office:value="26537598.9471521" calcext:value-type="float">
            <text:p>26537598,95</text:p>
          </table:table-cell>
          <table:table-cell office:value-type="string" calcext:value-type="string">
            <text:p>Optimal</text:p>
          </table:table-cell>
          <table:table-cell office:value-type="float" office:value="0.000079492187728" calcext:value-type="float">
            <text:p>0,000079492187728</text:p>
          </table:table-cell>
          <table:table-cell office:value-type="float" office:value="866.288951873779" calcext:value-type="float">
            <text:p>866,2889518737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422" calcext:value-type="float">
            <text:p>422</text:p>
          </table:table-cell>
          <table:table-cell office:value-type="float" office:value="25975894.0200712" calcext:value-type="float">
            <text:p>25975894,02</text:p>
          </table:table-cell>
          <table:table-cell office:value-type="string" calcext:value-type="string">
            <text:p>Optimal</text:p>
          </table:table-cell>
          <table:table-cell office:value-type="float" office:value="0.000099693535665" calcext:value-type="float">
            <text:p>0,000099693535665</text:p>
          </table:table-cell>
          <table:table-cell office:value-type="float" office:value="1474.97752189636" calcext:value-type="float">
            <text:p>1474,97752189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arrond</text:p>
          </table:table-cell>
          <table:table-cell office:value-type="float" office:value="457" calcext:value-type="float">
            <text:p>457</text:p>
          </table:table-cell>
          <table:table-cell office:value-type="float" office:value="25517327.1211991" calcext:value-type="float">
            <text:p>25517327,12</text:p>
          </table:table-cell>
          <table:table-cell office:value-type="string" calcext:value-type="string">
            <text:p>Optimal</text:p>
          </table:table-cell>
          <table:table-cell office:value-type="float" office:value="0.000000270367405" calcext:value-type="float">
            <text:p>0,000000270367405</text:p>
          </table:table-cell>
          <table:table-cell office:value-type="float" office:value="1070.34767913818" calcext:value-type="float">
            <text:p>1070,34767913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246" calcext:value-type="float">
            <text:p>246</text:p>
          </table:table-cell>
          <table:table-cell office:value-type="float" office:value="39428622.6819825" calcext:value-type="float">
            <text:p>39428622,68</text:p>
          </table:table-cell>
          <table:table-cell office:value-type="string" calcext:value-type="string">
            <text:p>Optimal</text:p>
          </table:table-cell>
          <table:table-cell office:value-type="float" office:value="0.00004842705484" calcext:value-type="float">
            <text:p>0,00004842705484</text:p>
          </table:table-cell>
          <table:table-cell office:value-type="float" office:value="1569.67688798904" calcext:value-type="float">
            <text:p>1569,676887989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281" calcext:value-type="float">
            <text:p>281</text:p>
          </table:table-cell>
          <table:table-cell office:value-type="float" office:value="35248472.9834919" calcext:value-type="float">
            <text:p>35248472,98</text:p>
          </table:table-cell>
          <table:table-cell office:value-type="string" calcext:value-type="string">
            <text:p>Feasible</text:p>
          </table:table-cell>
          <table:table-cell office:value-type="float" office:value="0.000130121498682" calcext:value-type="float">
            <text:p>0,000130121498682</text:p>
          </table:table-cell>
          <table:table-cell office:value-type="float" office:value="3373.61187505722" calcext:value-type="float">
            <text:p>3373,611875057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316" calcext:value-type="float">
            <text:p>316</text:p>
          </table:table-cell>
          <table:table-cell office:value-type="float" office:value="31387796.9396243" calcext:value-type="float">
            <text:p>31387796,94</text:p>
          </table:table-cell>
          <table:table-cell office:value-type="string" calcext:value-type="string">
            <text:p>Optimal</text:p>
          </table:table-cell>
          <table:table-cell office:value-type="float" office:value="0.000099922883336" calcext:value-type="float">
            <text:p>0,000099922883336</text:p>
          </table:table-cell>
          <table:table-cell office:value-type="float" office:value="2743.92614507675" calcext:value-type="float">
            <text:p>2743,926145076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352" calcext:value-type="float">
            <text:p>352</text:p>
          </table:table-cell>
          <table:table-cell office:value-type="float" office:value="27271087.6909999" calcext:value-type="float">
            <text:p>27271087,69</text:p>
          </table:table-cell>
          <table:table-cell office:value-type="string" calcext:value-type="string">
            <text:p>Optimal</text:p>
          </table:table-cell>
          <table:table-cell office:value-type="float" office:value="0.000086358040875" calcext:value-type="float">
            <text:p>0,000086358040875</text:p>
          </table:table-cell>
          <table:table-cell office:value-type="float" office:value="1405.97416400909" calcext:value-type="float">
            <text:p>1405,9741640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387" calcext:value-type="float">
            <text:p>387</text:p>
          </table:table-cell>
          <table:table-cell office:value-type="float" office:value="26537306.1004605" calcext:value-type="float">
            <text:p>26537306,10</text:p>
          </table:table-cell>
          <table:table-cell office:value-type="string" calcext:value-type="string">
            <text:p>Optimal</text:p>
          </table:table-cell>
          <table:table-cell office:value-type="float" office:value="0.000093872765586" calcext:value-type="float">
            <text:p>0,000093872765586</text:p>
          </table:table-cell>
          <table:table-cell office:value-type="float" office:value="1002.68835401535" calcext:value-type="float">
            <text:p>1002,688354015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422" calcext:value-type="float">
            <text:p>422</text:p>
          </table:table-cell>
          <table:table-cell office:value-type="float" office:value="25975686.4862818" calcext:value-type="float">
            <text:p>25975686,49</text:p>
          </table:table-cell>
          <table:table-cell office:value-type="string" calcext:value-type="string">
            <text:p>Optimal</text:p>
          </table:table-cell>
          <table:table-cell office:value-type="float" office:value="0.00009888263905" calcext:value-type="float">
            <text:p>0,00009888263905</text:p>
          </table:table-cell>
          <table:table-cell office:value-type="float" office:value="1450.20058012009" calcext:value-type="float">
            <text:p>1450,200580120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PCI</text:p>
          </table:table-cell>
          <table:table-cell office:value-type="float" office:value="457" calcext:value-type="float">
            <text:p>457</text:p>
          </table:table-cell>
          <table:table-cell office:value-type="float" office:value="25517914.7147414" calcext:value-type="float">
            <text:p>25517914,71</text:p>
          </table:table-cell>
          <table:table-cell office:value-type="string" calcext:value-type="string">
            <text:p>Optimal</text:p>
          </table:table-cell>
          <table:table-cell office:value-type="float" office:value="0.000070367024017" calcext:value-type="float">
            <text:p>0,000070367024017</text:p>
          </table:table-cell>
          <table:table-cell office:value-type="float" office:value="967.714418172836" calcext:value-type="float">
            <text:p>967,7144181728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246" calcext:value-type="float">
            <text:p>246</text:p>
          </table:table-cell>
          <table:table-cell office:value-type="float" office:value="39720187.8460729" calcext:value-type="float">
            <text:p>39720187,85</text:p>
          </table:table-cell>
          <table:table-cell office:value-type="string" calcext:value-type="string">
            <text:p>Optimal</text:p>
          </table:table-cell>
          <table:table-cell office:value-type="float" office:value="0.000091124629587" calcext:value-type="float">
            <text:p>0,000091124629587</text:p>
          </table:table-cell>
          <table:table-cell office:value-type="float" office:value="1973.29864215851" calcext:value-type="float">
            <text:p>1973,298642158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281" calcext:value-type="float">
            <text:p>281</text:p>
          </table:table-cell>
          <table:table-cell office:value-type="float" office:value="34347047.2243373" calcext:value-type="float">
            <text:p>34347047,22</text:p>
          </table:table-cell>
          <table:table-cell office:value-type="string" calcext:value-type="string">
            <text:p>Optimal</text:p>
          </table:table-cell>
          <table:table-cell office:value-type="float" office:value="0.00009378682978" calcext:value-type="float">
            <text:p>0,00009378682978</text:p>
          </table:table-cell>
          <table:table-cell office:value-type="float" office:value="527.232881069183" calcext:value-type="float">
            <text:p>527,2328810691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316" calcext:value-type="float">
            <text:p>316</text:p>
          </table:table-cell>
          <table:table-cell office:value-type="float" office:value="30296443.2335413" calcext:value-type="float">
            <text:p>30296443,23</text:p>
          </table:table-cell>
          <table:table-cell office:value-type="string" calcext:value-type="string">
            <text:p>Optimal</text:p>
          </table:table-cell>
          <table:table-cell office:value-type="float" office:value="0.000060730724936" calcext:value-type="float">
            <text:p>0,000060730724936</text:p>
          </table:table-cell>
          <table:table-cell office:value-type="float" office:value="1502.82074093819" calcext:value-type="float">
            <text:p>1502,820740938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352" calcext:value-type="float">
            <text:p>352</text:p>
          </table:table-cell>
          <table:table-cell office:value-type="float" office:value="27992965.7271354" calcext:value-type="float">
            <text:p>27992965,73</text:p>
          </table:table-cell>
          <table:table-cell office:value-type="string" calcext:value-type="string">
            <text:p>Optimal</text:p>
          </table:table-cell>
          <table:table-cell office:value-type="float" office:value="0.000099523798949" calcext:value-type="float">
            <text:p>0,000099523798949</text:p>
          </table:table-cell>
          <table:table-cell office:value-type="float" office:value="749.015474081039" calcext:value-type="float">
            <text:p>749,0154740810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387" calcext:value-type="float">
            <text:p>387</text:p>
          </table:table-cell>
          <table:table-cell office:value-type="float" office:value="27053799.9742615" calcext:value-type="float">
            <text:p>27053799,97</text:p>
          </table:table-cell>
          <table:table-cell office:value-type="string" calcext:value-type="string">
            <text:p>Optimal</text:p>
          </table:table-cell>
          <table:table-cell office:value-type="float" office:value="0.000099499338432" calcext:value-type="float">
            <text:p>0,000099499338432</text:p>
          </table:table-cell>
          <table:table-cell office:value-type="float" office:value="1420.91315293312" calcext:value-type="float">
            <text:p>1420,913152933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422" calcext:value-type="float">
            <text:p>422</text:p>
          </table:table-cell>
          <table:table-cell office:value-type="float" office:value="26324801.8791376" calcext:value-type="float">
            <text:p>26324801,88</text:p>
          </table:table-cell>
          <table:table-cell office:value-type="string" calcext:value-type="string">
            <text:p>Optimal</text:p>
          </table:table-cell>
          <table:table-cell office:value-type="float" office:value="0.000094996340157" calcext:value-type="float">
            <text:p>0,000094996340157</text:p>
          </table:table-cell>
          <table:table-cell office:value-type="float" office:value="1233.02197003365" calcext:value-type="float">
            <text:p>1233,02197003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anton</text:p>
          </table:table-cell>
          <table:table-cell office:value-type="float" office:value="457" calcext:value-type="float">
            <text:p>457</text:p>
          </table:table-cell>
          <table:table-cell office:value-type="float" office:value="25760763.34678" calcext:value-type="float">
            <text:p>25760763,35</text:p>
          </table:table-cell>
          <table:table-cell office:value-type="string" calcext:value-type="string">
            <text:p>Optimal</text:p>
          </table:table-cell>
          <table:table-cell office:value-type="float" office:value="0.000092566829761" calcext:value-type="float">
            <text:p>0,000092566829761</text:p>
          </table:table-cell>
          <table:table-cell office:value-type="float" office:value="375.65527009964" calcext:value-type="float">
            <text:p>375,655270099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246" calcext:value-type="float">
            <text:p>246</text:p>
          </table:table-cell>
          <table:table-cell office:value-type="float" office:value="50791443.9014358" calcext:value-type="float">
            <text:p>50791443,90</text:p>
          </table:table-cell>
          <table:table-cell office:value-type="string" calcext:value-type="string">
            <text:p>Optimal</text:p>
          </table:table-cell>
          <table:table-cell office:value-type="float" office:value="0.000056996247801" calcext:value-type="float">
            <text:p>0,000056996247801</text:p>
          </table:table-cell>
          <table:table-cell office:value-type="float" office:value="571.494005918503" calcext:value-type="float">
            <text:p>571,4940059185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281" calcext:value-type="float">
            <text:p>281</text:p>
          </table:table-cell>
          <table:table-cell office:value-type="float" office:value="41837316.903944" calcext:value-type="float">
            <text:p>41837316,90</text:p>
          </table:table-cell>
          <table:table-cell office:value-type="string" calcext:value-type="string">
            <text:p>Optimal</text:p>
          </table:table-cell>
          <table:table-cell office:value-type="float" office:value="0.000093017839097" calcext:value-type="float">
            <text:p>0,000093017839097</text:p>
          </table:table-cell>
          <table:table-cell office:value-type="float" office:value="323.127520084381" calcext:value-type="float">
            <text:p>323,1275200843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316" calcext:value-type="float">
            <text:p>316</text:p>
          </table:table-cell>
          <table:table-cell office:value-type="float" office:value="38088132.8298981" calcext:value-type="float">
            <text:p>38088132,83</text:p>
          </table:table-cell>
          <table:table-cell office:value-type="string" calcext:value-type="string">
            <text:p>Optimal</text:p>
          </table:table-cell>
          <table:table-cell office:value-type="float" office:value="0.00004337535251" calcext:value-type="float">
            <text:p>0,00004337535251</text:p>
          </table:table-cell>
          <table:table-cell office:value-type="float" office:value="721.305217981339" calcext:value-type="float">
            <text:p>721,3052179813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352" calcext:value-type="float">
            <text:p>352</text:p>
          </table:table-cell>
          <table:table-cell office:value-type="float" office:value="36268788.269037" calcext:value-type="float">
            <text:p>36268788,27</text:p>
          </table:table-cell>
          <table:table-cell office:value-type="string" calcext:value-type="string">
            <text:p>Optimal</text:p>
          </table:table-cell>
          <table:table-cell office:value-type="float" office:value="0.000013699447653" calcext:value-type="float">
            <text:p>0,000013699447653</text:p>
          </table:table-cell>
          <table:table-cell office:value-type="float" office:value="943.741905927658" calcext:value-type="float">
            <text:p>943,7419059276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387" calcext:value-type="float">
            <text:p>387</text:p>
          </table:table-cell>
          <table:table-cell office:value-type="float" office:value="35895870.9245678" calcext:value-type="float">
            <text:p>35895870,92</text:p>
          </table:table-cell>
          <table:table-cell office:value-type="string" calcext:value-type="string">
            <text:p>Optimal</text:p>
          </table:table-cell>
          <table:table-cell office:value-type="float" office:value="0.000057606128734" calcext:value-type="float">
            <text:p>0,000057606128734</text:p>
          </table:table-cell>
          <table:table-cell office:value-type="float" office:value="780.809258937836" calcext:value-type="float">
            <text:p>780,8092589378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422" calcext:value-type="float">
            <text:p>422</text:p>
          </table:table-cell>
          <table:table-cell office:value-type="float" office:value="35612428.0970513" calcext:value-type="float">
            <text:p>35612428,10</text:p>
          </table:table-cell>
          <table:table-cell office:value-type="string" calcext:value-type="string">
            <text:p>Optimal</text:p>
          </table:table-cell>
          <table:table-cell office:value-type="float" office:value="0.000087219425779" calcext:value-type="float">
            <text:p>0,000087219425779</text:p>
          </table:table-cell>
          <table:table-cell office:value-type="float" office:value="350.42741894722" calcext:value-type="float">
            <text:p>350,427418947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commune</text:p>
          </table:table-cell>
          <table:table-cell office:value-type="float" office:value="457" calcext:value-type="float">
            <text:p>457</text:p>
          </table:table-cell>
          <table:table-cell office:value-type="float" office:value="35402160.2728106" calcext:value-type="float">
            <text:p>35402160,27</text:p>
          </table:table-cell>
          <table:table-cell office:value-type="string" calcext:value-type="string">
            <text:p>Optimal</text:p>
          </table:table-cell>
          <table:table-cell office:value-type="float" office:value="0.000066545209807" calcext:value-type="float">
            <text:p>0,000066545209807</text:p>
          </table:table-cell>
          <table:table-cell office:value-type="float" office:value="431.343123912811" calcext:value-type="float">
            <text:p>431,3431239128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476" calcext:value-type="float">
            <text:p>476</text:p>
          </table:table-cell>
          <table:table-cell office:value-type="float" office:value="77586186.5533859" calcext:value-type="float">
            <text:p>77586186,55</text:p>
          </table:table-cell>
          <table:table-cell office:value-type="string" calcext:value-type="string">
            <text:p>Optimal</text:p>
          </table:table-cell>
          <table:table-cell office:value-type="float" office:value="0.000099783770055" calcext:value-type="float">
            <text:p>0,000099783770055</text:p>
          </table:table-cell>
          <table:table-cell office:value-type="float" office:value="1106.59789609909" calcext:value-type="float">
            <text:p>1106,59789609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544" calcext:value-type="float">
            <text:p>544</text:p>
          </table:table-cell>
          <table:table-cell office:value-type="float" office:value="76685115.1666766" calcext:value-type="float">
            <text:p>76685115,17</text:p>
          </table:table-cell>
          <table:table-cell office:value-type="string" calcext:value-type="string">
            <text:p>Optimal</text:p>
          </table:table-cell>
          <table:table-cell office:value-type="float" office:value="0.000059181654341" calcext:value-type="float">
            <text:p>0,000059181654341</text:p>
          </table:table-cell>
          <table:table-cell office:value-type="float" office:value="629.444697856903" calcext:value-type="float">
            <text:p>629,4446978569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612" calcext:value-type="float">
            <text:p>612</text:p>
          </table:table-cell>
          <table:table-cell office:value-type="float" office:value="76065352.9928549" calcext:value-type="float">
            <text:p>76065352,99</text:p>
          </table:table-cell>
          <table:table-cell office:value-type="string" calcext:value-type="string">
            <text:p>Optimal</text:p>
          </table:table-cell>
          <table:table-cell office:value-type="float" office:value="0.000051759963203" calcext:value-type="float">
            <text:p>0,000051759963203</text:p>
          </table:table-cell>
          <table:table-cell office:value-type="float" office:value="429.617215156555" calcext:value-type="float">
            <text:p>429,6172151565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681" calcext:value-type="float">
            <text:p>681</text:p>
          </table:table-cell>
          <table:table-cell office:value-type="float" office:value="75658244.6615212" calcext:value-type="float">
            <text:p>75658244,66</text:p>
          </table:table-cell>
          <table:table-cell office:value-type="string" calcext:value-type="string">
            <text:p>Optimal</text:p>
          </table:table-cell>
          <table:table-cell office:value-type="float" office:value="0.000022103155168" calcext:value-type="float">
            <text:p>0,000022103155168</text:p>
          </table:table-cell>
          <table:table-cell office:value-type="float" office:value="334.803302049637" calcext:value-type="float">
            <text:p>334,8033020496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749" calcext:value-type="float">
            <text:p>749</text:p>
          </table:table-cell>
          <table:table-cell office:value-type="float" office:value="75389646.1420871" calcext:value-type="float">
            <text:p>75389646,14</text:p>
          </table:table-cell>
          <table:table-cell office:value-type="string" calcext:value-type="string">
            <text:p>Optimal</text:p>
          </table:table-cell>
          <table:table-cell office:value-type="float" office:value="0.000025471350868" calcext:value-type="float">
            <text:p>0,000025471350868</text:p>
          </table:table-cell>
          <table:table-cell office:value-type="float" office:value="406.126991033554" calcext:value-type="float">
            <text:p>406,1269910335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817" calcext:value-type="float">
            <text:p>817</text:p>
          </table:table-cell>
          <table:table-cell office:value-type="float" office:value="75223538.0608871" calcext:value-type="float">
            <text:p>75223538,06</text:p>
          </table:table-cell>
          <table:table-cell office:value-type="string" calcext:value-type="string">
            <text:p>Optimal</text:p>
          </table:table-cell>
          <table:table-cell office:value-type="float" office:value="0.000066253619299" calcext:value-type="float">
            <text:p>0,000066253619299</text:p>
          </table:table-cell>
          <table:table-cell office:value-type="float" office:value="258.03724694252" calcext:value-type="float">
            <text:p>258,037246942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null</text:p>
          </table:table-cell>
          <table:table-cell office:value-type="float" office:value="855" calcext:value-type="float">
            <text:p>855</text:p>
          </table:table-cell>
          <table:table-cell office:value-type="float" office:value="75122716.7981765" calcext:value-type="float">
            <text:p>75122716,80</text:p>
          </table:table-cell>
          <table:table-cell office:value-type="string" calcext:value-type="string">
            <text:p>Optimal</text:p>
          </table:table-cell>
          <table:table-cell office:value-type="float" office:value="0.000041886526288" calcext:value-type="float">
            <text:p>0,000041886526288</text:p>
          </table:table-cell>
          <table:table-cell office:value-type="float" office:value="167.104943990707" calcext:value-type="float">
            <text:p>167,1049439907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476" calcext:value-type="float">
            <text:p>476</text:p>
          </table:table-cell>
          <table:table-cell office:value-type="float" office:value="77583619.7396125" calcext:value-type="float">
            <text:p>77583619,74</text:p>
          </table:table-cell>
          <table:table-cell office:value-type="string" calcext:value-type="string">
            <text:p>Optimal</text:p>
          </table:table-cell>
          <table:table-cell office:value-type="float" office:value="0.000064288404541" calcext:value-type="float">
            <text:p>0,000064288404541</text:p>
          </table:table-cell>
          <table:table-cell office:value-type="float" office:value="1045.29420590401" calcext:value-type="float">
            <text:p>1045,294205904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544" calcext:value-type="float">
            <text:p>544</text:p>
          </table:table-cell>
          <table:table-cell office:value-type="float" office:value="76686229.6814209" calcext:value-type="float">
            <text:p>76686229,68</text:p>
          </table:table-cell>
          <table:table-cell office:value-type="string" calcext:value-type="string">
            <text:p>Optimal</text:p>
          </table:table-cell>
          <table:table-cell office:value-type="float" office:value="0.000075263222825" calcext:value-type="float">
            <text:p>0,000075263222825</text:p>
          </table:table-cell>
          <table:table-cell office:value-type="float" office:value="899.170614957809" calcext:value-type="float">
            <text:p>899,1706149578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612" calcext:value-type="float">
            <text:p>612</text:p>
          </table:table-cell>
          <table:table-cell office:value-type="float" office:value="76066578.4054013" calcext:value-type="float">
            <text:p>76066578,41</text:p>
          </table:table-cell>
          <table:table-cell office:value-type="string" calcext:value-type="string">
            <text:p>Optimal</text:p>
          </table:table-cell>
          <table:table-cell office:value-type="float" office:value="0.000052347052228" calcext:value-type="float">
            <text:p>0,000052347052228</text:p>
          </table:table-cell>
          <table:table-cell office:value-type="float" office:value="839.212047815323" calcext:value-type="float">
            <text:p>839,2120478153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681" calcext:value-type="float">
            <text:p>681</text:p>
          </table:table-cell>
          <table:table-cell office:value-type="float" office:value="75658244.6615213" calcext:value-type="float">
            <text:p>75658244,66</text:p>
          </table:table-cell>
          <table:table-cell office:value-type="string" calcext:value-type="string">
            <text:p>Optimal</text:p>
          </table:table-cell>
          <table:table-cell office:value-type="float" office:value="0.000022087649333" calcext:value-type="float">
            <text:p>0,000022087649333</text:p>
          </table:table-cell>
          <table:table-cell office:value-type="float" office:value="253.963569879532" calcext:value-type="float">
            <text:p>253,9635698795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749" calcext:value-type="float">
            <text:p>749</text:p>
          </table:table-cell>
          <table:table-cell office:value-type="float" office:value="75389705.8532307" calcext:value-type="float">
            <text:p>75389705,85</text:p>
          </table:table-cell>
          <table:table-cell office:value-type="string" calcext:value-type="string">
            <text:p>Optimal</text:p>
          </table:table-cell>
          <table:table-cell office:value-type="float" office:value="0.000027049883183" calcext:value-type="float">
            <text:p>0,000027049883183</text:p>
          </table:table-cell>
          <table:table-cell office:value-type="float" office:value="421.146641016007" calcext:value-type="float">
            <text:p>421,1466410160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817" calcext:value-type="float">
            <text:p>817</text:p>
          </table:table-cell>
          <table:table-cell office:value-type="float" office:value="75225571.816153" calcext:value-type="float">
            <text:p>75225571,82</text:p>
          </table:table-cell>
          <table:table-cell office:value-type="string" calcext:value-type="string">
            <text:p>Optimal</text:p>
          </table:table-cell>
          <table:table-cell office:value-type="float" office:value="0.000092232806019" calcext:value-type="float">
            <text:p>0,000092232806019</text:p>
          </table:table-cell>
          <table:table-cell office:value-type="float" office:value="288.322588920593" calcext:value-type="float">
            <text:p>288,3225889205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arrond</text:p>
          </table:table-cell>
          <table:table-cell office:value-type="float" office:value="855" calcext:value-type="float">
            <text:p>855</text:p>
          </table:table-cell>
          <table:table-cell office:value-type="float" office:value="75122765.713626" calcext:value-type="float">
            <text:p>75122765,71</text:p>
          </table:table-cell>
          <table:table-cell office:value-type="string" calcext:value-type="string">
            <text:p>Optimal</text:p>
          </table:table-cell>
          <table:table-cell office:value-type="float" office:value="0.000046870586995" calcext:value-type="float">
            <text:p>0,000046870586995</text:p>
          </table:table-cell>
          <table:table-cell office:value-type="float" office:value="254.446610927582" calcext:value-type="float">
            <text:p>254,4466109275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476" calcext:value-type="float">
            <text:p>476</text:p>
          </table:table-cell>
          <table:table-cell office:value-type="float" office:value="77581663.9664978" calcext:value-type="float">
            <text:p>77581663,97</text:p>
          </table:table-cell>
          <table:table-cell office:value-type="string" calcext:value-type="string">
            <text:p>Optimal</text:p>
          </table:table-cell>
          <table:table-cell office:value-type="float" office:value="0.000036826172959" calcext:value-type="float">
            <text:p>0,000036826172959</text:p>
          </table:table-cell>
          <table:table-cell office:value-type="float" office:value="777.15796995163" calcext:value-type="float">
            <text:p>777,15796995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544" calcext:value-type="float">
            <text:p>544</text:p>
          </table:table-cell>
          <table:table-cell office:value-type="float" office:value="76687884.7700396" calcext:value-type="float">
            <text:p>76687884,77</text:p>
          </table:table-cell>
          <table:table-cell office:value-type="string" calcext:value-type="string">
            <text:p>Optimal</text:p>
          </table:table-cell>
          <table:table-cell office:value-type="float" office:value="0.000088218756021" calcext:value-type="float">
            <text:p>0,000088218756021</text:p>
          </table:table-cell>
          <table:table-cell office:value-type="float" office:value="839.163645029068" calcext:value-type="float">
            <text:p>839,163645029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612" calcext:value-type="float">
            <text:p>612</text:p>
          </table:table-cell>
          <table:table-cell office:value-type="float" office:value="76064741.7003939" calcext:value-type="float">
            <text:p>76064741,70</text:p>
          </table:table-cell>
          <table:table-cell office:value-type="string" calcext:value-type="string">
            <text:p>Optimal</text:p>
          </table:table-cell>
          <table:table-cell office:value-type="float" office:value="0.000041964607264" calcext:value-type="float">
            <text:p>0,000041964607264</text:p>
          </table:table-cell>
          <table:table-cell office:value-type="float" office:value="411.313290834427" calcext:value-type="float">
            <text:p>411,3132908344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681" calcext:value-type="float">
            <text:p>681</text:p>
          </table:table-cell>
          <table:table-cell office:value-type="float" office:value="75658232.1917872" calcext:value-type="float">
            <text:p>75658232,19</text:p>
          </table:table-cell>
          <table:table-cell office:value-type="string" calcext:value-type="string">
            <text:p>Optimal</text:p>
          </table:table-cell>
          <table:table-cell office:value-type="float" office:value="0.000021953135919" calcext:value-type="float">
            <text:p>0,000021953135919</text:p>
          </table:table-cell>
          <table:table-cell office:value-type="float" office:value="398.584399938583" calcext:value-type="float">
            <text:p>398,5843999385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749" calcext:value-type="float">
            <text:p>749</text:p>
          </table:table-cell>
          <table:table-cell office:value-type="float" office:value="75389788.5022954" calcext:value-type="float">
            <text:p>75389788,50</text:p>
          </table:table-cell>
          <table:table-cell office:value-type="string" calcext:value-type="string">
            <text:p>Optimal</text:p>
          </table:table-cell>
          <table:table-cell office:value-type="float" office:value="0.000027155536209" calcext:value-type="float">
            <text:p>0,000027155536209</text:p>
          </table:table-cell>
          <table:table-cell office:value-type="float" office:value="483.664156198502" calcext:value-type="float">
            <text:p>483,6641561985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817" calcext:value-type="float">
            <text:p>817</text:p>
          </table:table-cell>
          <table:table-cell office:value-type="float" office:value="75226062.237109" calcext:value-type="float">
            <text:p>75226062,24</text:p>
          </table:table-cell>
          <table:table-cell office:value-type="string" calcext:value-type="string">
            <text:p>Optimal</text:p>
          </table:table-cell>
          <table:table-cell office:value-type="float" office:value="0.000098732637618" calcext:value-type="float">
            <text:p>0,000098732637618</text:p>
          </table:table-cell>
          <table:table-cell office:value-type="float" office:value="316.03990483284" calcext:value-type="float">
            <text:p>316,039904832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EPCI</text:p>
          </table:table-cell>
          <table:table-cell office:value-type="float" office:value="855" calcext:value-type="float">
            <text:p>855</text:p>
          </table:table-cell>
          <table:table-cell office:value-type="float" office:value="75124796.5951474" calcext:value-type="float">
            <text:p>75124796,60</text:p>
          </table:table-cell>
          <table:table-cell office:value-type="string" calcext:value-type="string">
            <text:p>Optimal</text:p>
          </table:table-cell>
          <table:table-cell office:value-type="float" office:value="0.000078536562187" calcext:value-type="float">
            <text:p>0,000078536562187</text:p>
          </table:table-cell>
          <table:table-cell office:value-type="float" office:value="224.72109913826" calcext:value-type="float">
            <text:p>224,721099138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476" calcext:value-type="float">
            <text:p>476</text:p>
          </table:table-cell>
          <table:table-cell office:value-type="float" office:value="77936147.467772" calcext:value-type="float">
            <text:p>77936147,47</text:p>
          </table:table-cell>
          <table:table-cell office:value-type="string" calcext:value-type="string">
            <text:p>Optimal</text:p>
          </table:table-cell>
          <table:table-cell office:value-type="float" office:value="0.000061830799903" calcext:value-type="float">
            <text:p>0,000061830799903</text:p>
          </table:table-cell>
          <table:table-cell office:value-type="float" office:value="1277.22318100929" calcext:value-type="float">
            <text:p>1277,223181009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544" calcext:value-type="float">
            <text:p>544</text:p>
          </table:table-cell>
          <table:table-cell office:value-type="float" office:value="76894368.9198966" calcext:value-type="float">
            <text:p>76894368,92</text:p>
          </table:table-cell>
          <table:table-cell office:value-type="string" calcext:value-type="string">
            <text:p>Optimal</text:p>
          </table:table-cell>
          <table:table-cell office:value-type="float" office:value="0.000091659268918" calcext:value-type="float">
            <text:p>0,000091659268918</text:p>
          </table:table-cell>
          <table:table-cell office:value-type="float" office:value="389.893121004105" calcext:value-type="float">
            <text:p>389,893121004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612" calcext:value-type="float">
            <text:p>612</text:p>
          </table:table-cell>
          <table:table-cell office:value-type="float" office:value="76191624.0540859" calcext:value-type="float">
            <text:p>76191624,05</text:p>
          </table:table-cell>
          <table:table-cell office:value-type="string" calcext:value-type="string">
            <text:p>Optimal</text:p>
          </table:table-cell>
          <table:table-cell office:value-type="float" office:value="0.000075782264664" calcext:value-type="float">
            <text:p>0,000075782264664</text:p>
          </table:table-cell>
          <table:table-cell office:value-type="float" office:value="666.022518873215" calcext:value-type="float">
            <text:p>666,022518873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681" calcext:value-type="float">
            <text:p>681</text:p>
          </table:table-cell>
          <table:table-cell office:value-type="float" office:value="75734949.9785929" calcext:value-type="float">
            <text:p>75734949,98</text:p>
          </table:table-cell>
          <table:table-cell office:value-type="string" calcext:value-type="string">
            <text:p>Optimal</text:p>
          </table:table-cell>
          <table:table-cell office:value-type="float" office:value="0.000077173422511" calcext:value-type="float">
            <text:p>0,000077173422511</text:p>
          </table:table-cell>
          <table:table-cell office:value-type="float" office:value="406.432087898254" calcext:value-type="float">
            <text:p>406,4320878982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749" calcext:value-type="float">
            <text:p>749</text:p>
          </table:table-cell>
          <table:table-cell office:value-type="float" office:value="75439446.2886499" calcext:value-type="float">
            <text:p>75439446,29</text:p>
          </table:table-cell>
          <table:table-cell office:value-type="string" calcext:value-type="string">
            <text:p>Optimal</text:p>
          </table:table-cell>
          <table:table-cell office:value-type="float" office:value="0.000029581604348" calcext:value-type="float">
            <text:p>0,000029581604348</text:p>
          </table:table-cell>
          <table:table-cell office:value-type="float" office:value="380.746613025665" calcext:value-type="float">
            <text:p>380,7466130256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817" calcext:value-type="float">
            <text:p>817</text:p>
          </table:table-cell>
          <table:table-cell office:value-type="float" office:value="75249025.6402073" calcext:value-type="float">
            <text:p>75249025,64</text:p>
          </table:table-cell>
          <table:table-cell office:value-type="string" calcext:value-type="string">
            <text:p>Optimal</text:p>
          </table:table-cell>
          <table:table-cell office:value-type="float" office:value="0.000017636093428" calcext:value-type="float">
            <text:p>0,000017636093428</text:p>
          </table:table-cell>
          <table:table-cell office:value-type="float" office:value="368.778753042221" calcext:value-type="float">
            <text:p>368,7787530422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anton</text:p>
          </table:table-cell>
          <table:table-cell office:value-type="float" office:value="855" calcext:value-type="float">
            <text:p>855</text:p>
          </table:table-cell>
          <table:table-cell office:value-type="float" office:value="75140712.2000611" calcext:value-type="float">
            <text:p>75140712,20</text:p>
          </table:table-cell>
          <table:table-cell office:value-type="string" calcext:value-type="string">
            <text:p>Optimal</text:p>
          </table:table-cell>
          <table:table-cell office:value-type="float" office:value="0.000068644227709" calcext:value-type="float">
            <text:p>0,000068644227709</text:p>
          </table:table-cell>
          <table:table-cell office:value-type="float" office:value="234.883181095123" calcext:value-type="float">
            <text:p>234,8831810951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476" calcext:value-type="float">
            <text:p>476</text:p>
          </table:table-cell>
          <table:table-cell office:value-type="float" office:value="86473594.6268166" calcext:value-type="float">
            <text:p>86473594,63</text:p>
          </table:table-cell>
          <table:table-cell office:value-type="string" calcext:value-type="string">
            <text:p>Optimal</text:p>
          </table:table-cell>
          <table:table-cell office:value-type="float" office:value="0.000066246936131" calcext:value-type="float">
            <text:p>0,000066246936131</text:p>
          </table:table-cell>
          <table:table-cell office:value-type="float" office:value="344.655544996262" calcext:value-type="float">
            <text:p>344,6555449962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544" calcext:value-type="float">
            <text:p>544</text:p>
          </table:table-cell>
          <table:table-cell office:value-type="float" office:value="86178481.9823044" calcext:value-type="float">
            <text:p>86178481,98</text:p>
          </table:table-cell>
          <table:table-cell office:value-type="string" calcext:value-type="string">
            <text:p>Optimal</text:p>
          </table:table-cell>
          <table:table-cell office:value-type="float" office:value="0.000086982496617" calcext:value-type="float">
            <text:p>0,000086982496617</text:p>
          </table:table-cell>
          <table:table-cell office:value-type="float" office:value="407.738034009934" calcext:value-type="float">
            <text:p>407,7380340099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612" calcext:value-type="float">
            <text:p>612</text:p>
          </table:table-cell>
          <table:table-cell office:value-type="float" office:value="86049772.634319" calcext:value-type="float">
            <text:p>86049772,63</text:p>
          </table:table-cell>
          <table:table-cell office:value-type="string" calcext:value-type="string">
            <text:p>Optimal</text:p>
          </table:table-cell>
          <table:table-cell office:value-type="float" office:value="0.000096971138144" calcext:value-type="float">
            <text:p>0,000096971138144</text:p>
          </table:table-cell>
          <table:table-cell office:value-type="float" office:value="528.524393081665" calcext:value-type="float">
            <text:p>528,5243930816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681" calcext:value-type="float">
            <text:p>681</text:p>
          </table:table-cell>
          <table:table-cell office:value-type="float" office:value="86001453.5802925" calcext:value-type="float">
            <text:p>86001453,58</text:p>
          </table:table-cell>
          <table:table-cell office:value-type="string" calcext:value-type="string">
            <text:p>Optimal</text:p>
          </table:table-cell>
          <table:table-cell office:value-type="float" office:value="0.000086334484482" calcext:value-type="float">
            <text:p>0,000086334484482</text:p>
          </table:table-cell>
          <table:table-cell office:value-type="float" office:value="383.019272089005" calcext:value-type="float">
            <text:p>383,0192720890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749" calcext:value-type="float">
            <text:p>749</text:p>
          </table:table-cell>
          <table:table-cell office:value-type="float" office:value="85998732.3944552" calcext:value-type="float">
            <text:p>85998732,39</text:p>
          </table:table-cell>
          <table:table-cell office:value-type="string" calcext:value-type="string">
            <text:p>Optimal</text:p>
          </table:table-cell>
          <table:table-cell office:value-type="float" office:value="0.000086363300528" calcext:value-type="float">
            <text:p>0,000086363300528</text:p>
          </table:table-cell>
          <table:table-cell office:value-type="float" office:value="313.481973171234" calcext:value-type="float">
            <text:p>313,4819731712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817" calcext:value-type="float">
            <text:p>817</text:p>
          </table:table-cell>
          <table:table-cell office:value-type="float" office:value="85997796.5305469" calcext:value-type="float">
            <text:p>85997796,53</text:p>
          </table:table-cell>
          <table:table-cell office:value-type="string" calcext:value-type="string">
            <text:p>Optimal</text:p>
          </table:table-cell>
          <table:table-cell office:value-type="float" office:value="0.000088805233333" calcext:value-type="float">
            <text:p>0,000088805233333</text:p>
          </table:table-cell>
          <table:table-cell office:value-type="float" office:value="230.175737142563" calcext:value-type="float">
            <text:p>230,1757371425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string" calcext:value-type="string">
            <text:p>commune</text:p>
          </table:table-cell>
          <table:table-cell office:value-type="float" office:value="855" calcext:value-type="float">
            <text:p>855</text:p>
          </table:table-cell>
          <table:table-cell office:value-type="float" office:value="85997216.9104794" calcext:value-type="float">
            <text:p>85997216,91</text:p>
          </table:table-cell>
          <table:table-cell office:value-type="string" calcext:value-type="string">
            <text:p>Optimal</text:p>
          </table:table-cell>
          <table:table-cell office:value-type="float" office:value="0.00008953321898" calcext:value-type="float">
            <text:p>0,00008953321898</text:p>
          </table:table-cell>
          <table:table-cell office:value-type="float" office:value="360.909904956818" calcext:value-type="float">
            <text:p>360,909904956818</text:p>
          </table:table-cell>
          <table:table-cell table:number-columns-repeated="1016"/>
        </table:table-row>
        <table:table-row table:style-name="ro1" table:number-rows-repeated="10480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L1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" number:min-decimal-places="1" number:min-integer-digits="1"/>
    </number:number-style>
    <number:percentage-style style:name="N112">
      <number:number number:decimal-places="4" number:min-decimal-places="4" number:min-integer-digits="1"/>
      <number:text> %</number:text>
    </number:percentage-style>
    <number:percentage-style style:name="N111">
      <number:number number:decimal-places="3" number:min-decimal-places="3" number:min-integer-digits="1"/>
      <number:text> %</number:text>
    </number:percentage-style>
    <number:number-style style:name="N110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4:15:34.732133324</meta:creation-date>
    <dc:date>2024-05-22T15:02:23.687825826</dc:date>
    <meta:editing-duration>PT2H8M9S</meta:editing-duration>
    <meta:editing-cycles>15</meta:editing-cycles>
    <meta:generator>LibreOffice/7.3.7.2$Linux_X86_64 LibreOffice_project/30$Build-2</meta:generator>
    <meta:document-statistic meta:table-count="1" meta:cell-count="4296" meta:object-count="0"/>
  </office:meta>
</office:document-meta>
</file>